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8386in" svg:height="4.4091in" svg:x="2.0378in" svg:y="0.4102in">
            <draw:object draw:notify-on-update-of-ranges="'F1-score'.A3:'F1-score'.A34 'F1-score'.A3:'F1-score'.A34 'F1-score'.C2:'F1-score'.C2 'F1-score'.C3:'F1-score'.C34 'F1-score'.A3:'F1-score'.A34 'F1-score'.D2:'F1-score'.D2 'F1-score'.D3:'F1-score'.D34 'F1-score'.A3:'F1-score'.A34 'F1-score'.E2:'F1-score'.E2 'F1-score'.E3:'F1-score'.E34 'F1-score'.A3:'F1-score'.A34 'F1-score'.F2:'F1-score'.F2 'F1-score'.F3:'F1-score'.F34 'F1-score'.A3:'F1-score'.A34 'F1-score'.G2:'F1-score'.G2 'F1-score'.G3:'F1-score'.G34 'F1-score'.A3:'F1-score'.A34 'F1-score'.H2:'F1-score'.H2 'F1-score'.H3:'F1-score'.H34 'F1-score'.A3:'F1-score'.A34 'F1-score'.I2:'F1-score'.I2 'F1-score'.I3:'F1-score'.I34 'F1-score'.A3:'F1-score'.A34 'F1-score'.J2:'F1-score'.J2 'F1-score'.J3:'F1-score'.J34 'F1-score'.A3:'F1-score'.A34 'F1-score'.K2:'F1-score'.K2 'F1-score'.K3:'F1-score'.K34 'F1-score'.A3:'F1-score'.A34 'F1-score'.L2:'F1-score'.L2 'F1-score'.L3:'F1-score'.L34 'F1-score'.A3:'F1-score'.A34 'F1-score'.M2:'F1-score'.M2 'F1-score'.M3:'F1-score'.M34 'F1-score'.A3:'F1-score'.A34 'F1-score'.N2:'F1-score'.N2 'F1-score'.N3:'F1-score'.N34 'F1-score'.A3:'F1-score'.A34 'F1-score'.O2:'F1-score'.O2 'F1-score'.O3:'F1-score'.O34 'F1-score'.A3:'F1-score'.A34 'F1-score'.P2:'F1-score'.P2 'F1-score'.P3:'F1-score'.P34 'F1-score'.A3:'F1-score'.A34 'F1-score'.Q2:'F1-score'.Q2 'F1-score'.Q3:'F1-score'.Q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8248in" svg:height="4.4012in" svg:x="9.8772in" svg:y="0.3764in">
            <draw:object draw:notify-on-update-of-ranges="'f-AUC'.A3:'f-AUC'.A34 'f-AUC'.A3:'f-AUC'.A34 'f-AUC'.C2:'f-AUC'.C2 'f-AUC'.C3:'f-AUC'.C34 'f-AUC'.A3:'f-AUC'.A34 'f-AUC'.D2:'f-AUC'.D2 'f-AUC'.D3:'f-AUC'.D34 'f-AUC'.A3:'f-AUC'.A34 'f-AUC'.E2:'f-AUC'.E2 'f-AUC'.E3:'f-AUC'.E34 'f-AUC'.A3:'f-AUC'.A34 'f-AUC'.F2:'f-AUC'.F2 'f-AUC'.F3:'f-AUC'.F34 'f-AUC'.A3:'f-AUC'.A34 'f-AUC'.G2:'f-AUC'.G2 'f-AUC'.G3:'f-AUC'.G34 'f-AUC'.A3:'f-AUC'.A34 'f-AUC'.H2:'f-AUC'.H2 'f-AUC'.H3:'f-AUC'.H34 'f-AUC'.A3:'f-AUC'.A34 'f-AUC'.I2:'f-AUC'.I2 'f-AUC'.I3:'f-AUC'.I34 'f-AUC'.A3:'f-AUC'.A34 'f-AUC'.J2:'f-AUC'.J2 'f-AUC'.J3:'f-AUC'.J34 'f-AUC'.A3:'f-AUC'.A34 'f-AUC'.K2:'f-AUC'.K2 'f-AUC'.K3:'f-AUC'.K34 'f-AUC'.A3:'f-AUC'.A34 'f-AUC'.L2:'f-AUC'.L2 'f-AUC'.L3:'f-AUC'.L34 'f-AUC'.A3:'f-AUC'.A34 'f-AUC'.M2:'f-AUC'.M2 'f-AUC'.M3:'f-AUC'.M34 'f-AUC'.A3:'f-AUC'.A34 'f-AUC'.N2:'f-AUC'.N2 'f-AUC'.N3:'f-AUC'.N34 'f-AUC'.A3:'f-AUC'.A34 'f-AUC'.O2:'f-AUC'.O2 'f-AUC'.O3:'f-AUC'.O34 'f-AUC'.A3:'f-AUC'.A34 'f-AUC'.P2:'f-AUC'.P2 'f-AUC'.P3:'f-AUC'.P34 'f-AUC'.A3:'f-AUC'.A34 'f-AUC'.Q2:'f-AUC'.Q2 'f-AUC'.Q3:'f-AUC'.Q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7004in" svg:height="4.3311in" svg:x="2.0594in" svg:y="4.7252in">
            <draw:object draw:notify-on-update-of-ranges="Accuracy.A3:Accuracy.A34 Accuracy.A3:Accuracy.A34 Accuracy.C2:Accuracy.C2 Accuracy.C3:Accuracy.C34 Accuracy.A3:Accuracy.A34 Accuracy.D2:Accuracy.D2 Accuracy.D3:Accuracy.D34 Accuracy.A3:Accuracy.A34 Accuracy.E2:Accuracy.E2 Accuracy.E3:Accuracy.E34 Accuracy.A3:Accuracy.A34 Accuracy.F2:Accuracy.F2 Accuracy.F3:Accuracy.F34 Accuracy.A3:Accuracy.A34 Accuracy.G2:Accuracy.G2 Accuracy.G3:Accuracy.G34 Accuracy.A3:Accuracy.A34 Accuracy.H2:Accuracy.H2 Accuracy.H3:Accuracy.H34 Accuracy.A3:Accuracy.A34 Accuracy.I2:Accuracy.I2 Accuracy.I3:Accuracy.I34 Accuracy.A3:Accuracy.A34 Accuracy.J2:Accuracy.J2 Accuracy.J3:Accuracy.J34 Accuracy.A3:Accuracy.A34 Accuracy.K2:Accuracy.K2 Accuracy.K3:Accuracy.K34 Accuracy.A3:Accuracy.A34 Accuracy.L2:Accuracy.L2 Accuracy.L3:Accuracy.L34 Accuracy.A3:Accuracy.A34 Accuracy.M2:Accuracy.M2 Accuracy.M3:Accuracy.M34 Accuracy.A3:Accuracy.A34 Accuracy.N2:Accuracy.N2 Accuracy.N3:Accuracy.N34 Accuracy.A3:Accuracy.A34 Accuracy.O2:Accuracy.O2 Accuracy.O3:Accuracy.O34 Accuracy.A3:Accuracy.A34 Accuracy.P2:Accuracy.P2 Accuracy.P3:Accuracy.P34 Accuracy.A3:Accuracy.A34 Accuracy.Q2:Accuracy.Q2 Accuracy.Q3:Accuracy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1913in" svg:height="4.6075in" svg:x="9.5264in" svg:y="4.765in">
            <draw:object draw:notify-on-update-of-ranges="'F1-mean'.A3:'F1-mean'.A33 'F1-mean'.A3:'F1-mean'.A33 'F1-mean'.C2:'F1-mean'.C2 'F1-mean'.C3:'F1-mean'.C33 'F1-mean'.A3:'F1-mean'.A33 'F1-mean'.D2:'F1-mean'.D2 'F1-mean'.D3:'F1-mean'.D33 'F1-mean'.A3:'F1-mean'.A33 'F1-mean'.E2:'F1-mean'.E2 'F1-mean'.E3:'F1-mean'.E33 'F1-mean'.A3:'F1-mean'.A33 'F1-mean'.F2:'F1-mean'.F2 'F1-mean'.F3:'F1-mean'.F33 'F1-mean'.A3:'F1-mean'.A33 'F1-mean'.G2:'F1-mean'.G2 'F1-mean'.G3:'F1-mean'.G33 'F1-mean'.A3:'F1-mean'.A33 'F1-mean'.H2:'F1-mean'.H2 'F1-mean'.H3:'F1-mean'.H33 'F1-mean'.A3:'F1-mean'.A33 'F1-mean'.I2:'F1-mean'.I2 'F1-mean'.I3:'F1-mean'.I33 'F1-mean'.A3:'F1-mean'.A33 'F1-mean'.J2:'F1-mean'.J2 'F1-mean'.J3:'F1-mean'.J33 'F1-mean'.A3:'F1-mean'.A33 'F1-mean'.K2:'F1-mean'.K2 'F1-mean'.K3:'F1-mean'.K33 'F1-mean'.A3:'F1-mean'.A33 'F1-mean'.L2:'F1-mean'.L2 'F1-mean'.L3:'F1-mean'.L33 'F1-mean'.A3:'F1-mean'.A33 'F1-mean'.M2:'F1-mean'.M2 'F1-mean'.M3:'F1-mean'.M33 'F1-mean'.A3:'F1-mean'.A33 'F1-mean'.N2:'F1-mean'.N2 'F1-mean'.N3:'F1-mean'.N33 'F1-mean'.A3:'F1-mean'.A33 'F1-mean'.O2:'F1-mean'.O2 'F1-mean'.O3:'F1-mean'.O33 'F1-mean'.A3:'F1-mean'.A33 'F1-mean'.P2:'F1-mean'.P2 'F1-mean'.P3:'F1-mean'.P33 'F1-mean'.A3:'F1-mean'.A33 'F1-mean'.Q2:'F1-mean'.Q2 'F1-mean'.Q3:'F1-mean'.Q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F1-mean" table:style-name="ta1"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15455" calcext:value-type="float">
            <text:p>0.615455</text:p>
          </table:table-cell>
          <table:table-cell office:value-type="float" office:value="0.169987" calcext:value-type="float">
            <text:p>0.169987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0.594624" calcext:value-type="float">
            <text:p>0.594624</text:p>
          </table:table-cell>
          <table:table-cell office:value-type="float" office:value="0.606757" calcext:value-type="float">
            <text:p>0.606757</text:p>
          </table:table-cell>
          <table:table-cell office:value-type="float" office:value="0.579672" calcext:value-type="float">
            <text:p>0.579672</text:p>
          </table:table-cell>
          <table:table-cell table:style-name="Default"/>
          <table:table-cell office:value-type="float" office:value="0.238144" calcext:value-type="float">
            <text:p>0.238144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0.626216" calcext:value-type="float">
            <text:p>0.626216</text:p>
          </table:table-cell>
          <table:table-cell/>
          <table:table-cell office:value-type="float" office:value="0.098666" calcext:value-type="float">
            <text:p>0.098666</text:p>
          </table:table-cell>
          <table:table-cell office:value-type="float" office:value="0.605305" calcext:value-type="float">
            <text:p>0.605305</text:p>
          </table:table-cell>
          <table:table-cell office:value-type="float" office:value="0.607176" calcext:value-type="float">
            <text:p>0.607176</text:p>
          </table:table-cell>
          <table:table-cell office:value-type="float" office:value="0.449946" calcext:value-type="float">
            <text:p>0.449946</text:p>
          </table:table-cell>
          <table:table-cell office:value-type="float" office:value="0.616277" calcext:value-type="float">
            <text:p>0.616277</text:p>
          </table:table-cell>
          <table:table-cell office:value-type="float" office:value="0.655261" calcext:value-type="float">
            <text:p>0.655261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649886" calcext:value-type="float">
            <text:p>0.649886</text:p>
          </table:table-cell>
          <table:table-cell office:value-type="float" office:value="0.640767" calcext:value-type="float">
            <text:p>0.640767</text:p>
          </table:table-cell>
          <table:table-cell office:value-type="float" office:value="0.630625" calcext:value-type="float">
            <text:p>0.630625</text:p>
          </table:table-cell>
          <table:table-cell table:number-columns-repeated="999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621485" calcext:value-type="float">
            <text:p>0.621485</text:p>
          </table:table-cell>
          <table:table-cell office:value-type="float" office:value="0" calcext:value-type="float">
            <text:p>0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548862" calcext:value-type="float">
            <text:p>0.548862</text:p>
          </table:table-cell>
          <table:table-cell office:value-type="float" office:value="0.575875" calcext:value-type="float">
            <text:p>0.575875</text:p>
          </table:table-cell>
          <table:table-cell office:value-type="float" office:value="0.587422" calcext:value-type="float">
            <text:p>0.587422</text:p>
          </table:table-cell>
          <table:table-cell table:style-name="Default"/>
          <table:table-cell office:value-type="float" office:value="0.566087" calcext:value-type="float">
            <text:p>0.566087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2263" calcext:value-type="float">
            <text:p>0.632263</text:p>
          </table:table-cell>
          <table:table-cell/>
          <table:table-cell office:value-type="float" office:value="0.077209" calcext:value-type="float">
            <text:p>0.077209</text:p>
          </table:table-cell>
          <table:table-cell office:value-type="float" office:value="0.633129" calcext:value-type="float">
            <text:p>0.633129</text:p>
          </table:table-cell>
          <table:table-cell office:value-type="float" office:value="0.614449" calcext:value-type="float">
            <text:p>0.614449</text:p>
          </table:table-cell>
          <table:table-cell office:value-type="float" office:value="0.594255" calcext:value-type="float">
            <text:p>0.594255</text:p>
          </table:table-cell>
          <table:table-cell office:value-type="float" office:value="0.626289" calcext:value-type="float">
            <text:p>0.626289</text:p>
          </table:table-cell>
          <table:table-cell office:value-type="float" office:value="0.654942" calcext:value-type="float">
            <text:p>0.654942</text:p>
          </table:table-cell>
          <table:table-cell office:value-type="float" office:value="0.655956" calcext:value-type="float">
            <text:p>0.655956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0.651574" calcext:value-type="float">
            <text:p>0.651574</text:p>
          </table:table-cell>
          <table:table-cell office:value-type="float" office:value="0.646368" calcext:value-type="float">
            <text:p>0.646368</text:p>
          </table:table-cell>
          <table:table-cell table:number-columns-repeated="999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14759" calcext:value-type="float">
            <text:p>0.614759</text:p>
          </table:table-cell>
          <table:table-cell office:value-type="float" office:value="0.409738" calcext:value-type="float">
            <text:p>0.409738</text:p>
          </table:table-cell>
          <table:table-cell office:value-type="float" office:value="0.454631" calcext:value-type="float">
            <text:p>0.454631</text:p>
          </table:table-cell>
          <table:table-cell office:value-type="float" office:value="0.599677" calcext:value-type="float">
            <text:p>0.599677</text:p>
          </table:table-cell>
          <table:table-cell office:value-type="float" office:value="0.594704" calcext:value-type="float">
            <text:p>0.594704</text:p>
          </table:table-cell>
          <table:table-cell office:value-type="float" office:value="0.576725" calcext:value-type="float">
            <text:p>0.576725</text:p>
          </table:table-cell>
          <table:table-cell table:style-name="Default"/>
          <table:table-cell office:value-type="float" office:value="0.546049" calcext:value-type="float">
            <text:p>0.546049</text:p>
          </table:table-cell>
          <table:table-cell office:value-type="float" office:value="0.090913" calcext:value-type="float">
            <text:p>0.090913</text:p>
          </table:table-cell>
          <table:table-cell office:value-type="float" office:value="0.55152" calcext:value-type="float">
            <text:p>0.55152</text:p>
          </table:table-cell>
          <table:table-cell office:value-type="float" office:value="0.629071" calcext:value-type="float">
            <text:p>0.629071</text:p>
          </table:table-cell>
          <table:table-cell/>
          <table:table-cell office:value-type="float" office:value="0.002639" calcext:value-type="float">
            <text:p>0.002639</text:p>
          </table:table-cell>
          <table:table-cell office:value-type="float" office:value="0.633204" calcext:value-type="float">
            <text:p>0.633204</text:p>
          </table:table-cell>
          <table:table-cell office:value-type="float" office:value="0.635233" calcext:value-type="float">
            <text:p>0.635233</text:p>
          </table:table-cell>
          <table:table-cell office:value-type="float" office:value="0.619664" calcext:value-type="float">
            <text:p>0.619664</text:p>
          </table:table-cell>
          <table:table-cell office:value-type="float" office:value="0.606969" calcext:value-type="float">
            <text:p>0.606969</text:p>
          </table:table-cell>
          <table:table-cell office:value-type="float" office:value="0.683318" calcext:value-type="float">
            <text:p>0.683318</text:p>
          </table:table-cell>
          <table:table-cell office:value-type="float" office:value="0.672801" calcext:value-type="float">
            <text:p>0.672801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668655" calcext:value-type="float">
            <text:p>0.668655</text:p>
          </table:table-cell>
          <table:table-cell table:number-columns-repeated="1000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9463" calcext:value-type="float">
            <text:p>0.59463</text:p>
          </table:table-cell>
          <table:table-cell office:value-type="float" office:value="0.334398" calcext:value-type="float">
            <text:p>0.334398</text:p>
          </table:table-cell>
          <table:table-cell office:value-type="float" office:value="0.472431" calcext:value-type="float">
            <text:p>0.472431</text:p>
          </table:table-cell>
          <table:table-cell office:value-type="float" office:value="0.587274" calcext:value-type="float">
            <text:p>0.587274</text:p>
          </table:table-cell>
          <table:table-cell office:value-type="float" office:value="0.590095" calcext:value-type="float">
            <text:p>0.590095</text:p>
          </table:table-cell>
          <table:table-cell office:value-type="float" office:value="0.571282" calcext:value-type="float">
            <text:p>0.571282</text:p>
          </table:table-cell>
          <table:table-cell table:style-name="Default"/>
          <table:table-cell office:value-type="float" office:value="0.462203" calcext:value-type="float">
            <text:p>0.462203</text:p>
          </table:table-cell>
          <table:table-cell office:value-type="float" office:value="0.053401" calcext:value-type="float">
            <text:p>0.053401</text:p>
          </table:table-cell>
          <table:table-cell office:value-type="float" office:value="0.614557" calcext:value-type="float">
            <text:p>0.614557</text:p>
          </table:table-cell>
          <table:table-cell office:value-type="float" office:value="0.632121" calcext:value-type="float">
            <text:p>0.632121</text:p>
          </table:table-cell>
          <table:table-cell/>
          <table:table-cell office:value-type="float" office:value="0.523603" calcext:value-type="float">
            <text:p>0.523603</text:p>
          </table:table-cell>
          <table:table-cell office:value-type="float" office:value="0.636454" calcext:value-type="float">
            <text:p>0.636454</text:p>
          </table:table-cell>
          <table:table-cell office:value-type="float" office:value="0.641292" calcext:value-type="float">
            <text:p>0.641292</text:p>
          </table:table-cell>
          <table:table-cell office:value-type="float" office:value="0.638123" calcext:value-type="float">
            <text:p>0.638123</text:p>
          </table:table-cell>
          <table:table-cell office:value-type="float" office:value="0.624357" calcext:value-type="float">
            <text:p>0.624357</text:p>
          </table:table-cell>
          <table:table-cell office:value-type="float" office:value="0.679598" calcext:value-type="float">
            <text:p>0.679598</text:p>
          </table:table-cell>
          <table:table-cell office:value-type="float" office:value="0.674222" calcext:value-type="float">
            <text:p>0.674222</text:p>
          </table:table-cell>
          <table:table-cell office:value-type="float" office:value="0.671067" calcext:value-type="float">
            <text:p>0.671067</text:p>
          </table:table-cell>
          <table:table-cell office:value-type="float" office:value="0.658014" calcext:value-type="float">
            <text:p>0.658014</text:p>
          </table:table-cell>
          <table:table-cell table:number-columns-repeated="1000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8657" calcext:value-type="float">
            <text:p>0.58657</text:p>
          </table:table-cell>
          <table:table-cell office:value-type="float" office:value="0.355418" calcext:value-type="float">
            <text:p>0.355418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99234" calcext:value-type="float">
            <text:p>0.499234</text:p>
          </table:table-cell>
          <table:table-cell office:value-type="float" office:value="0.557402" calcext:value-type="float">
            <text:p>0.557402</text:p>
          </table:table-cell>
          <table:table-cell office:value-type="float" office:value="0.597613" calcext:value-type="float">
            <text:p>0.597613</text:p>
          </table:table-cell>
          <table:table-cell table:style-name="Default"/>
          <table:table-cell office:value-type="float" office:value="0.557119" calcext:value-type="float">
            <text:p>0.557119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0.616405" calcext:value-type="float">
            <text:p>0.616405</text:p>
          </table:table-cell>
          <table:table-cell office:value-type="float" office:value="0.629547" calcext:value-type="float">
            <text:p>0.629547</text:p>
          </table:table-cell>
          <table:table-cell/>
          <table:table-cell office:value-type="float" office:value="0.460285" calcext:value-type="float">
            <text:p>0.460285</text:p>
          </table:table-cell>
          <table:table-cell office:value-type="float" office:value="0.629395" calcext:value-type="float">
            <text:p>0.629395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620202" calcext:value-type="float">
            <text:p>0.620202</text:p>
          </table:table-cell>
          <table:table-cell office:value-type="float" office:value="0.680187" calcext:value-type="float">
            <text:p>0.680187</text:p>
          </table:table-cell>
          <table:table-cell office:value-type="float" office:value="0.676617" calcext:value-type="float">
            <text:p>0.676617</text:p>
          </table:table-cell>
          <table:table-cell office:value-type="float" office:value="0.667541" calcext:value-type="float">
            <text:p>0.667541</text:p>
          </table:table-cell>
          <table:table-cell table:number-columns-repeated="1001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table:style-name="Default" office:value-type="float" office:value="0.252509" calcext:value-type="float">
            <text:p>0.252509</text:p>
          </table:table-cell>
          <table:table-cell office:value-type="float" office:value="0.5769" calcext:value-type="float">
            <text:p>0.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213" calcext:value-type="float">
            <text:p>0.552213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595637" calcext:value-type="float">
            <text:p>0.595637</text:p>
          </table:table-cell>
          <table:table-cell office:value-type="float" office:value="0.65748" calcext:value-type="float">
            <text:p>0.65748</text:p>
          </table:table-cell>
          <table:table-cell office:value-type="float" office:value="0.568454" calcext:value-type="float">
            <text:p>0.568454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0.616611" calcext:value-type="float">
            <text:p>0.616611</text:p>
          </table:table-cell>
          <table:table-cell office:value-type="float" office:value="0.633208" calcext:value-type="float">
            <text:p>0.633208</text:p>
          </table:table-cell>
          <table:table-cell/>
          <table:table-cell office:value-type="float" office:value="0.36163" calcext:value-type="float">
            <text:p>0.36163</text:p>
          </table:table-cell>
          <table:table-cell office:value-type="float" office:value="0.622111" calcext:value-type="float">
            <text:p>0.622111</text:p>
          </table:table-cell>
          <table:table-cell office:value-type="float" office:value="0.630002" calcext:value-type="float">
            <text:p>0.630002</text:p>
          </table:table-cell>
          <table:table-cell office:value-type="float" office:value="0.634411" calcext:value-type="float">
            <text:p>0.634411</text:p>
          </table:table-cell>
          <table:table-cell office:value-type="float" office:value="0.629662" calcext:value-type="float">
            <text:p>0.629662</text:p>
          </table:table-cell>
          <table:table-cell office:value-type="float" office:value="0.679691" calcext:value-type="float">
            <text:p>0.679691</text:p>
          </table:table-cell>
          <table:table-cell office:value-type="float" office:value="0.67343" calcext:value-type="float">
            <text:p>0.67343</text:p>
          </table:table-cell>
          <table:table-cell office:value-type="float" office:value="0.673218" calcext:value-type="float">
            <text:p>0.673218</text:p>
          </table:table-cell>
          <table:table-cell table:number-columns-repeated="1001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table:style-name="Default" office:value-type="float" office:value="0.424201" calcext:value-type="float">
            <text:p>0.424201</text:p>
          </table:table-cell>
          <table:table-cell office:value-type="float" office:value="0.616225" calcext:value-type="float">
            <text:p>0.616225</text:p>
          </table:table-cell>
          <table:table-cell office:value-type="float" office:value="0.368134" calcext:value-type="float">
            <text:p>0.368134</text:p>
          </table:table-cell>
          <table:table-cell/>
          <table:table-cell office:value-type="float" office:value="0.498449" calcext:value-type="float">
            <text:p>0.498449</text:p>
          </table:table-cell>
          <table:table-cell office:value-type="float" office:value="0.544823" calcext:value-type="float">
            <text:p>0.544823</text:p>
          </table:table-cell>
          <table:table-cell office:value-type="float" office:value="0.578244" calcext:value-type="float">
            <text:p>0.578244</text:p>
          </table:table-cell>
          <table:table-cell office:value-type="float" office:value="0.671089" calcext:value-type="float">
            <text:p>0.671089</text:p>
          </table:table-cell>
          <table:table-cell office:value-type="float" office:value="0.441823" calcext:value-type="float">
            <text:p>0.441823</text:p>
          </table:table-cell>
          <table:table-cell office:value-type="float" office:value="0.079105" calcext:value-type="float">
            <text:p>0.079105</text:p>
          </table:table-cell>
          <table:table-cell office:value-type="float" office:value="0.617538" calcext:value-type="float">
            <text:p>0.617538</text:p>
          </table:table-cell>
          <table:table-cell office:value-type="float" office:value="0.630287" calcext:value-type="float">
            <text:p>0.630287</text:p>
          </table:table-cell>
          <table:table-cell/>
          <table:table-cell office:value-type="float" office:value="0.201272" calcext:value-type="float">
            <text:p>0.201272</text:p>
          </table:table-cell>
          <table:table-cell office:value-type="float" office:value="0.625427" calcext:value-type="float">
            <text:p>0.625427</text:p>
          </table:table-cell>
          <table:table-cell office:value-type="float" office:value="0.636788" calcext:value-type="float">
            <text:p>0.636788</text:p>
          </table:table-cell>
          <table:table-cell office:value-type="float" office:value="0.634697" calcext:value-type="float">
            <text:p>0.634697</text:p>
          </table:table-cell>
          <table:table-cell office:value-type="float" office:value="0.627892" calcext:value-type="float">
            <text:p>0.627892</text:p>
          </table:table-cell>
          <table:table-cell office:value-type="float" office:value="0.680052" calcext:value-type="float">
            <text:p>0.680052</text:p>
          </table:table-cell>
          <table:table-cell office:value-type="float" office:value="0.678554" calcext:value-type="float">
            <text:p>0.678554</text:p>
          </table:table-cell>
          <table:table-cell office:value-type="float" office:value="0.667241" calcext:value-type="float">
            <text:p>0.667241</text:p>
          </table:table-cell>
          <table:table-cell table:number-columns-repeated="1001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table:style-name="Default" office:value-type="float" office:value="0.615721" calcext:value-type="float">
            <text:p>0.615721</text:p>
          </table:table-cell>
          <table:table-cell office:value-type="float" office:value="0.625098" calcext:value-type="float">
            <text:p>0.625098</text:p>
          </table:table-cell>
          <table:table-cell office:value-type="float" office:value="0.000252" calcext:value-type="float">
            <text:p>0.000252</text:p>
          </table:table-cell>
          <table:table-cell/>
          <table:table-cell office:value-type="float" office:value="0.517665" calcext:value-type="float">
            <text:p>0.517665</text:p>
          </table:table-cell>
          <table:table-cell office:value-type="float" office:value="0.56649" calcext:value-type="float">
            <text:p>0.56649</text:p>
          </table:table-cell>
          <table:table-cell office:value-type="float" office:value="0.60814" calcext:value-type="float">
            <text:p>0.60814</text:p>
          </table:table-cell>
          <table:table-cell office:value-type="float" office:value="0.697343" calcext:value-type="float">
            <text:p>0.697343</text:p>
          </table:table-cell>
          <table:table-cell office:value-type="float" office:value="0.596005" calcext:value-type="float">
            <text:p>0.596005</text:p>
          </table:table-cell>
          <table:table-cell office:value-type="float" office:value="0.079147" calcext:value-type="float">
            <text:p>0.079147</text:p>
          </table:table-cell>
          <table:table-cell office:value-type="float" office:value="0" calcext:value-type="float">
            <text:p>0</text:p>
          </table:table-cell>
          <table:table-cell office:value-type="float" office:value="0.630774" calcext:value-type="float">
            <text:p>0.630774</text:p>
          </table:table-cell>
          <table:table-cell office:value-type="float" office:value="0.676024" calcext:value-type="float">
            <text:p>0.676024</text:p>
          </table:table-cell>
          <table:table-cell office:value-type="float" office:value="0.299385" calcext:value-type="float">
            <text:p>0.299385</text:p>
          </table:table-cell>
          <table:table-cell office:value-type="float" office:value="0.606309" calcext:value-type="float">
            <text:p>0.606309</text:p>
          </table:table-cell>
          <table:table-cell office:value-type="float" office:value="0.647587" calcext:value-type="float">
            <text:p>0.647587</text:p>
          </table:table-cell>
          <table:table-cell office:value-type="float" office:value="0.620562" calcext:value-type="float">
            <text:p>0.620562</text:p>
          </table:table-cell>
          <table:table-cell/>
          <table:table-cell office:value-type="float" office:value="0.666693" calcext:value-type="float">
            <text:p>0.666693</text:p>
          </table:table-cell>
          <table:table-cell office:value-type="float" office:value="0.669562" calcext:value-type="float">
            <text:p>0.669562</text:p>
          </table:table-cell>
          <table:table-cell office:value-type="float" office:value="0.667772" calcext:value-type="float">
            <text:p>0.667772</text:p>
          </table:table-cell>
          <table:table-cell table:number-columns-repeated="1001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table:style-name="Default" office:value-type="float" office:value="0.599504" calcext:value-type="float">
            <text:p>0.599504</text:p>
          </table:table-cell>
          <table:table-cell office:value-type="float" office:value="0.60732" calcext:value-type="float">
            <text:p>0.60732</text:p>
          </table:table-cell>
          <table:table-cell office:value-type="float" office:value="0.466248" calcext:value-type="float">
            <text:p>0.466248</text:p>
          </table:table-cell>
          <table:table-cell/>
          <table:table-cell office:value-type="float" office:value="0.467092" calcext:value-type="float">
            <text:p>0.467092</text:p>
          </table:table-cell>
          <table:table-cell office:value-type="float" office:value="0.57805" calcext:value-type="float">
            <text:p>0.57805</text:p>
          </table:table-cell>
          <table:table-cell office:value-type="float" office:value="0.584394" calcext:value-type="float">
            <text:p>0.584394</text:p>
          </table:table-cell>
          <table:table-cell office:value-type="float" office:value="0.693621" calcext:value-type="float">
            <text:p>0.693621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0136" calcext:value-type="float">
            <text:p>0.630136</text:p>
          </table:table-cell>
          <table:table-cell office:value-type="float" office:value="0.688859" calcext:value-type="float">
            <text:p>0.688859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615269" calcext:value-type="float">
            <text:p>0.615269</text:p>
          </table:table-cell>
          <table:table-cell office:value-type="float" office:value="0.644676" calcext:value-type="float">
            <text:p>0.644676</text:p>
          </table:table-cell>
          <table:table-cell office:value-type="float" office:value="0.635087" calcext:value-type="float">
            <text:p>0.635087</text:p>
          </table:table-cell>
          <table:table-cell/>
          <table:table-cell office:value-type="float" office:value="0.681101" calcext:value-type="float">
            <text:p>0.681101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0.674732" calcext:value-type="float">
            <text:p>0.674732</text:p>
          </table:table-cell>
          <table:table-cell table:number-columns-repeated="1001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table:style-name="Default" office:value-type="float" office:value="0.614083" calcext:value-type="float">
            <text:p>0.614083</text:p>
          </table:table-cell>
          <table:table-cell office:value-type="float" office:value="0.590185" calcext:value-type="float">
            <text:p>0.590185</text:p>
          </table:table-cell>
          <table:table-cell table:number-columns-repeated="2"/>
          <table:table-cell office:value-type="float" office:value="0.525329" calcext:value-type="float">
            <text:p>0.525329</text:p>
          </table:table-cell>
          <table:table-cell office:value-type="float" office:value="0.549641" calcext:value-type="float">
            <text:p>0.549641</text:p>
          </table:table-cell>
          <table:table-cell office:value-type="float" office:value="0.484797" calcext:value-type="float">
            <text:p>0.484797</text:p>
          </table:table-cell>
          <table:table-cell office:value-type="float" office:value="0.677093" calcext:value-type="float">
            <text:p>0.677093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.161997" calcext:value-type="float">
            <text:p>0.161997</text:p>
          </table:table-cell>
          <table:table-cell/>
          <table:table-cell office:value-type="float" office:value="0.625015" calcext:value-type="float">
            <text:p>0.625015</text:p>
          </table:table-cell>
          <table:table-cell office:value-type="float" office:value="0.700053" calcext:value-type="float">
            <text:p>0.700053</text:p>
          </table:table-cell>
          <table:table-cell office:value-type="float" office:value="0.267845" calcext:value-type="float">
            <text:p>0.267845</text:p>
          </table:table-cell>
          <table:table-cell office:value-type="float" office:value="0.632559" calcext:value-type="float">
            <text:p>0.632559</text:p>
          </table:table-cell>
          <table:table-cell office:value-type="float" office:value="0.63559" calcext:value-type="float">
            <text:p>0.63559</text:p>
          </table:table-cell>
          <table:table-cell office:value-type="float" office:value="0.61445" calcext:value-type="float">
            <text:p>0.61445</text:p>
          </table:table-cell>
          <table:table-cell/>
          <table:table-cell office:value-type="float" office:value="0.673312" calcext:value-type="float">
            <text:p>0.673312</text:p>
          </table:table-cell>
          <table:table-cell table:number-columns-repeated="1003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27773" calcext:value-type="float">
            <text:p>0.627773</text:p>
          </table:table-cell>
          <table:table-cell table:number-columns-repeated="3"/>
          <table:table-cell office:value-type="float" office:value="0.542093" calcext:value-type="float">
            <text:p>0.542093</text:p>
          </table:table-cell>
          <table:table-cell office:value-type="float" office:value="0.584006" calcext:value-type="float">
            <text:p>0.584006</text:p>
          </table:table-cell>
          <table:table-cell table:number-columns-repeated="2"/>
          <table:table-cell office:value-type="float" office:value="0.467923" calcext:value-type="float">
            <text:p>0.467923</text:p>
          </table:table-cell>
          <table:table-cell table:number-columns-repeated="2"/>
          <table:table-cell office:value-type="float" office:value="0.627978" calcext:value-type="float">
            <text:p>0.627978</text:p>
          </table:table-cell>
          <table:table-cell office:value-type="float" office:value="0.710142" calcext:value-type="float">
            <text:p>0.710142</text:p>
          </table:table-cell>
          <table:table-cell office:value-type="float" office:value="0.421881" calcext:value-type="float">
            <text:p>0.421881</text:p>
          </table:table-cell>
          <table:table-cell office:value-type="float" office:value="0.61974" calcext:value-type="float">
            <text:p>0.61974</text:p>
          </table:table-cell>
          <table:table-cell table:number-columns-repeated="3"/>
          <table:table-cell office:value-type="float" office:value="0.669059" calcext:value-type="float">
            <text:p>0.669059</text:p>
          </table:table-cell>
          <table:table-cell table:number-columns-repeated="1003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8598" calcext:value-type="float">
            <text:p>0.588598</text:p>
          </table:table-cell>
          <table:table-cell table:number-columns-repeated="3"/>
          <table:table-cell office:value-type="float" office:value="0.506473" calcext:value-type="float">
            <text:p>0.506473</text:p>
          </table:table-cell>
          <table:table-cell office:value-type="float" office:value="0.565461" calcext:value-type="float">
            <text:p>0.565461</text:p>
          </table:table-cell>
          <table:table-cell table:number-columns-repeated="2"/>
          <table:table-cell office:value-type="float" office:value="0.384932" calcext:value-type="float">
            <text:p>0.384932</text:p>
          </table:table-cell>
          <table:table-cell table:number-columns-repeated="2"/>
          <table:table-cell office:value-type="float" office:value="0.625423" calcext:value-type="float">
            <text:p>0.625423</text:p>
          </table:table-cell>
          <table:table-cell office:value-type="float" office:value="0.734005" calcext:value-type="float">
            <text:p>0.734005</text:p>
          </table:table-cell>
          <table:table-cell/>
          <table:table-cell office:value-type="float" office:value="0.619541" calcext:value-type="float">
            <text:p>0.619541</text:p>
          </table:table-cell>
          <table:table-cell table:number-columns-repeated="3"/>
          <table:table-cell office:value-type="float" office:value="0.668013" calcext:value-type="float">
            <text:p>0.668013</text:p>
          </table:table-cell>
          <table:table-cell table:number-columns-repeated="1003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23676" calcext:value-type="float">
            <text:p>0.623676</text:p>
          </table:table-cell>
          <table:table-cell table:number-columns-repeated="4"/>
          <table:table-cell office:value-type="float" office:value="0.574442" calcext:value-type="float">
            <text:p>0.574442</text:p>
          </table:table-cell>
          <table:table-cell table:number-columns-repeated="2"/>
          <table:table-cell office:value-type="float" office:value="0.490204" calcext:value-type="float">
            <text:p>0.490204</text:p>
          </table:table-cell>
          <table:table-cell table:number-columns-repeated="2"/>
          <table:table-cell office:value-type="float" office:value="0.627412" calcext:value-type="float">
            <text:p>0.627412</text:p>
          </table:table-cell>
          <table:table-cell office:value-type="float" office:value="0.739724" calcext:value-type="float">
            <text:p>0.739724</text:p>
          </table:table-cell>
          <table:table-cell table:number-columns-repeated="5"/>
          <table:table-cell office:value-type="float" office:value="0.666977" calcext:value-type="float">
            <text:p>0.666977</text:p>
          </table:table-cell>
          <table:table-cell table:number-columns-repeated="1003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18715" calcext:value-type="float">
            <text:p>0.618715</text:p>
          </table:table-cell>
          <table:table-cell table:number-columns-repeated="4"/>
          <table:table-cell office:value-type="float" office:value="0.517233" calcext:value-type="float">
            <text:p>0.517233</text:p>
          </table:table-cell>
          <table:table-cell table:number-columns-repeated="2"/>
          <table:table-cell office:value-type="float" office:value="0.351179" calcext:value-type="float">
            <text:p>0.351179</text:p>
          </table:table-cell>
          <table:table-cell table:number-columns-repeated="2"/>
          <table:table-cell office:value-type="float" office:value="0.617208" calcext:value-type="float">
            <text:p>0.617208</text:p>
          </table:table-cell>
          <table:table-cell office:value-type="float" office:value="0.74618" calcext:value-type="float">
            <text:p>0.74618</text:p>
          </table:table-cell>
          <table:table-cell table:number-columns-repeated="1009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575074" calcext:value-type="float">
            <text:p>0.575074</text:p>
          </table:table-cell>
          <table:table-cell table:number-columns-repeated="4"/>
          <table:table-cell office:value-type="float" office:value="0.524261" calcext:value-type="float">
            <text:p>0.524261</text:p>
          </table:table-cell>
          <table:table-cell table:number-columns-repeated="2"/>
          <table:table-cell office:value-type="float" office:value="0.407288" calcext:value-type="float">
            <text:p>0.407288</text:p>
          </table:table-cell>
          <table:table-cell table:number-columns-repeated="2"/>
          <table:table-cell office:value-type="float" office:value="0.622107" calcext:value-type="float">
            <text:p>0.622107</text:p>
          </table:table-cell>
          <table:table-cell office:value-type="float" office:value="0.747182" calcext:value-type="float">
            <text:p>0.747182</text:p>
          </table:table-cell>
          <table:table-cell table:number-columns-repeated="1009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25881" calcext:value-type="float">
            <text:p>0.625881</text:p>
          </table:table-cell>
          <table:table-cell table:number-columns-repeated="4"/>
          <table:table-cell office:value-type="float" office:value="0.50224" calcext:value-type="float">
            <text:p>0.50224</text:p>
          </table:table-cell>
          <table:table-cell table:number-columns-repeated="2"/>
          <table:table-cell office:value-type="float" office:value="0.512546" calcext:value-type="float">
            <text:p>0.512546</text:p>
          </table:table-cell>
          <table:table-cell table:number-columns-repeated="2"/>
          <table:table-cell office:value-type="float" office:value="0.621609" calcext:value-type="float">
            <text:p>0.621609</text:p>
          </table:table-cell>
          <table:table-cell office:value-type="float" office:value="0.741895" calcext:value-type="float">
            <text:p>0.741895</text:p>
          </table:table-cell>
          <table:table-cell table:number-columns-repeated="1009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16452" calcext:value-type="float">
            <text:p>0.616452</text:p>
          </table:table-cell>
          <table:table-cell table:number-columns-repeated="4"/>
          <table:table-cell office:value-type="float" office:value="0.522079" calcext:value-type="float">
            <text:p>0.522079</text:p>
          </table:table-cell>
          <table:table-cell table:number-columns-repeated="5"/>
          <table:table-cell office:value-type="float" office:value="0.621367" calcext:value-type="float">
            <text:p>0.621367</text:p>
          </table:table-cell>
          <table:table-cell table:number-columns-repeated="1010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table:number-columns-repeated="11"/>
          <table:table-cell office:value-type="float" office:value="0.622418" calcext:value-type="float">
            <text:p>0.622418</text:p>
          </table:table-cell>
          <table:table-cell table:number-columns-repeated="1010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table:number-columns-repeated="11"/>
          <table:table-cell office:value-type="float" office:value="0.615361" calcext:value-type="float">
            <text:p>0.615361</text:p>
          </table:table-cell>
          <table:table-cell table:number-columns-repeated="1010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12808" calcext:value-type="float">
            <text:p>0.612808</text:p>
          </table:table-cell>
          <table:table-cell table:number-columns-repeated="1021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05587" calcext:value-type="float">
            <text:p>0.605587</text:p>
          </table:table-cell>
          <table:table-cell table:number-columns-repeated="1021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28357" calcext:value-type="float">
            <text:p>0.628357</text:p>
          </table:table-cell>
          <table:table-cell table:number-columns-repeated="1021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09488" calcext:value-type="float">
            <text:p>0.609488</text:p>
          </table:table-cell>
          <table:table-cell table:number-columns-repeated="1021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31139" calcext:value-type="float">
            <text:p>0.631139</text:p>
          </table:table-cell>
          <table:table-cell table:number-columns-repeated="1021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583061" calcext:value-type="float">
            <text:p>0.583061</text:p>
          </table:table-cell>
          <table:table-cell table:number-columns-repeated="1021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01102" calcext:value-type="float">
            <text:p>0.601102</text:p>
          </table:table-cell>
          <table:table-cell table:number-columns-repeated="1021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418" calcext:value-type="float">
            <text:p>0.560418</text:p>
          </table:table-cell>
          <table:table-cell table:number-columns-repeated="1021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04135" calcext:value-type="float">
            <text:p>0.604135</text:p>
          </table:table-cell>
          <table:table-cell table:style-name="Default" table:number-columns-repeated="1021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595163" calcext:value-type="float">
            <text:p>0.595163</text:p>
          </table:table-cell>
          <table:table-cell table:style-name="Default" table:number-columns-repeated="1021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2006" calcext:value-type="float">
            <text:p>0.62006</text:p>
          </table:table-cell>
          <table:table-cell table:style-name="Default" table:number-columns-repeated="1021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595877" calcext:value-type="float">
            <text:p>0.595877</text:p>
          </table:table-cell>
          <table:table-cell table:style-name="Default" table:number-columns-repeated="1021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06658" calcext:value-type="float">
            <text:p>0.606658</text:p>
          </table:table-cell>
          <table:table-cell table:style-name="Default" table:number-columns-repeated="1021"/>
        </table:table-row>
        <table:table-row table:style-name="ro1">
          <table:table-cell table:number-columns-repeated="2"/>
          <table:table-cell office:value-type="float" office:value="0.600725" calcext:value-type="float">
            <text:p>0.600725</text:p>
          </table:table-cell>
          <table:table-cell table:style-name="Default" table:number-columns-repeated="1021"/>
        </table:table-row>
      </table:table>
      <table:table table:name="F1-score" table:style-name="ta1"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532173" calcext:value-type="float">
            <text:p>0.532173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21622" calcext:value-type="float">
            <text:p>0.521622</text:p>
          </table:table-cell>
          <table:table-cell office:value-type="float" office:value="0.508494" calcext:value-type="float">
            <text:p>0.508494</text:p>
          </table:table-cell>
          <table:table-cell office:value-type="float" office:value="0.51735" calcext:value-type="float">
            <text:p>0.51735</text:p>
          </table:table-cell>
          <table:table-cell office:value-type="float" office:value="0.463404" calcext:value-type="float">
            <text:p>0.463404</text:p>
          </table:table-cell>
          <table:table-cell table:style-name="Default"/>
          <table:table-cell office:value-type="float" office:value="0.512177" calcext:value-type="float">
            <text:p>0.512177</text:p>
          </table:table-cell>
          <table:table-cell office:value-type="float" office:value="0.522853" calcext:value-type="float">
            <text:p>0.522853</text:p>
          </table:table-cell>
          <table:table-cell office:value-type="float" office:value="0" calcext:value-type="float">
            <text:p>0</text:p>
          </table:table-cell>
          <table:table-cell office:value-type="float" office:value="0.552248" calcext:value-type="float">
            <text:p>0.552248</text:p>
          </table:table-cell>
          <table:table-cell/>
          <table:table-cell office:value-type="float" office:value="0.521414" calcext:value-type="float">
            <text:p>0.521414</text:p>
          </table:table-cell>
          <table:table-cell office:value-type="float" office:value="0.498426" calcext:value-type="float">
            <text:p>0.498426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470639" calcext:value-type="float">
            <text:p>0.470639</text:p>
          </table:table-cell>
          <table:table-cell office:value-type="float" office:value="0.524853" calcext:value-type="float">
            <text:p>0.524853</text:p>
          </table:table-cell>
          <table:table-cell office:value-type="float" office:value="0.592558" calcext:value-type="float">
            <text:p>0.592558</text:p>
          </table:table-cell>
          <table:table-cell office:value-type="float" office:value="0.579399" calcext:value-type="float">
            <text:p>0.579399</text:p>
          </table:table-cell>
          <table:table-cell office:value-type="float" office:value="0.578771" calcext:value-type="float">
            <text:p>0.578771</text:p>
          </table:table-cell>
          <table:table-cell office:value-type="float" office:value="0.567241" calcext:value-type="float">
            <text:p>0.567241</text:p>
          </table:table-cell>
          <table:table-cell office:value-type="float" office:value="0.576102" calcext:value-type="float">
            <text:p>0.576102</text:p>
          </table:table-cell>
          <table:table-cell table:number-columns-repeated="999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533087" calcext:value-type="float">
            <text:p>0.533087</text:p>
          </table:table-cell>
          <table:table-cell office:value-type="float" office:value="0.522926" calcext:value-type="float">
            <text:p>0.522926</text:p>
          </table:table-cell>
          <table:table-cell office:value-type="float" office:value="0.522883" calcext:value-type="float">
            <text:p>0.522883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0.469244" calcext:value-type="float">
            <text:p>0.469244</text:p>
          </table:table-cell>
          <table:table-cell office:value-type="float" office:value="0.490198" calcext:value-type="float">
            <text:p>0.490198</text:p>
          </table:table-cell>
          <table:table-cell table:style-name="Default"/>
          <table:table-cell office:value-type="float" office:value="0.465371" calcext:value-type="float">
            <text:p>0.465371</text:p>
          </table:table-cell>
          <table:table-cell office:value-type="float" office:value="0.522892" calcext:value-type="float">
            <text:p>0.522892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71134" calcext:value-type="float">
            <text:p>0.571134</text:p>
          </table:table-cell>
          <table:table-cell/>
          <table:table-cell office:value-type="float" office:value="0.518326" calcext:value-type="float">
            <text:p>0.518326</text:p>
          </table:table-cell>
          <table:table-cell office:value-type="float" office:value="0.548585" calcext:value-type="float">
            <text:p>0.548585</text:p>
          </table:table-cell>
          <table:table-cell office:value-type="float" office:value="0.516798" calcext:value-type="float">
            <text:p>0.516798</text:p>
          </table:table-cell>
          <table:table-cell office:value-type="float" office:value="0.519243" calcext:value-type="float">
            <text:p>0.519243</text:p>
          </table:table-cell>
          <table:table-cell office:value-type="float" office:value="0.576314" calcext:value-type="float">
            <text:p>0.576314</text:p>
          </table:table-cell>
          <table:table-cell office:value-type="float" office:value="0.55119" calcext:value-type="float">
            <text:p>0.55119</text:p>
          </table:table-cell>
          <table:table-cell office:value-type="float" office:value="0.55482" calcext:value-type="float">
            <text:p>0.55482</text:p>
          </table:table-cell>
          <table:table-cell office:value-type="float" office:value="0.585291" calcext:value-type="float">
            <text:p>0.585291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548152" calcext:value-type="float">
            <text:p>0.548152</text:p>
          </table:table-cell>
          <table:table-cell table:number-columns-repeated="999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535775" calcext:value-type="float">
            <text:p>0.535775</text:p>
          </table:table-cell>
          <table:table-cell office:value-type="float" office:value="0.290067" calcext:value-type="float">
            <text:p>0.290067</text:p>
          </table:table-cell>
          <table:table-cell office:value-type="float" office:value="0.351707" calcext:value-type="float">
            <text:p>0.351707</text:p>
          </table:table-cell>
          <table:table-cell office:value-type="float" office:value="0.526256" calcext:value-type="float">
            <text:p>0.526256</text:p>
          </table:table-cell>
          <table:table-cell office:value-type="float" office:value="0.503636" calcext:value-type="float">
            <text:p>0.503636</text:p>
          </table:table-cell>
          <table:table-cell office:value-type="float" office:value="0.455266" calcext:value-type="float">
            <text:p>0.455266</text:p>
          </table:table-cell>
          <table:table-cell table:style-name="Default"/>
          <table:table-cell office:value-type="float" office:value="0.421424" calcext:value-type="float">
            <text:p>0.421424</text:p>
          </table:table-cell>
          <table:table-cell office:value-type="float" office:value="0.519029" calcext:value-type="float">
            <text:p>0.519029</text:p>
          </table:table-cell>
          <table:table-cell office:value-type="float" office:value="0.457648" calcext:value-type="float">
            <text:p>0.457648</text:p>
          </table:table-cell>
          <table:table-cell office:value-type="float" office:value="0.574255" calcext:value-type="float">
            <text:p>0.574255</text:p>
          </table:table-cell>
          <table:table-cell/>
          <table:table-cell office:value-type="float" office:value="0.522824" calcext:value-type="float">
            <text:p>0.522824</text:p>
          </table:table-cell>
          <table:table-cell office:value-type="float" office:value="0.557455" calcext:value-type="float">
            <text:p>0.557455</text:p>
          </table:table-cell>
          <table:table-cell office:value-type="float" office:value="0.549079" calcext:value-type="float">
            <text:p>0.549079</text:p>
          </table:table-cell>
          <table:table-cell office:value-type="float" office:value="0.531249" calcext:value-type="float">
            <text:p>0.531249</text:p>
          </table:table-cell>
          <table:table-cell office:value-type="float" office:value="0.574334" calcext:value-type="float">
            <text:p>0.574334</text:p>
          </table:table-cell>
          <table:table-cell office:value-type="float" office:value="0.60898" calcext:value-type="float">
            <text:p>0.60898</text:p>
          </table:table-cell>
          <table:table-cell office:value-type="float" office:value="0.615525" calcext:value-type="float">
            <text:p>0.615525</text:p>
          </table:table-cell>
          <table:table-cell office:value-type="float" office:value="0.609035" calcext:value-type="float">
            <text:p>0.609035</text:p>
          </table:table-cell>
          <table:table-cell office:value-type="float" office:value="0.594657" calcext:value-type="float">
            <text:p>0.594657</text:p>
          </table:table-cell>
          <table:table-cell table:number-columns-repeated="1000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29381" calcext:value-type="float">
            <text:p>0.529381</text:p>
          </table:table-cell>
          <table:table-cell office:value-type="float" office:value="0.217074" calcext:value-type="float">
            <text:p>0.217074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0.473455" calcext:value-type="float">
            <text:p>0.473455</text:p>
          </table:table-cell>
          <table:table-cell office:value-type="float" office:value="0.492658" calcext:value-type="float">
            <text:p>0.492658</text:p>
          </table:table-cell>
          <table:table-cell office:value-type="float" office:value="0.447252" calcext:value-type="float">
            <text:p>0.447252</text:p>
          </table:table-cell>
          <table:table-cell table:style-name="Default"/>
          <table:table-cell office:value-type="float" office:value="0.326172" calcext:value-type="float">
            <text:p>0.326172</text:p>
          </table:table-cell>
          <table:table-cell office:value-type="float" office:value="0.027648" calcext:value-type="float">
            <text:p>0.027648</text:p>
          </table:table-cell>
          <table:table-cell office:value-type="float" office:value="0.527589" calcext:value-type="float">
            <text:p>0.527589</text:p>
          </table:table-cell>
          <table:table-cell office:value-type="float" office:value="0.575637" calcext:value-type="float">
            <text:p>0.575637</text:p>
          </table:table-cell>
          <table:table-cell/>
          <table:table-cell office:value-type="float" office:value="0.392907" calcext:value-type="float">
            <text:p>0.392907</text:p>
          </table:table-cell>
          <table:table-cell office:value-type="float" office:value="0.572661" calcext:value-type="float">
            <text:p>0.572661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574693" calcext:value-type="float">
            <text:p>0.574693</text:p>
          </table:table-cell>
          <table:table-cell office:value-type="float" office:value="0.537543" calcext:value-type="float">
            <text:p>0.537543</text:p>
          </table:table-cell>
          <table:table-cell office:value-type="float" office:value="0.58128" calcext:value-type="float">
            <text:p>0.58128</text:p>
          </table:table-cell>
          <table:table-cell office:value-type="float" office:value="0.600239" calcext:value-type="float">
            <text:p>0.600239</text:p>
          </table:table-cell>
          <table:table-cell office:value-type="float" office:value="0.575972" calcext:value-type="float">
            <text:p>0.575972</text:p>
          </table:table-cell>
          <table:table-cell office:value-type="float" office:value="0.567771" calcext:value-type="float">
            <text:p>0.567771</text:p>
          </table:table-cell>
          <table:table-cell table:number-columns-repeated="1000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59314" calcext:value-type="float">
            <text:p>0.559314</text:p>
          </table:table-cell>
          <table:table-cell office:value-type="float" office:value="0.234566" calcext:value-type="float">
            <text:p>0.234566</text:p>
          </table:table-cell>
          <table:table-cell office:value-type="float" office:value="0.452367" calcext:value-type="float">
            <text:p>0.452367</text:p>
          </table:table-cell>
          <table:table-cell office:value-type="float" office:value="0.525491" calcext:value-type="float">
            <text:p>0.525491</text:p>
          </table:table-cell>
          <table:table-cell office:value-type="float" office:value="0.44844" calcext:value-type="float">
            <text:p>0.44844</text:p>
          </table:table-cell>
          <table:table-cell office:value-type="float" office:value="0.490998" calcext:value-type="float">
            <text:p>0.490998</text:p>
          </table:table-cell>
          <table:table-cell table:style-name="Default"/>
          <table:table-cell office:value-type="float" office:value="0.440043" calcext:value-type="float">
            <text:p>0.440043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538076" calcext:value-type="float">
            <text:p>0.538076</text:p>
          </table:table-cell>
          <table:table-cell office:value-type="float" office:value="0.575163" calcext:value-type="float">
            <text:p>0.575163</text:p>
          </table:table-cell>
          <table:table-cell/>
          <table:table-cell office:value-type="float" office:value="0.323429" calcext:value-type="float">
            <text:p>0.323429</text:p>
          </table:table-cell>
          <table:table-cell table:style-name="Default" office:value-type="float" office:value="0.539266" calcext:value-type="float">
            <text:p>0.539266</text:p>
          </table:table-cell>
          <table:table-cell office:value-type="float" office:value="0.544797" calcext:value-type="float">
            <text:p>0.544797</text:p>
          </table:table-cell>
          <table:table-cell office:value-type="float" office:value="0.583932" calcext:value-type="float">
            <text:p>0.583932</text:p>
          </table:table-cell>
          <table:table-cell office:value-type="float" office:value="0.560821" calcext:value-type="float">
            <text:p>0.560821</text:p>
          </table:table-cell>
          <table:table-cell office:value-type="float" office:value="0.594768" calcext:value-type="float">
            <text:p>0.594768</text:p>
          </table:table-cell>
          <table:table-cell office:value-type="float" office:value="0.594472" calcext:value-type="float">
            <text:p>0.594472</text:p>
          </table:table-cell>
          <table:table-cell office:value-type="float" office:value="0.604883" calcext:value-type="float">
            <text:p>0.604883</text:p>
          </table:table-cell>
          <table:table-cell table:number-columns-repeated="1001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52468" calcext:value-type="float">
            <text:p>0.52468</text:p>
          </table:table-cell>
          <table:table-cell office:value-type="float" office:value="0.533761" calcext:value-type="float">
            <text:p>0.533761</text:p>
          </table:table-cell>
          <table:table-cell table:number-columns-repeated="2" office:value-type="float" office:value="0.522926" calcext:value-type="float">
            <text:p>0.522926</text:p>
          </table:table-cell>
          <table:table-cell office:value-type="float" office:value="0.513029" calcext:value-type="float">
            <text:p>0.513029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85493" calcext:value-type="float">
            <text:p>0.485493</text:p>
          </table:table-cell>
          <table:table-cell office:value-type="float" office:value="0.546921" calcext:value-type="float">
            <text:p>0.546921</text:p>
          </table:table-cell>
          <table:table-cell office:value-type="float" office:value="0.449055" calcext:value-type="float">
            <text:p>0.449055</text:p>
          </table:table-cell>
          <table:table-cell office:value-type="float" office:value="0.521968" calcext:value-type="float">
            <text:p>0.521968</text:p>
          </table:table-cell>
          <table:table-cell office:value-type="float" office:value="0.552787" calcext:value-type="float">
            <text:p>0.552787</text:p>
          </table:table-cell>
          <table:table-cell office:value-type="float" office:value="0.555507" calcext:value-type="float">
            <text:p>0.555507</text:p>
          </table:table-cell>
          <table:table-cell/>
          <table:table-cell office:value-type="float" office:value="0.234088" calcext:value-type="float">
            <text:p>0.234088</text:p>
          </table:table-cell>
          <table:table-cell office:value-type="float" office:value="0.527365" calcext:value-type="float">
            <text:p>0.527365</text:p>
          </table:table-cell>
          <table:table-cell office:value-type="float" office:value="0.555174" calcext:value-type="float">
            <text:p>0.555174</text:p>
          </table:table-cell>
          <table:table-cell office:value-type="float" office:value="0.582065" calcext:value-type="float">
            <text:p>0.582065</text:p>
          </table:table-cell>
          <table:table-cell office:value-type="float" office:value="0.571605" calcext:value-type="float">
            <text:p>0.571605</text:p>
          </table:table-cell>
          <table:table-cell office:value-type="float" office:value="0.591329" calcext:value-type="float">
            <text:p>0.591329</text:p>
          </table:table-cell>
          <table:table-cell office:value-type="float" office:value="0.588256" calcext:value-type="float">
            <text:p>0.588256</text:p>
          </table:table-cell>
          <table:table-cell office:value-type="float" office:value="0.581301" calcext:value-type="float">
            <text:p>0.581301</text:p>
          </table:table-cell>
          <table:table-cell table:number-columns-repeated="1001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54814" calcext:value-type="float">
            <text:p>0.54814</text:p>
          </table:table-cell>
          <table:table-cell office:value-type="float" office:value="0.533946" calcext:value-type="float">
            <text:p>0.533946</text:p>
          </table:table-cell>
          <table:table-cell office:value-type="float" office:value="0.489597" calcext:value-type="float">
            <text:p>0.489597</text:p>
          </table:table-cell>
          <table:table-cell/>
          <table:table-cell office:value-type="float" office:value="0.430028" calcext:value-type="float">
            <text:p>0.430028</text:p>
          </table:table-cell>
          <table:table-cell office:value-type="float" office:value="0.423847" calcext:value-type="float">
            <text:p>0.423847</text:p>
          </table:table-cell>
          <table:table-cell office:value-type="float" office:value="0.462592" calcext:value-type="float">
            <text:p>0.462592</text:p>
          </table:table-cell>
          <table:table-cell office:value-type="float" office:value="0.560675" calcext:value-type="float">
            <text:p>0.560675</text:p>
          </table:table-cell>
          <table:table-cell office:value-type="float" office:value="0.306806" calcext:value-type="float">
            <text:p>0.306806</text:p>
          </table:table-cell>
          <table:table-cell office:value-type="float" office:value="0.519933" calcext:value-type="float">
            <text:p>0.519933</text:p>
          </table:table-cell>
          <table:table-cell office:value-type="float" office:value="0.573195" calcext:value-type="float">
            <text:p>0.573195</text:p>
          </table:table-cell>
          <table:table-cell office:value-type="float" office:value="0.556396" calcext:value-type="float">
            <text:p>0.556396</text:p>
          </table:table-cell>
          <table:table-cell/>
          <table:table-cell office:value-type="float" office:value="0.115321" calcext:value-type="float">
            <text:p>0.115321</text:p>
          </table:table-cell>
          <table:table-cell office:value-type="float" office:value="0.539887" calcext:value-type="float">
            <text:p>0.539887</text:p>
          </table:table-cell>
          <table:table-cell office:value-type="float" office:value="0.551401" calcext:value-type="float">
            <text:p>0.551401</text:p>
          </table:table-cell>
          <table:table-cell office:value-type="float" office:value="0.54415" calcext:value-type="float">
            <text:p>0.54415</text:p>
          </table:table-cell>
          <table:table-cell office:value-type="float" office:value="0.565134" calcext:value-type="float">
            <text:p>0.565134</text:p>
          </table:table-cell>
          <table:table-cell office:value-type="float" office:value="0.593684" calcext:value-type="float">
            <text:p>0.593684</text:p>
          </table:table-cell>
          <table:table-cell office:value-type="float" office:value="0.59703" calcext:value-type="float">
            <text:p>0.59703</text:p>
          </table:table-cell>
          <table:table-cell office:value-type="float" office:value="0.569626" calcext:value-type="float">
            <text:p>0.569626</text:p>
          </table:table-cell>
          <table:table-cell table:number-columns-repeated="1001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53161" calcext:value-type="float">
            <text:p>0.53161</text:p>
          </table:table-cell>
          <table:table-cell office:value-type="float" office:value="0.549498" calcext:value-type="float">
            <text:p>0.549498</text:p>
          </table:table-cell>
          <table:table-cell office:value-type="float" office:value="0.522941" calcext:value-type="float">
            <text:p>0.522941</text:p>
          </table:table-cell>
          <table:table-cell/>
          <table:table-cell office:value-type="float" office:value="0.501073" calcext:value-type="float">
            <text:p>0.501073</text:p>
          </table:table-cell>
          <table:table-cell office:value-type="float" office:value="0.450949" calcext:value-type="float">
            <text:p>0.450949</text:p>
          </table:table-cell>
          <table:table-cell office:value-type="float" office:value="0.502921" calcext:value-type="float">
            <text:p>0.502921</text:p>
          </table:table-cell>
          <table:table-cell office:value-type="float" office:value="0.597442" calcext:value-type="float">
            <text:p>0.597442</text:p>
          </table:table-cell>
          <table:table-cell office:value-type="float" office:value="0.487134" calcext:value-type="float">
            <text:p>0.487134</text:p>
          </table:table-cell>
          <table:table-cell office:value-type="float" office:value="0.519398" calcext:value-type="float">
            <text:p>0.519398</text:p>
          </table:table-cell>
          <table:table-cell office:value-type="float" office:value="0" calcext:value-type="float">
            <text:p>0</text:p>
          </table:table-cell>
          <table:table-cell office:value-type="float" office:value="0.568008" calcext:value-type="float">
            <text:p>0.568008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184433" calcext:value-type="float">
            <text:p>0.184433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0.567808" calcext:value-type="float">
            <text:p>0.567808</text:p>
          </table:table-cell>
          <table:table-cell office:value-type="float" office:value="0.581707" calcext:value-type="float">
            <text:p>0.581707</text:p>
          </table:table-cell>
          <table:table-cell/>
          <table:table-cell office:value-type="float" office:value="0.571328" calcext:value-type="float">
            <text:p>0.571328</text:p>
          </table:table-cell>
          <table:table-cell office:value-type="float" office:value="0.574867" calcext:value-type="float">
            <text:p>0.574867</text:p>
          </table:table-cell>
          <table:table-cell office:value-type="float" office:value="0.573626" calcext:value-type="float">
            <text:p>0.573626</text:p>
          </table:table-cell>
          <table:table-cell table:number-columns-repeated="1001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49822" calcext:value-type="float">
            <text:p>0.49822</text:p>
          </table:table-cell>
          <table:table-cell office:value-type="float" office:value="0.529222" calcext:value-type="float">
            <text:p>0.529222</text:p>
          </table:table-cell>
          <table:table-cell office:value-type="float" office:value="0.440166" calcext:value-type="float">
            <text:p>0.440166</text:p>
          </table:table-cell>
          <table:table-cell/>
          <table:table-cell office:value-type="float" office:value="0.479332" calcext:value-type="float">
            <text:p>0.479332</text:p>
          </table:table-cell>
          <table:table-cell office:value-type="float" office:value="0.465307" calcext:value-type="float">
            <text:p>0.465307</text:p>
          </table:table-cell>
          <table:table-cell office:value-type="float" office:value="0.465171" calcext:value-type="float">
            <text:p>0.465171</text:p>
          </table:table-cell>
          <table:table-cell office:value-type="float" office:value="0.584321" calcext:value-type="float">
            <text:p>0.584321</text:p>
          </table:table-cell>
          <table:table-cell office:value-type="float" office:value="0.403261" calcext:value-type="float">
            <text:p>0.403261</text:p>
          </table:table-cell>
          <table:table-cell office:value-type="float" office:value="0.516627" calcext:value-type="float">
            <text:p>0.516627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53098" calcext:value-type="float">
            <text:p>0.553098</text:p>
          </table:table-cell>
          <table:table-cell office:value-type="float" office:value="0.611346" calcext:value-type="float">
            <text:p>0.611346</text:p>
          </table:table-cell>
          <table:table-cell office:value-type="float" office:value="0.374585" calcext:value-type="float">
            <text:p>0.374585</text:p>
          </table:table-cell>
          <table:table-cell office:value-type="float" office:value="0.521973" calcext:value-type="float">
            <text:p>0.521973</text:p>
          </table:table-cell>
          <table:table-cell office:value-type="float" office:value="0.565918" calcext:value-type="float">
            <text:p>0.565918</text:p>
          </table:table-cell>
          <table:table-cell office:value-type="float" office:value="0.58145" calcext:value-type="float">
            <text:p>0.58145</text:p>
          </table:table-cell>
          <table:table-cell/>
          <table:table-cell office:value-type="float" office:value="0.592247" calcext:value-type="float">
            <text:p>0.592247</text:p>
          </table:table-cell>
          <table:table-cell office:value-type="float" office:value="0.602709" calcext:value-type="float">
            <text:p>0.602709</text:p>
          </table:table-cell>
          <table:table-cell office:value-type="float" office:value="0.584031" calcext:value-type="float">
            <text:p>0.584031</text:p>
          </table:table-cell>
          <table:table-cell table:number-columns-repeated="1001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51993" calcext:value-type="float">
            <text:p>0.51993</text:p>
          </table:table-cell>
          <table:table-cell office:value-type="float" office:value="0.494871" calcext:value-type="float">
            <text:p>0.494871</text:p>
          </table:table-cell>
          <table:table-cell table:number-columns-repeated="2"/>
          <table:table-cell office:value-type="float" office:value="0.368819" calcext:value-type="float">
            <text:p>0.368819</text:p>
          </table:table-cell>
          <table:table-cell office:value-type="float" office:value="0.429924" calcext:value-type="float">
            <text:p>0.429924</text:p>
          </table:table-cell>
          <table:table-cell office:value-type="float" office:value="0.349053" calcext:value-type="float">
            <text:p>0.349053</text:p>
          </table:table-cell>
          <table:table-cell office:value-type="float" office:value="0.554113" calcext:value-type="float">
            <text:p>0.554113</text:p>
          </table:table-cell>
          <table:table-cell office:value-type="float" office:value="0.348631" calcext:value-type="float">
            <text:p>0.348631</text:p>
          </table:table-cell>
          <table:table-cell office:value-type="float" office:value="0.51985" calcext:value-type="float">
            <text:p>0.51985</text:p>
          </table:table-cell>
          <table:table-cell/>
          <table:table-cell office:value-type="float" office:value="0.55851" calcext:value-type="float">
            <text:p>0.55851</text:p>
          </table:table-cell>
          <table:table-cell office:value-type="float" office:value="0.633639" calcext:value-type="float">
            <text:p>0.633639</text:p>
          </table:table-cell>
          <table:table-cell office:value-type="float" office:value="0.161099" calcext:value-type="float">
            <text:p>0.161099</text:p>
          </table:table-cell>
          <table:table-cell office:value-type="float" office:value="0.559926" calcext:value-type="float">
            <text:p>0.559926</text:p>
          </table:table-cell>
          <table:table-cell office:value-type="float" office:value="0.53663" calcext:value-type="float">
            <text:p>0.53663</text:p>
          </table:table-cell>
          <table:table-cell office:value-type="float" office:value="0.513514" calcext:value-type="float">
            <text:p>0.513514</text:p>
          </table:table-cell>
          <table:table-cell/>
          <table:table-cell office:value-type="float" office:value="0.577077" calcext:value-type="float">
            <text:p>0.577077</text:p>
          </table:table-cell>
          <table:table-cell table:number-columns-repeated="1003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54271" calcext:value-type="float">
            <text:p>0.54271</text:p>
          </table:table-cell>
          <table:table-cell table:number-columns-repeated="3"/>
          <table:table-cell office:value-type="float" office:value="0.431647" calcext:value-type="float">
            <text:p>0.431647</text:p>
          </table:table-cell>
          <table:table-cell office:value-type="float" office:value="0.481699" calcext:value-type="float">
            <text:p>0.481699</text:p>
          </table:table-cell>
          <table:table-cell table:number-columns-repeated="2"/>
          <table:table-cell office:value-type="float" office:value="0.332728" calcext:value-type="float">
            <text:p>0.332728</text:p>
          </table:table-cell>
          <table:table-cell table:number-columns-repeated="2"/>
          <table:table-cell office:value-type="float" office:value="0.556632" calcext:value-type="float">
            <text:p>0.556632</text:p>
          </table:table-cell>
          <table:table-cell office:value-type="float" office:value="0.639706" calcext:value-type="float">
            <text:p>0.639706</text:p>
          </table:table-cell>
          <table:table-cell office:value-type="float" office:value="0.286485" calcext:value-type="float">
            <text:p>0.286485</text:p>
          </table:table-cell>
          <table:table-cell office:value-type="float" office:value="0.524588" calcext:value-type="float">
            <text:p>0.524588</text:p>
          </table:table-cell>
          <table:table-cell table:number-columns-repeated="3"/>
          <table:table-cell office:value-type="float" office:value="0.571382" calcext:value-type="float">
            <text:p>0.571382</text:p>
          </table:table-cell>
          <table:table-cell table:number-columns-repeated="1003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7388" calcext:value-type="float">
            <text:p>0.57388</text:p>
          </table:table-cell>
          <table:table-cell table:number-columns-repeated="3"/>
          <table:table-cell office:value-type="float" office:value="0.366355" calcext:value-type="float">
            <text:p>0.366355</text:p>
          </table:table-cell>
          <table:table-cell office:value-type="float" office:value="0.454278" calcext:value-type="float">
            <text:p>0.454278</text:p>
          </table:table-cell>
          <table:table-cell table:number-columns-repeated="2"/>
          <table:table-cell office:value-type="float" office:value="0.25441" calcext:value-type="float">
            <text:p>0.25441</text:p>
          </table:table-cell>
          <table:table-cell table:number-columns-repeated="2"/>
          <table:table-cell office:value-type="float" office:value="0.543246" calcext:value-type="float">
            <text:p>0.543246</text:p>
          </table:table-cell>
          <table:table-cell office:value-type="float" office:value="0.662473" calcext:value-type="float">
            <text:p>0.662473</text:p>
          </table:table-cell>
          <table:table-cell/>
          <table:table-cell office:value-type="float" office:value="0.52731" calcext:value-type="float">
            <text:p>0.52731</text:p>
          </table:table-cell>
          <table:table-cell table:number-columns-repeated="3"/>
          <table:table-cell office:value-type="float" office:value="0.566842" calcext:value-type="float">
            <text:p>0.566842</text:p>
          </table:table-cell>
          <table:table-cell table:number-columns-repeated="1003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53272" calcext:value-type="float">
            <text:p>0.53272</text:p>
          </table:table-cell>
          <table:table-cell table:number-columns-repeated="3"/>
          <table:table-cell office:value-type="float" office:value="0.386126" calcext:value-type="float">
            <text:p>0.386126</text:p>
          </table:table-cell>
          <table:table-cell office:value-type="float" office:value="0.463852" calcext:value-type="float">
            <text:p>0.463852</text:p>
          </table:table-cell>
          <table:table-cell table:number-columns-repeated="2"/>
          <table:table-cell office:value-type="float" office:value="0.357665" calcext:value-type="float">
            <text:p>0.357665</text:p>
          </table:table-cell>
          <table:table-cell table:number-columns-repeated="2"/>
          <table:table-cell office:value-type="float" office:value="0.548601" calcext:value-type="float">
            <text:p>0.548601</text:p>
          </table:table-cell>
          <table:table-cell office:value-type="float" office:value="0.672344" calcext:value-type="float">
            <text:p>0.672344</text:p>
          </table:table-cell>
          <table:table-cell table:number-columns-repeated="5"/>
          <table:table-cell office:value-type="float" office:value="0.568792" calcext:value-type="float">
            <text:p>0.568792</text:p>
          </table:table-cell>
          <table:table-cell table:number-columns-repeated="1003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52597" calcext:value-type="float">
            <text:p>0.52597</text:p>
          </table:table-cell>
          <table:table-cell table:number-columns-repeated="3"/>
          <table:table-cell office:value-type="float" office:value="0.331968" calcext:value-type="float">
            <text:p>0.331968</text:p>
          </table:table-cell>
          <table:table-cell office:value-type="float" office:value="0.388943" calcext:value-type="float">
            <text:p>0.388943</text:p>
          </table:table-cell>
          <table:table-cell table:number-columns-repeated="2"/>
          <table:table-cell office:value-type="float" office:value="0.226178" calcext:value-type="float">
            <text:p>0.226178</text:p>
          </table:table-cell>
          <table:table-cell table:number-columns-repeated="2"/>
          <table:table-cell office:value-type="float" office:value="0.532385" calcext:value-type="float">
            <text:p>0.532385</text:p>
          </table:table-cell>
          <table:table-cell office:value-type="float" office:value="0.678612" calcext:value-type="float">
            <text:p>0.678612</text:p>
          </table:table-cell>
          <table:table-cell table:number-columns-repeated="1009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45705" calcext:value-type="float">
            <text:p>0.45705</text:p>
          </table:table-cell>
          <table:table-cell table:number-columns-repeated="3"/>
          <table:table-cell office:value-type="float" office:value="0.399077" calcext:value-type="float">
            <text:p>0.399077</text:p>
          </table:table-cell>
          <table:table-cell office:value-type="float" office:value="0.397844" calcext:value-type="float">
            <text:p>0.397844</text:p>
          </table:table-cell>
          <table:table-cell table:number-columns-repeated="2"/>
          <table:table-cell office:value-type="float" office:value="0.274227" calcext:value-type="float">
            <text:p>0.274227</text:p>
          </table:table-cell>
          <table:table-cell table:number-columns-repeated="2"/>
          <table:table-cell office:value-type="float" office:value="0.548696" calcext:value-type="float">
            <text:p>0.548696</text:p>
          </table:table-cell>
          <table:table-cell office:value-type="float" office:value="0.685627" calcext:value-type="float">
            <text:p>0.685627</text:p>
          </table:table-cell>
          <table:table-cell table:number-columns-repeated="1009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54491" calcext:value-type="float">
            <text:p>0.54491</text:p>
          </table:table-cell>
          <table:table-cell table:number-columns-repeated="3"/>
          <table:table-cell office:value-type="float" office:value="0.418216" calcext:value-type="float">
            <text:p>0.418216</text:p>
          </table:table-cell>
          <table:table-cell office:value-type="float" office:value="0.370865" calcext:value-type="float">
            <text:p>0.370865</text:p>
          </table:table-cell>
          <table:table-cell table:number-columns-repeated="2"/>
          <table:table-cell office:value-type="float" office:value="0.379667" calcext:value-type="float">
            <text:p>0.379667</text:p>
          </table:table-cell>
          <table:table-cell table:number-columns-repeated="2"/>
          <table:table-cell office:value-type="float" office:value="0.560302" calcext:value-type="float">
            <text:p>0.560302</text:p>
          </table:table-cell>
          <table:table-cell office:value-type="float" office:value="0.685574" calcext:value-type="float">
            <text:p>0.685574</text:p>
          </table:table-cell>
          <table:table-cell table:number-columns-repeated="1009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56365" calcext:value-type="float">
            <text:p>0.56365</text:p>
          </table:table-cell>
          <table:table-cell table:number-columns-repeated="3"/>
          <table:table-cell office:value-type="float" office:value="0.373799" calcext:value-type="float">
            <text:p>0.373799</text:p>
          </table:table-cell>
          <table:table-cell office:value-type="float" office:value="0.395101" calcext:value-type="float">
            <text:p>0.395101</text:p>
          </table:table-cell>
          <table:table-cell table:number-columns-repeated="5"/>
          <table:table-cell office:value-type="float" office:value="0.551771" calcext:value-type="float">
            <text:p>0.551771</text:p>
          </table:table-cell>
          <table:table-cell table:number-columns-repeated="1010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5815" calcext:value-type="float">
            <text:p>0.5815</text:p>
          </table:table-cell>
          <table:table-cell table:number-columns-repeated="10"/>
          <table:table-cell office:value-type="float" office:value="0.547777" calcext:value-type="float">
            <text:p>0.547777</text:p>
          </table:table-cell>
          <table:table-cell table:number-columns-repeated="1010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5605" calcext:value-type="float">
            <text:p>0.5605</text:p>
          </table:table-cell>
          <table:table-cell table:number-columns-repeated="10"/>
          <table:table-cell office:value-type="float" office:value="0.534594" calcext:value-type="float">
            <text:p>0.534594</text:p>
          </table:table-cell>
          <table:table-cell table:number-columns-repeated="1010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52543" calcext:value-type="float">
            <text:p>0.52543</text:p>
          </table:table-cell>
          <table:table-cell table:number-columns-repeated="1021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50658" calcext:value-type="float">
            <text:p>0.50658</text:p>
          </table:table-cell>
          <table:table-cell table:number-columns-repeated="1021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54415" calcext:value-type="float">
            <text:p>0.54415</text:p>
          </table:table-cell>
          <table:table-cell table:number-columns-repeated="1021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52166" calcext:value-type="float">
            <text:p>0.52166</text:p>
          </table:table-cell>
          <table:table-cell table:number-columns-repeated="1021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56052" calcext:value-type="float">
            <text:p>0.56052</text:p>
          </table:table-cell>
          <table:table-cell table:number-columns-repeated="1021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47171" calcext:value-type="float">
            <text:p>0.47171</text:p>
          </table:table-cell>
          <table:table-cell table:number-columns-repeated="1021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51352" calcext:value-type="float">
            <text:p>0.51352</text:p>
          </table:table-cell>
          <table:table-cell table:number-columns-repeated="1021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52" calcext:value-type="float">
            <text:p>0.552</text:p>
          </table:table-cell>
          <table:table-cell table:number-columns-repeated="1021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53434" calcext:value-type="float">
            <text:p>0.53434</text:p>
          </table:table-cell>
          <table:table-cell table:style-name="Default" table:number-columns-repeated="1021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48643" calcext:value-type="float">
            <text:p>0.48643</text:p>
          </table:table-cell>
          <table:table-cell table:style-name="Default" table:number-columns-repeated="1021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54099" calcext:value-type="float">
            <text:p>0.54099</text:p>
          </table:table-cell>
          <table:table-cell table:style-name="Default" table:number-columns-repeated="1021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49629" calcext:value-type="float">
            <text:p>0.49629</text:p>
          </table:table-cell>
          <table:table-cell table:style-name="Default" table:number-columns-repeated="1021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52006" calcext:value-type="float">
            <text:p>0.52006</text:p>
          </table:table-cell>
          <table:table-cell table:style-name="Default" table:number-columns-repeated="1021"/>
        </table:table-row>
      </table:table>
      <table:table table:name="f-AUC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table:formula="of:=[$'F1-score'.A2]" office:value-type="string" office:string-value="epochs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table:number-columns-repeated="999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97088" calcext:value-type="float">
            <text:p>0.697088</text:p>
          </table:table-cell>
          <table:table-cell office:value-type="float" office:value="0.507683" calcext:value-type="float">
            <text:p>0.507683</text:p>
          </table:table-cell>
          <table:table-cell office:value-type="float" office:value="0.517716" calcext:value-type="float">
            <text:p>0.517716</text:p>
          </table:table-cell>
          <table:table-cell office:value-type="float" office:value="0.66574" calcext:value-type="float">
            <text:p>0.66574</text:p>
          </table:table-cell>
          <table:table-cell office:value-type="float" office:value="0.670635" calcext:value-type="float">
            <text:p>0.670635</text:p>
          </table:table-cell>
          <table:table-cell office:value-type="float" office:value="0.664342" calcext:value-type="float">
            <text:p>0.664342</text:p>
          </table:table-cell>
          <table:table-cell/>
          <table:table-cell office:value-type="float" office:value="0.516353" calcext:value-type="float">
            <text:p>0.516353</text:p>
          </table:table-cell>
          <table:table-cell office:value-type="float" office:value="0.502149" calcext:value-type="float">
            <text:p>0.502149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695696" calcext:value-type="float">
            <text:p>0.695696</text:p>
          </table:table-cell>
          <table:table-cell/>
          <table:table-cell office:value-type="float" office:value="0.505693" calcext:value-type="float">
            <text:p>0.505693</text:p>
          </table:table-cell>
          <table:table-cell office:value-type="float" office:value="0.697949" calcext:value-type="float">
            <text:p>0.697949</text:p>
          </table:table-cell>
          <table:table-cell office:value-type="float" office:value="0.688503" calcext:value-type="float">
            <text:p>0.688503</text:p>
          </table:table-cell>
          <table:table-cell office:value-type="float" office:value="0.52249" calcext:value-type="float">
            <text:p>0.52249</text:p>
          </table:table-cell>
          <table:table-cell office:value-type="float" office:value="0.681243" calcext:value-type="float">
            <text:p>0.681243</text:p>
          </table:table-cell>
          <table:table-cell office:value-type="float" office:value="0.749903" calcext:value-type="float">
            <text:p>0.74990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35765" calcext:value-type="float">
            <text:p>0.735765</text:p>
          </table:table-cell>
          <table:table-cell office:value-type="float" office:value="0.72373" calcext:value-type="float">
            <text:p>0.72373</text:p>
          </table:table-cell>
          <table:table-cell office:value-type="float" office:value="0.725791" calcext:value-type="float">
            <text:p>0.725791</text:p>
          </table:table-cell>
          <table:table-cell table:number-columns-repeated="999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710655" calcext:value-type="float">
            <text:p>0.710655</text:p>
          </table:table-cell>
          <table:table-cell office:value-type="float" office:value="0.498856" calcext:value-type="float">
            <text:p>0.498856</text:p>
          </table:table-cell>
          <table:table-cell office:value-type="float" office:value="0.504706" calcext:value-type="float">
            <text:p>0.504706</text:p>
          </table:table-cell>
          <table:table-cell office:value-type="float" office:value="0.660878" calcext:value-type="float">
            <text:p>0.660878</text:p>
          </table:table-cell>
          <table:table-cell office:value-type="float" office:value="0.659772" calcext:value-type="float">
            <text:p>0.659772</text:p>
          </table:table-cell>
          <table:table-cell office:value-type="float" office:value="0.66878" calcext:value-type="float">
            <text:p>0.66878</text:p>
          </table:table-cell>
          <table:table-cell/>
          <table:table-cell office:value-type="float" office:value="0.65639" calcext:value-type="float">
            <text:p>0.65639</text:p>
          </table:table-cell>
          <table:table-cell office:value-type="float" office:value="0.498134" calcext:value-type="float">
            <text:p>0.498134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1144" calcext:value-type="float">
            <text:p>0.711144</text:p>
          </table:table-cell>
          <table:table-cell/>
          <table:table-cell office:value-type="float" office:value="0.499079" calcext:value-type="float">
            <text:p>0.499079</text:p>
          </table:table-cell>
          <table:table-cell office:value-type="float" office:value="0.707789" calcext:value-type="float">
            <text:p>0.707789</text:p>
          </table:table-cell>
          <table:table-cell office:value-type="float" office:value="0.702939" calcext:value-type="float">
            <text:p>0.702939</text:p>
          </table:table-cell>
          <table:table-cell office:value-type="float" office:value="0.654776" calcext:value-type="float">
            <text:p>0.654776</text:p>
          </table:table-cell>
          <table:table-cell office:value-type="float" office:value="0.71561" calcext:value-type="float">
            <text:p>0.71561</text:p>
          </table:table-cell>
          <table:table-cell office:value-type="float" office:value="0.761316" calcext:value-type="float">
            <text:p>0.761316</text:p>
          </table:table-cell>
          <table:table-cell office:value-type="float" office:value="0.757441" calcext:value-type="float">
            <text:p>0.757441</text:p>
          </table:table-cell>
          <table:table-cell office:value-type="float" office:value="0.762388" calcext:value-type="float">
            <text:p>0.762388</text:p>
          </table:table-cell>
          <table:table-cell office:value-type="float" office:value="0.741467" calcext:value-type="float">
            <text:p>0.741467</text:p>
          </table:table-cell>
          <table:table-cell office:value-type="float" office:value="0.74693" calcext:value-type="float">
            <text:p>0.74693</text:p>
          </table:table-cell>
          <table:table-cell table:number-columns-repeated="999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87988" calcext:value-type="float">
            <text:p>0.687988</text:p>
          </table:table-cell>
          <table:table-cell office:value-type="float" office:value="0.498863" calcext:value-type="float">
            <text:p>0.498863</text:p>
          </table:table-cell>
          <table:table-cell office:value-type="float" office:value="0.497658" calcext:value-type="float">
            <text:p>0.497658</text:p>
          </table:table-cell>
          <table:table-cell office:value-type="float" office:value="0.679121" calcext:value-type="float">
            <text:p>0.679121</text:p>
          </table:table-cell>
          <table:table-cell office:value-type="float" office:value="0.661062" calcext:value-type="float">
            <text:p>0.661062</text:p>
          </table:table-cell>
          <table:table-cell office:value-type="float" office:value="0.704736" calcext:value-type="float">
            <text:p>0.704736</text:p>
          </table:table-cell>
          <table:table-cell/>
          <table:table-cell office:value-type="float" office:value="0.672254" calcext:value-type="float">
            <text:p>0.672254</text:p>
          </table:table-cell>
          <table:table-cell office:value-type="float" office:value="0.501839" calcext:value-type="float">
            <text:p>0.501839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0.715917" calcext:value-type="float">
            <text:p>0.715917</text:p>
          </table:table-cell>
          <table:table-cell/>
          <table:table-cell office:value-type="float" office:value="0.516276" calcext:value-type="float">
            <text:p>0.516276</text:p>
          </table:table-cell>
          <table:table-cell office:value-type="float" office:value="0.714724" calcext:value-type="float">
            <text:p>0.714724</text:p>
          </table:table-cell>
          <table:table-cell office:value-type="float" office:value="0.722867" calcext:value-type="float">
            <text:p>0.722867</text:p>
          </table:table-cell>
          <table:table-cell office:value-type="float" office:value="0.705865" calcext:value-type="float">
            <text:p>0.705865</text:p>
          </table:table-cell>
          <table:table-cell office:value-type="float" office:value="0.709541" calcext:value-type="float">
            <text:p>0.709541</text:p>
          </table:table-cell>
          <table:table-cell office:value-type="float" office:value="0.769141" calcext:value-type="float">
            <text:p>0.769141</text:p>
          </table:table-cell>
          <table:table-cell office:value-type="float" office:value="0.767979" calcext:value-type="float">
            <text:p>0.767979</text:p>
          </table:table-cell>
          <table:table-cell office:value-type="float" office:value="0.766644" calcext:value-type="float">
            <text:p>0.766644</text:p>
          </table:table-cell>
          <table:table-cell office:value-type="float" office:value="0.758345" calcext:value-type="float">
            <text:p>0.758345</text:p>
          </table:table-cell>
          <table:table-cell table:number-columns-repeated="1000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666091" calcext:value-type="float">
            <text:p>0.666091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501399" calcext:value-type="float">
            <text:p>0.501399</text:p>
          </table:table-cell>
          <table:table-cell office:value-type="float" office:value="0.672745" calcext:value-type="float">
            <text:p>0.672745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89889" calcext:value-type="float">
            <text:p>0.689889</text:p>
          </table:table-cell>
          <table:table-cell/>
          <table:table-cell office:value-type="float" office:value="0.668049" calcext:value-type="float">
            <text:p>0.668049</text:p>
          </table:table-cell>
          <table:table-cell office:value-type="float" office:value="0.500207" calcext:value-type="float">
            <text:p>0.500207</text:p>
          </table:table-cell>
          <table:table-cell office:value-type="float" office:value="0.695044" calcext:value-type="float">
            <text:p>0.695044</text:p>
          </table:table-cell>
          <table:table-cell office:value-type="float" office:value="0.71933" calcext:value-type="float">
            <text:p>0.71933</text:p>
          </table:table-cell>
          <table:table-cell/>
          <table:table-cell office:value-type="float" office:value="0.643701" calcext:value-type="float">
            <text:p>0.643701</text:p>
          </table:table-cell>
          <table:table-cell office:value-type="float" office:value="0.723829" calcext:value-type="float">
            <text:p>0.723829</text:p>
          </table:table-cell>
          <table:table-cell office:value-type="float" office:value="0.728562" calcext:value-type="float">
            <text:p>0.728562</text:p>
          </table:table-cell>
          <table:table-cell office:value-type="float" office:value="0.724878" calcext:value-type="float">
            <text:p>0.724878</text:p>
          </table:table-cell>
          <table:table-cell office:value-type="float" office:value="0.711338" calcext:value-type="float">
            <text:p>0.711338</text:p>
          </table:table-cell>
          <table:table-cell office:value-type="float" office:value="0.778385" calcext:value-type="float">
            <text:p>0.778385</text:p>
          </table:table-cell>
          <table:table-cell office:value-type="float" office:value="0.761908" calcext:value-type="float">
            <text:p>0.761908</text:p>
          </table:table-cell>
          <table:table-cell office:value-type="float" office:value="0.766569" calcext:value-type="float">
            <text:p>0.766569</text:p>
          </table:table-cell>
          <table:table-cell office:value-type="float" office:value="0.747193" calcext:value-type="float">
            <text:p>0.747193</text:p>
          </table:table-cell>
          <table:table-cell table:number-columns-repeated="1000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690099" calcext:value-type="float">
            <text:p>0.690099</text:p>
          </table:table-cell>
          <table:table-cell office:value-type="float" office:value="0.502254" calcext:value-type="float">
            <text:p>0.502254</text:p>
          </table:table-cell>
          <table:table-cell office:value-type="float" office:value="0.497135" calcext:value-type="float">
            <text:p>0.497135</text:p>
          </table:table-cell>
          <table:table-cell office:value-type="float" office:value="0.667457" calcext:value-type="float">
            <text:p>0.667457</text:p>
          </table:table-cell>
          <table:table-cell office:value-type="float" office:value="0.634228" calcext:value-type="float">
            <text:p>0.634228</text:p>
          </table:table-cell>
          <table:table-cell office:value-type="float" office:value="0.697989" calcext:value-type="float">
            <text:p>0.697989</text:p>
          </table:table-cell>
          <table:table-cell/>
          <table:table-cell office:value-type="float" office:value="0.661696" calcext:value-type="float">
            <text:p>0.661696</text:p>
          </table:table-cell>
          <table:table-cell office:value-type="float" office:value="0.504257" calcext:value-type="float">
            <text:p>0.504257</text:p>
          </table:table-cell>
          <table:table-cell office:value-type="float" office:value="0.70036" calcext:value-type="float">
            <text:p>0.70036</text:p>
          </table:table-cell>
          <table:table-cell office:value-type="float" office:value="0.721057" calcext:value-type="float">
            <text:p>0.721057</text:p>
          </table:table-cell>
          <table:table-cell/>
          <table:table-cell office:value-type="float" office:value="0.633856" calcext:value-type="float">
            <text:p>0.633856</text:p>
          </table:table-cell>
          <table:table-cell office:value-type="float" office:value="0.71678" calcext:value-type="float">
            <text:p>0.71678</text:p>
          </table:table-cell>
          <table:table-cell office:value-type="float" office:value="0.722902" calcext:value-type="float">
            <text:p>0.722902</text:p>
          </table:table-cell>
          <table:table-cell office:value-type="float" office:value="0.728543" calcext:value-type="float">
            <text:p>0.728543</text:p>
          </table:table-cell>
          <table:table-cell office:value-type="float" office:value="0.706143" calcext:value-type="float">
            <text:p>0.706143</text:p>
          </table:table-cell>
          <table:table-cell office:value-type="float" office:value="0.768362" calcext:value-type="float">
            <text:p>0.768362</text:p>
          </table:table-cell>
          <table:table-cell office:value-type="float" office:value="0.763777" calcext:value-type="float">
            <text:p>0.763777</text:p>
          </table:table-cell>
          <table:table-cell office:value-type="float" office:value="0.759582" calcext:value-type="float">
            <text:p>0.759582</text:p>
          </table:table-cell>
          <table:table-cell table:number-columns-repeated="1001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64356" calcext:value-type="float">
            <text:p>0.64356</text:p>
          </table:table-cell>
          <table:table-cell office:value-type="float" office:value="0.66742" calcext:value-type="float">
            <text:p>0.66742</text:p>
          </table:table-cell>
          <table:table-cell office:value-type="float" office:value="0.482937" calcext:value-type="float">
            <text:p>0.482937</text:p>
          </table:table-cell>
          <table:table-cell office:value-type="float" office:value="0.516108" calcext:value-type="float">
            <text:p>0.516108</text:p>
          </table:table-cell>
          <table:table-cell office:value-type="float" office:value="0.659307" calcext:value-type="float">
            <text:p>0.659307</text:p>
          </table:table-cell>
          <table:table-cell office:value-type="float" office:value="0.661451" calcext:value-type="float">
            <text:p>0.661451</text:p>
          </table:table-cell>
          <table:table-cell office:value-type="float" office:value="0.682853" calcext:value-type="float">
            <text:p>0.682853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64948" calcext:value-type="float">
            <text:p>0.64948</text:p>
          </table:table-cell>
          <table:table-cell office:value-type="float" office:value="0.502522" calcext:value-type="float">
            <text:p>0.502522</text:p>
          </table:table-cell>
          <table:table-cell office:value-type="float" office:value="0.705888" calcext:value-type="float">
            <text:p>0.705888</text:p>
          </table:table-cell>
          <table:table-cell office:value-type="float" office:value="0.717686" calcext:value-type="float">
            <text:p>0.717686</text:p>
          </table:table-cell>
          <table:table-cell/>
          <table:table-cell office:value-type="float" office:value="0.667547" calcext:value-type="float">
            <text:p>0.667547</text:p>
          </table:table-cell>
          <table:table-cell office:value-type="float" office:value="0.717064" calcext:value-type="float">
            <text:p>0.717064</text:p>
          </table:table-cell>
          <table:table-cell office:value-type="float" office:value="0.715888" calcext:value-type="float">
            <text:p>0.715888</text:p>
          </table:table-cell>
          <table:table-cell office:value-type="float" office:value="0.726792" calcext:value-type="float">
            <text:p>0.726792</text:p>
          </table:table-cell>
          <table:table-cell office:value-type="float" office:value="0.718558" calcext:value-type="float">
            <text:p>0.718558</text:p>
          </table:table-cell>
          <table:table-cell office:value-type="float" office:value="0.769991" calcext:value-type="float">
            <text:p>0.769991</text:p>
          </table:table-cell>
          <table:table-cell office:value-type="float" office:value="0.763702" calcext:value-type="float">
            <text:p>0.763702</text:p>
          </table:table-cell>
          <table:table-cell office:value-type="float" office:value="0.768333" calcext:value-type="float">
            <text:p>0.768333</text:p>
          </table:table-cell>
          <table:table-cell table:number-columns-repeated="1001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68545" calcext:value-type="float">
            <text:p>0.68545</text:p>
          </table:table-cell>
          <table:table-cell office:value-type="float" office:value="0.689463" calcext:value-type="float">
            <text:p>0.689463</text:p>
          </table:table-cell>
          <table:table-cell office:value-type="float" office:value="0.495541" calcext:value-type="float">
            <text:p>0.495541</text:p>
          </table:table-cell>
          <table:table-cell/>
          <table:table-cell office:value-type="float" office:value="0.658518" calcext:value-type="float">
            <text:p>0.658518</text:p>
          </table:table-cell>
          <table:table-cell office:value-type="float" office:value="0.648303" calcext:value-type="float">
            <text:p>0.648303</text:p>
          </table:table-cell>
          <table:table-cell office:value-type="float" office:value="0.689202" calcext:value-type="float">
            <text:p>0.689202</text:p>
          </table:table-cell>
          <table:table-cell office:value-type="float" office:value="0.786407" calcext:value-type="float">
            <text:p>0.786407</text:p>
          </table:table-cell>
          <table:table-cell office:value-type="float" office:value="0.674283" calcext:value-type="float">
            <text:p>0.674283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711201" calcext:value-type="float">
            <text:p>0.711201</text:p>
          </table:table-cell>
          <table:table-cell office:value-type="float" office:value="0.715417" calcext:value-type="float">
            <text:p>0.715417</text:p>
          </table:table-cell>
          <table:table-cell/>
          <table:table-cell office:value-type="float" office:value="0.640304" calcext:value-type="float">
            <text:p>0.640304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.721449" calcext:value-type="float">
            <text:p>0.721449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0.711348" calcext:value-type="float">
            <text:p>0.711348</text:p>
          </table:table-cell>
          <table:table-cell office:value-type="float" office:value="0.76847" calcext:value-type="float">
            <text:p>0.76847</text:p>
          </table:table-cell>
          <table:table-cell office:value-type="float" office:value="0.763452" calcext:value-type="float">
            <text:p>0.763452</text:p>
          </table:table-cell>
          <table:table-cell office:value-type="float" office:value="0.768779" calcext:value-type="float">
            <text:p>0.768779</text:p>
          </table:table-cell>
          <table:table-cell table:number-columns-repeated="1001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9587" calcext:value-type="float">
            <text:p>0.69587</text:p>
          </table:table-cell>
          <table:table-cell office:value-type="float" office:value="0.70211" calcext:value-type="float">
            <text:p>0.70211</text:p>
          </table:table-cell>
          <table:table-cell office:value-type="float" office:value="0.486176" calcext:value-type="float">
            <text:p>0.486176</text:p>
          </table:table-cell>
          <table:table-cell/>
          <table:table-cell office:value-type="float" office:value="0.667714" calcext:value-type="float">
            <text:p>0.667714</text:p>
          </table:table-cell>
          <table:table-cell office:value-type="float" office:value="0.656302" calcext:value-type="float">
            <text:p>0.656302</text:p>
          </table:table-cell>
          <table:table-cell office:value-type="float" office:value="0.702807" calcext:value-type="float">
            <text:p>0.702807</text:p>
          </table:table-cell>
          <table:table-cell office:value-type="float" office:value="0.807072" calcext:value-type="float">
            <text:p>0.807072</text:p>
          </table:table-cell>
          <table:table-cell office:value-type="float" office:value="0.699247" calcext:value-type="float">
            <text:p>0.699247</text:p>
          </table:table-cell>
          <table:table-cell office:value-type="float" office:value="0.495874" calcext:value-type="float">
            <text:p>0.495874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719958" calcext:value-type="float">
            <text:p>0.719958</text:p>
          </table:table-cell>
          <table:table-cell office:value-type="float" office:value="0.790665" calcext:value-type="float">
            <text:p>0.790665</text:p>
          </table:table-cell>
          <table:table-cell office:value-type="float" office:value="0.661226" calcext:value-type="float">
            <text:p>0.661226</text:p>
          </table:table-cell>
          <table:table-cell office:value-type="float" office:value="0.683664" calcext:value-type="float">
            <text:p>0.683664</text:p>
          </table:table-cell>
          <table:table-cell office:value-type="float" office:value="0.729858" calcext:value-type="float">
            <text:p>0.729858</text:p>
          </table:table-cell>
          <table:table-cell office:value-type="float" office:value="0.725341" calcext:value-type="float">
            <text:p>0.725341</text:p>
          </table:table-cell>
          <table:table-cell/>
          <table:table-cell office:value-type="float" office:value="0.768088" calcext:value-type="float">
            <text:p>0.768088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0.764056" calcext:value-type="float">
            <text:p>0.764056</text:p>
          </table:table-cell>
          <table:table-cell table:number-columns-repeated="1001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9572" calcext:value-type="float">
            <text:p>0.69572</text:p>
          </table:table-cell>
          <table:table-cell office:value-type="float" office:value="0.683892" calcext:value-type="float">
            <text:p>0.683892</text:p>
          </table:table-cell>
          <table:table-cell office:value-type="float" office:value="0.491651" calcext:value-type="float">
            <text:p>0.491651</text:p>
          </table:table-cell>
          <table:table-cell/>
          <table:table-cell office:value-type="float" office:value="0.66312" calcext:value-type="float">
            <text:p>0.66312</text:p>
          </table:table-cell>
          <table:table-cell office:value-type="float" office:value="0.657723" calcext:value-type="float">
            <text:p>0.657723</text:p>
          </table:table-cell>
          <table:table-cell office:value-type="float" office:value="0.683533" calcext:value-type="float">
            <text:p>0.683533</text:p>
          </table:table-cell>
          <table:table-cell office:value-type="float" office:value="0.822417" calcext:value-type="float">
            <text:p>0.822417</text:p>
          </table:table-cell>
          <table:table-cell office:value-type="float" office:value="0.688575" calcext:value-type="float">
            <text:p>0.688575</text:p>
          </table:table-cell>
          <table:table-cell office:value-type="float" office:value="0.507346" calcext:value-type="float">
            <text:p>0.507346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3122" calcext:value-type="float">
            <text:p>0.713122</text:p>
          </table:table-cell>
          <table:table-cell office:value-type="float" office:value="0.795251" calcext:value-type="float">
            <text:p>0.795251</text:p>
          </table:table-cell>
          <table:table-cell office:value-type="float" office:value="0.650893" calcext:value-type="float">
            <text:p>0.650893</text:p>
          </table:table-cell>
          <table:table-cell office:value-type="float" office:value="0.699278" calcext:value-type="float">
            <text:p>0.699278</text:p>
          </table:table-cell>
          <table:table-cell office:value-type="float" office:value="0.731945" calcext:value-type="float">
            <text:p>0.731945</text:p>
          </table:table-cell>
          <table:table-cell office:value-type="float" office:value="0.727305" calcext:value-type="float">
            <text:p>0.727305</text:p>
          </table:table-cell>
          <table:table-cell/>
          <table:table-cell office:value-type="float" office:value="0.769864" calcext:value-type="float">
            <text:p>0.769864</text:p>
          </table:table-cell>
          <table:table-cell office:value-type="float" office:value="0.767536" calcext:value-type="float">
            <text:p>0.767536</text:p>
          </table:table-cell>
          <table:table-cell office:value-type="float" office:value="0.768812" calcext:value-type="float">
            <text:p>0.768812</text:p>
          </table:table-cell>
          <table:table-cell table:number-columns-repeated="1001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70594" calcext:value-type="float">
            <text:p>0.70594</text:p>
          </table:table-cell>
          <table:table-cell office:value-type="float" office:value="0.669311" calcext:value-type="float">
            <text:p>0.669311</text:p>
          </table:table-cell>
          <table:table-cell table:number-columns-repeated="2"/>
          <table:table-cell office:value-type="float" office:value="0.623703" calcext:value-type="float">
            <text:p>0.623703</text:p>
          </table:table-cell>
          <table:table-cell office:value-type="float" office:value="0.636764" calcext:value-type="float">
            <text:p>0.636764</text:p>
          </table:table-cell>
          <table:table-cell office:value-type="float" office:value="0.664661" calcext:value-type="float">
            <text:p>0.664661</text:p>
          </table:table-cell>
          <table:table-cell office:value-type="float" office:value="0.84554" calcext:value-type="float">
            <text:p>0.84554</text:p>
          </table:table-cell>
          <table:table-cell office:value-type="float" office:value="0.67967" calcext:value-type="float">
            <text:p>0.67967</text:p>
          </table:table-cell>
          <table:table-cell office:value-type="float" office:value="0.506519" calcext:value-type="float">
            <text:p>0.506519</text:p>
          </table:table-cell>
          <table:table-cell/>
          <table:table-cell office:value-type="float" office:value="0.712788" calcext:value-type="float">
            <text:p>0.712788</text:p>
          </table:table-cell>
          <table:table-cell office:value-type="float" office:value="0.813593" calcext:value-type="float">
            <text:p>0.813593</text:p>
          </table:table-cell>
          <table:table-cell office:value-type="float" office:value="0.673791" calcext:value-type="float">
            <text:p>0.673791</text:p>
          </table:table-cell>
          <table:table-cell office:value-type="float" office:value="0.717355" calcext:value-type="float">
            <text:p>0.717355</text:p>
          </table:table-cell>
          <table:table-cell office:value-type="float" office:value="0.72724" calcext:value-type="float">
            <text:p>0.72724</text:p>
          </table:table-cell>
          <table:table-cell office:value-type="float" office:value="0.705549" calcext:value-type="float">
            <text:p>0.705549</text:p>
          </table:table-cell>
          <table:table-cell/>
          <table:table-cell office:value-type="float" office:value="0.771776" calcext:value-type="float">
            <text:p>0.771776</text:p>
          </table:table-cell>
          <table:table-cell table:number-columns-repeated="1003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71605" calcext:value-type="float">
            <text:p>0.71605</text:p>
          </table:table-cell>
          <table:table-cell table:number-columns-repeated="3"/>
          <table:table-cell office:value-type="float" office:value="0.64026" calcext:value-type="float">
            <text:p>0.64026</text:p>
          </table:table-cell>
          <table:table-cell office:value-type="float" office:value="0.644697" calcext:value-type="float">
            <text:p>0.644697</text:p>
          </table:table-cell>
          <table:table-cell table:number-columns-repeated="2"/>
          <table:table-cell office:value-type="float" office:value="0.683158" calcext:value-type="float">
            <text:p>0.683158</text:p>
          </table:table-cell>
          <table:table-cell table:number-columns-repeated="2"/>
          <table:table-cell office:value-type="float" office:value="0.715015" calcext:value-type="float">
            <text:p>0.715015</text:p>
          </table:table-cell>
          <table:table-cell office:value-type="float" office:value="0.819013" calcext:value-type="float">
            <text:p>0.819013</text:p>
          </table:table-cell>
          <table:table-cell office:value-type="float" office:value="0.689031" calcext:value-type="float">
            <text:p>0.689031</text:p>
          </table:table-cell>
          <table:table-cell office:value-type="float" office:value="0.704043" calcext:value-type="float">
            <text:p>0.704043</text:p>
          </table:table-cell>
          <table:table-cell table:number-columns-repeated="3"/>
          <table:table-cell office:value-type="float" office:value="0.766487" calcext:value-type="float">
            <text:p>0.766487</text:p>
          </table:table-cell>
          <table:table-cell table:number-columns-repeated="1003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70607" calcext:value-type="float">
            <text:p>0.70607</text:p>
          </table:table-cell>
          <table:table-cell table:number-columns-repeated="3"/>
          <table:table-cell office:value-type="float" office:value="0.63808" calcext:value-type="float">
            <text:p>0.63808</text:p>
          </table:table-cell>
          <table:table-cell office:value-type="float" office:value="0.634336" calcext:value-type="float">
            <text:p>0.634336</text:p>
          </table:table-cell>
          <table:table-cell table:number-columns-repeated="2"/>
          <table:table-cell office:value-type="float" office:value="0.681863" calcext:value-type="float">
            <text:p>0.681863</text:p>
          </table:table-cell>
          <table:table-cell table:number-columns-repeated="2"/>
          <table:table-cell office:value-type="float" office:value="0.711834" calcext:value-type="float">
            <text:p>0.711834</text:p>
          </table:table-cell>
          <table:table-cell office:value-type="float" office:value="0.833301" calcext:value-type="float">
            <text:p>0.833301</text:p>
          </table:table-cell>
          <table:table-cell/>
          <table:table-cell office:value-type="float" office:value="0.704516" calcext:value-type="float">
            <text:p>0.704516</text:p>
          </table:table-cell>
          <table:table-cell table:number-columns-repeated="3"/>
          <table:table-cell office:value-type="float" office:value="0.772875" calcext:value-type="float">
            <text:p>0.772875</text:p>
          </table:table-cell>
          <table:table-cell table:number-columns-repeated="1003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71188" calcext:value-type="float">
            <text:p>0.71188</text:p>
          </table:table-cell>
          <table:table-cell table:number-columns-repeated="3"/>
          <table:table-cell office:value-type="float" office:value="0.63628" calcext:value-type="float">
            <text:p>0.63628</text:p>
          </table:table-cell>
          <table:table-cell office:value-type="float" office:value="0.641526" calcext:value-type="float">
            <text:p>0.641526</text:p>
          </table:table-cell>
          <table:table-cell table:number-columns-repeated="2"/>
          <table:table-cell office:value-type="float" office:value="0.675015" calcext:value-type="float">
            <text:p>0.675015</text:p>
          </table:table-cell>
          <table:table-cell table:number-columns-repeated="2"/>
          <table:table-cell office:value-type="float" office:value="0.709585" calcext:value-type="float">
            <text:p>0.709585</text:p>
          </table:table-cell>
          <table:table-cell office:value-type="float" office:value="0.842055" calcext:value-type="float">
            <text:p>0.842055</text:p>
          </table:table-cell>
          <table:table-cell table:number-columns-repeated="5"/>
          <table:table-cell office:value-type="float" office:value="0.765052" calcext:value-type="float">
            <text:p>0.765052</text:p>
          </table:table-cell>
          <table:table-cell table:number-columns-repeated="1003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70827" calcext:value-type="float">
            <text:p>0.70827</text:p>
          </table:table-cell>
          <table:table-cell table:number-columns-repeated="3"/>
          <table:table-cell office:value-type="float" office:value="0.61786" calcext:value-type="float">
            <text:p>0.61786</text:p>
          </table:table-cell>
          <table:table-cell office:value-type="float" office:value="0.617392" calcext:value-type="float">
            <text:p>0.617392</text:p>
          </table:table-cell>
          <table:table-cell table:number-columns-repeated="2"/>
          <table:table-cell office:value-type="float" office:value="0.658999" calcext:value-type="float">
            <text:p>0.658999</text:p>
          </table:table-cell>
          <table:table-cell table:number-columns-repeated="2"/>
          <table:table-cell office:value-type="float" office:value="0.699739" calcext:value-type="float">
            <text:p>0.699739</text:p>
          </table:table-cell>
          <table:table-cell office:value-type="float" office:value="0.848193" calcext:value-type="float">
            <text:p>0.848193</text:p>
          </table:table-cell>
          <table:table-cell table:number-columns-repeated="1009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9465" calcext:value-type="float">
            <text:p>0.69465</text:p>
          </table:table-cell>
          <table:table-cell table:number-columns-repeated="3"/>
          <table:table-cell office:value-type="float" office:value="0.630996" calcext:value-type="float">
            <text:p>0.630996</text:p>
          </table:table-cell>
          <table:table-cell office:value-type="float" office:value="0.629806" calcext:value-type="float">
            <text:p>0.629806</text:p>
          </table:table-cell>
          <table:table-cell table:number-columns-repeated="2"/>
          <table:table-cell office:value-type="float" office:value="0.688059" calcext:value-type="float">
            <text:p>0.688059</text:p>
          </table:table-cell>
          <table:table-cell table:number-columns-repeated="2"/>
          <table:table-cell office:value-type="float" office:value="0.706255" calcext:value-type="float">
            <text:p>0.706255</text:p>
          </table:table-cell>
          <table:table-cell office:value-type="float" office:value="0.859871" calcext:value-type="float">
            <text:p>0.859871</text:p>
          </table:table-cell>
          <table:table-cell table:number-columns-repeated="1009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71376" calcext:value-type="float">
            <text:p>0.71376</text:p>
          </table:table-cell>
          <table:table-cell table:number-columns-repeated="3"/>
          <table:table-cell office:value-type="float" office:value="0.647174" calcext:value-type="float">
            <text:p>0.647174</text:p>
          </table:table-cell>
          <table:table-cell office:value-type="float" office:value="0.63974" calcext:value-type="float">
            <text:p>0.63974</text:p>
          </table:table-cell>
          <table:table-cell table:number-columns-repeated="2"/>
          <table:table-cell office:value-type="float" office:value="0.68674" calcext:value-type="float">
            <text:p>0.68674</text:p>
          </table:table-cell>
          <table:table-cell table:number-columns-repeated="2"/>
          <table:table-cell office:value-type="float" office:value="0.710657" calcext:value-type="float">
            <text:p>0.710657</text:p>
          </table:table-cell>
          <table:table-cell office:value-type="float" office:value="0.871357" calcext:value-type="float">
            <text:p>0.871357</text:p>
          </table:table-cell>
          <table:table-cell table:number-columns-repeated="1009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71263" calcext:value-type="float">
            <text:p>0.71263</text:p>
          </table:table-cell>
          <table:table-cell table:number-columns-repeated="3"/>
          <table:table-cell office:value-type="float" office:value="0.618613" calcext:value-type="float">
            <text:p>0.618613</text:p>
          </table:table-cell>
          <table:table-cell office:value-type="float" office:value="0.622048" calcext:value-type="float">
            <text:p>0.622048</text:p>
          </table:table-cell>
          <table:table-cell table:number-columns-repeated="5"/>
          <table:table-cell office:value-type="float" office:value="0.705918" calcext:value-type="float">
            <text:p>0.705918</text:p>
          </table:table-cell>
          <table:table-cell table:number-columns-repeated="1010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72635" calcext:value-type="float">
            <text:p>0.72635</text:p>
          </table:table-cell>
          <table:table-cell table:number-columns-repeated="10"/>
          <table:table-cell office:value-type="float" office:value="0.701104" calcext:value-type="float">
            <text:p>0.701104</text:p>
          </table:table-cell>
          <table:table-cell table:number-columns-repeated="1010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71339" calcext:value-type="float">
            <text:p>0.71339</text:p>
          </table:table-cell>
          <table:table-cell table:number-columns-repeated="10"/>
          <table:table-cell office:value-type="float" office:value="0.69465" calcext:value-type="float">
            <text:p>0.69465</text:p>
          </table:table-cell>
          <table:table-cell table:number-columns-repeated="1010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9318" calcext:value-type="float">
            <text:p>0.69318</text:p>
          </table:table-cell>
          <table:table-cell table:number-columns-repeated="1021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9467" calcext:value-type="float">
            <text:p>0.69467</text:p>
          </table:table-cell>
          <table:table-cell table:number-columns-repeated="1021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70603" calcext:value-type="float">
            <text:p>0.70603</text:p>
          </table:table-cell>
          <table:table-cell table:number-columns-repeated="1021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8864" calcext:value-type="float">
            <text:p>0.68864</text:p>
          </table:table-cell>
          <table:table-cell table:number-columns-repeated="1021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71336" calcext:value-type="float">
            <text:p>0.71336</text:p>
          </table:table-cell>
          <table:table-cell table:number-columns-repeated="1021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853" calcext:value-type="float">
            <text:p>0.67853</text:p>
          </table:table-cell>
          <table:table-cell table:number-columns-repeated="1021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7891" calcext:value-type="float">
            <text:p>0.67891</text:p>
          </table:table-cell>
          <table:table-cell table:number-columns-repeated="1021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68453" calcext:value-type="float">
            <text:p>0.68453</text:p>
          </table:table-cell>
          <table:table-cell table:number-columns-repeated="1021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8181" calcext:value-type="float">
            <text:p>0.68181</text:p>
          </table:table-cell>
          <table:table-cell table:number-columns-repeated="1021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05" calcext:value-type="float">
            <text:p>0.67805</text:p>
          </table:table-cell>
          <table:table-cell table:number-columns-repeated="1021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70279" calcext:value-type="float">
            <text:p>0.70279</text:p>
          </table:table-cell>
          <table:table-cell table:number-columns-repeated="1021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8836" calcext:value-type="float">
            <text:p>0.68836</text:p>
          </table:table-cell>
          <table:table-cell table:number-columns-repeated="1021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7995" calcext:value-type="float">
            <text:p>0.67995</text:p>
          </table:table-cell>
          <table:table-cell table:number-columns-repeated="1021"/>
        </table:table-row>
      </table:table>
      <table:table table:name="Accuracy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table:formula="of:=[$'F1-score'.A2]" office:value-type="string" office:string-value="epochs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table:number-columns-repeated="999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57317" calcext:value-type="float">
            <text:p>0.657317</text:p>
          </table:table-cell>
          <table:table-cell office:value-type="float" office:value="0.371015" calcext:value-type="float">
            <text:p>0.371015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665261" calcext:value-type="float">
            <text:p>0.665261</text:p>
          </table:table-cell>
          <table:table-cell office:value-type="float" office:value="0.656625" calcext:value-type="float">
            <text:p>0.656625</text:p>
          </table:table-cell>
          <table:table-cell office:value-type="float" office:value="0.68178" calcext:value-type="float">
            <text:p>0.68178</text:p>
          </table:table-cell>
          <table:table-cell/>
          <table:table-cell office:value-type="float" office:value="0.381485" calcext:value-type="float">
            <text:p>0.38148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7786" calcext:value-type="float">
            <text:p>0.657786</text:p>
          </table:table-cell>
          <table:table-cell/>
          <table:table-cell office:value-type="float" office:value="0.364497" calcext:value-type="float">
            <text:p>0.364497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664976" calcext:value-type="float">
            <text:p>0.664976</text:p>
          </table:table-cell>
          <table:table-cell office:value-type="float" office:value="0.451533" calcext:value-type="float">
            <text:p>0.451533</text:p>
          </table:table-cell>
          <table:table-cell office:value-type="float" office:value="0.669192" calcext:value-type="float">
            <text:p>0.669192</text:p>
          </table:table-cell>
          <table:table-cell office:value-type="float" office:value="0.677258" calcext:value-type="float">
            <text:p>0.677258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0.679173" calcext:value-type="float">
            <text:p>0.679173</text:p>
          </table:table-cell>
          <table:table-cell office:value-type="float" office:value="0.672207" calcext:value-type="float">
            <text:p>0.672207</text:p>
          </table:table-cell>
          <table:table-cell office:value-type="float" office:value="0.646298" calcext:value-type="float">
            <text:p>0.646298</text:p>
          </table:table-cell>
          <table:table-cell table:number-columns-repeated="999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/>
          <table:table-cell office:value-type="float" office:value="0.67017" calcext:value-type="float">
            <text:p>0.67017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55708" calcext:value-type="float">
            <text:p>0.655708</text:p>
          </table:table-cell>
          <table:table-cell office:value-type="float" office:value="0.649333" calcext:value-type="float">
            <text:p>0.649333</text:p>
          </table:table-cell>
          <table:table-cell/>
          <table:table-cell office:value-type="float" office:value="0.634586" calcext:value-type="float">
            <text:p>0.634586</text:p>
          </table:table-cell>
          <table:table-cell office:value-type="float" office:value="0.354089" calcext:value-type="float">
            <text:p>0.354089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52592" calcext:value-type="float">
            <text:p>0.652592</text:p>
          </table:table-cell>
          <table:table-cell/>
          <table:table-cell office:value-type="float" office:value="0.358896" calcext:value-type="float">
            <text:p>0.358896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0.677157" calcext:value-type="float">
            <text:p>0.677157</text:p>
          </table:table-cell>
          <table:table-cell office:value-type="float" office:value="0.626479" calcext:value-type="float">
            <text:p>0.626479</text:p>
          </table:table-cell>
          <table:table-cell office:value-type="float" office:value="0.639149" calcext:value-type="float">
            <text:p>0.639149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0.726082" calcext:value-type="float">
            <text:p>0.726082</text:p>
          </table:table-cell>
          <table:table-cell office:value-type="float" office:value="0.719177" calcext:value-type="float">
            <text:p>0.719177</text:p>
          </table:table-cell>
          <table:table-cell office:value-type="float" office:value="0.710459" calcext:value-type="float">
            <text:p>0.710459</text:p>
          </table:table-cell>
          <table:table-cell office:value-type="float" office:value="0.710907" calcext:value-type="float">
            <text:p>0.710907</text:p>
          </table:table-cell>
          <table:table-cell table:number-columns-repeated="999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/>
          <table:table-cell office:value-type="float" office:value="0.651512" calcext:value-type="float">
            <text:p>0.651512</text:p>
          </table:table-cell>
          <table:table-cell office:value-type="float" office:value="0.575761" calcext:value-type="float">
            <text:p>0.575761</text:p>
          </table:table-cell>
          <table:table-cell office:value-type="float" office:value="0.539322" calcext:value-type="float">
            <text:p>0.539322</text:p>
          </table:table-cell>
          <table:table-cell office:value-type="float" office:value="0.67622" calcext:value-type="float">
            <text:p>0.67622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693309" calcext:value-type="float">
            <text:p>0.693309</text:p>
          </table:table-cell>
          <table:table-cell/>
          <table:table-cell office:value-type="float" office:value="0.676342" calcext:value-type="float">
            <text:p>0.676342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0.608616" calcext:value-type="float">
            <text:p>0.608616</text:p>
          </table:table-cell>
          <table:table-cell office:value-type="float" office:value="0.644913" calcext:value-type="float">
            <text:p>0.644913</text:p>
          </table:table-cell>
          <table:table-cell/>
          <table:table-cell office:value-type="float" office:value="0.354211" calcext:value-type="float">
            <text:p>0.354211</text:p>
          </table:table-cell>
          <table:table-cell office:value-type="float" office:value="0.666769" calcext:value-type="float">
            <text:p>0.666769</text:p>
          </table:table-cell>
          <table:table-cell office:value-type="float" office:value="0.68121" calcext:value-type="float">
            <text:p>0.68121</text:p>
          </table:table-cell>
          <table:table-cell office:value-type="float" office:value="0.668337" calcext:value-type="float">
            <text:p>0.668337</text:p>
          </table:table-cell>
          <table:table-cell office:value-type="float" office:value="0.611997" calcext:value-type="float">
            <text:p>0.611997</text:p>
          </table:table-cell>
          <table:table-cell office:value-type="float" office:value="0.717059" calcext:value-type="float">
            <text:p>0.717059</text:p>
          </table:table-cell>
          <table:table-cell office:value-type="float" office:value="0.691089" calcext:value-type="float">
            <text:p>0.691089</text:p>
          </table:table-cell>
          <table:table-cell office:value-type="float" office:value="0.706508" calcext:value-type="float">
            <text:p>0.706508</text:p>
          </table:table-cell>
          <table:table-cell office:value-type="float" office:value="0.701436" calcext:value-type="float">
            <text:p>0.701436</text:p>
          </table:table-cell>
          <table:table-cell table:number-columns-repeated="1000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/>
          <table:table-cell office:value-type="float" office:value="0.617782" calcext:value-type="float">
            <text:p>0.617782</text:p>
          </table:table-cell>
          <table:table-cell office:value-type="float" office:value="0.595947" calcext:value-type="float">
            <text:p>0.595947</text:p>
          </table:table-cell>
          <table:table-cell office:value-type="float" office:value="0.490966" calcext:value-type="float">
            <text:p>0.490966</text:p>
          </table:table-cell>
          <table:table-cell office:value-type="float" office:value="0.668092" calcext:value-type="float">
            <text:p>0.66809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696161" calcext:value-type="float">
            <text:p>0.696161</text:p>
          </table:table-cell>
          <table:table-cell/>
          <table:table-cell office:value-type="float" office:value="0.683145" calcext:value-type="float">
            <text:p>0.683145</text:p>
          </table:table-cell>
          <table:table-cell office:value-type="float" office:value="0.640391" calcext:value-type="float">
            <text:p>0.640391</text:p>
          </table:table-cell>
          <table:table-cell office:value-type="float" office:value="0.661167" calcext:value-type="float">
            <text:p>0.661167</text:p>
          </table:table-cell>
          <table:table-cell office:value-type="float" office:value="0.649109" calcext:value-type="float">
            <text:p>0.649109</text:p>
          </table:table-cell>
          <table:table-cell/>
          <table:table-cell office:value-type="float" office:value="0.682004" calcext:value-type="float">
            <text:p>0.682004</text:p>
          </table:table-cell>
          <table:table-cell office:value-type="float" office:value="0.658947" calcext:value-type="float">
            <text:p>0.658947</text:p>
          </table:table-cell>
          <table:table-cell office:value-type="float" office:value="0.664691" calcext:value-type="float">
            <text:p>0.664691</text:p>
          </table:table-cell>
          <table:table-cell office:value-type="float" office:value="0.660352" calcext:value-type="float">
            <text:p>0.660352</text:p>
          </table:table-cell>
          <table:table-cell office:value-type="float" office:value="0.670944" calcext:value-type="float">
            <text:p>0.670944</text:p>
          </table:table-cell>
          <table:table-cell office:value-type="float" office:value="0.746227" calcext:value-type="float">
            <text:p>0.746227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31704" calcext:value-type="float">
            <text:p>0.731704</text:p>
          </table:table-cell>
          <table:table-cell office:value-type="float" office:value="0.7105" calcext:value-type="float">
            <text:p>0.7105</text:p>
          </table:table-cell>
          <table:table-cell table:number-columns-repeated="1000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/>
          <table:table-cell office:value-type="float" office:value="0.589958" calcext:value-type="float">
            <text:p>0.589958</text:p>
          </table:table-cell>
          <table:table-cell office:value-type="float" office:value="0.604257" calcext:value-type="float">
            <text:p>0.604257</text:p>
          </table:table-cell>
          <table:table-cell office:value-type="float" office:value="0.457766" calcext:value-type="float">
            <text:p>0.457766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643202" calcext:value-type="float">
            <text:p>0.643202</text:p>
          </table:table-cell>
          <table:table-cell office:value-type="float" office:value="0.676932" calcext:value-type="float">
            <text:p>0.676932</text:p>
          </table:table-cell>
          <table:table-cell/>
          <table:table-cell office:value-type="float" office:value="0.663102" calcext:value-type="float">
            <text:p>0.663102</text:p>
          </table:table-cell>
          <table:table-cell office:value-type="float" office:value="0.354843" calcext:value-type="float">
            <text:p>0.354843</text:p>
          </table:table-cell>
          <table:table-cell office:value-type="float" office:value="0.652449" calcext:value-type="float">
            <text:p>0.652449</text:p>
          </table:table-cell>
          <table:table-cell office:value-type="float" office:value="0.645117" calcext:value-type="float">
            <text:p>0.645117</text:p>
          </table:table-cell>
          <table:table-cell/>
          <table:table-cell office:value-type="float" office:value="0.688787" calcext:value-type="float">
            <text:p>0.688787</text:p>
          </table:table-cell>
          <table:table-cell office:value-type="float" office:value="0.680701" calcext:value-type="float">
            <text:p>0.680701</text:p>
          </table:table-cell>
          <table:table-cell office:value-type="float" office:value="0.681984" calcext:value-type="float">
            <text:p>0.681984</text:p>
          </table:table-cell>
          <table:table-cell office:value-type="float" office:value="0.649476" calcext:value-type="float">
            <text:p>0.649476</text:p>
          </table:table-cell>
          <table:table-cell office:value-type="float" office:value="0.639067" calcext:value-type="float">
            <text:p>0.639067</text:p>
          </table:table-cell>
          <table:table-cell office:value-type="float" office:value="0.72708" calcext:value-type="float">
            <text:p>0.72708</text:p>
          </table:table-cell>
          <table:table-cell office:value-type="float" office:value="0.719075" calcext:value-type="float">
            <text:p>0.719075</text:p>
          </table:table-cell>
          <table:table-cell office:value-type="float" office:value="0.689805" calcext:value-type="float">
            <text:p>0.689805</text:p>
          </table:table-cell>
          <table:table-cell table:number-columns-repeated="1001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39454" calcext:value-type="float">
            <text:p>0.39454</text:p>
          </table:table-cell>
          <table:table-cell office:value-type="float" office:value="0.585946" calcext:value-type="float">
            <text:p>0.585946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34199" calcext:value-type="float">
            <text:p>0.634199</text:p>
          </table:table-cell>
          <table:table-cell office:value-type="float" office:value="0.652572" calcext:value-type="float">
            <text:p>0.652572</text:p>
          </table:table-cell>
          <table:table-cell office:value-type="float" office:value="0.682513" calcext:value-type="float">
            <text:p>0.682513</text:p>
          </table:table-cell>
          <table:table-cell office:value-type="float" office:value="0.746546" calcext:value-type="float">
            <text:p>0.746546</text:p>
          </table:table-cell>
          <table:table-cell office:value-type="float" office:value="0.679825" calcext:value-type="float">
            <text:p>0.679825</text:p>
          </table:table-cell>
          <table:table-cell office:value-type="float" office:value="0.356207" calcext:value-type="float">
            <text:p>0.356207</text:p>
          </table:table-cell>
          <table:table-cell office:value-type="float" office:value="0.638823" calcext:value-type="float">
            <text:p>0.638823</text:p>
          </table:table-cell>
          <table:table-cell office:value-type="float" office:value="0.668887" calcext:value-type="float">
            <text:p>0.668887</text:p>
          </table:table-cell>
          <table:table-cell/>
          <table:table-cell office:value-type="float" office:value="0.675975" calcext:value-type="float">
            <text:p>0.675975</text:p>
          </table:table-cell>
          <table:table-cell office:value-type="float" office:value="0.680212" calcext:value-type="float">
            <text:p>0.680212</text:p>
          </table:table-cell>
          <table:table-cell office:value-type="float" office:value="0.662532" calcext:value-type="float">
            <text:p>0.662532</text:p>
          </table:table-cell>
          <table:table-cell office:value-type="float" office:value="0.648763" calcext:value-type="float">
            <text:p>0.648763</text:p>
          </table:table-cell>
          <table:table-cell office:value-type="float" office:value="0.647703" calcext:value-type="float">
            <text:p>0.647703</text:p>
          </table:table-cell>
          <table:table-cell office:value-type="float" office:value="0.730624" calcext:value-type="float">
            <text:p>0.730624</text:p>
          </table:table-cell>
          <table:table-cell office:value-type="float" office:value="0.719625" calcext:value-type="float">
            <text:p>0.719625</text:p>
          </table:table-cell>
          <table:table-cell office:value-type="float" office:value="0.728995" calcext:value-type="float">
            <text:p>0.728995</text:p>
          </table:table-cell>
          <table:table-cell table:number-columns-repeated="1001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46554" calcext:value-type="float">
            <text:p>0.46554</text:p>
          </table:table-cell>
          <table:table-cell office:value-type="float" office:value="0.656869" calcext:value-type="float">
            <text:p>0.656869</text:p>
          </table:table-cell>
          <table:table-cell office:value-type="float" office:value="0.407862" calcext:value-type="float">
            <text:p>0.407862</text:p>
          </table:table-cell>
          <table:table-cell/>
          <table:table-cell office:value-type="float" office:value="0.660699" calcext:value-type="float">
            <text:p>0.660699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0.678847" calcext:value-type="float">
            <text:p>0.678847</text:p>
          </table:table-cell>
          <table:table-cell office:value-type="float" office:value="0.760795" calcext:value-type="float">
            <text:p>0.760795</text:p>
          </table:table-cell>
          <table:table-cell office:value-type="float" office:value="0.676566" calcext:value-type="float">
            <text:p>0.676566</text:p>
          </table:table-cell>
          <table:table-cell office:value-type="float" office:value="0.360566" calcext:value-type="float">
            <text:p>0.360566</text:p>
          </table:table-cell>
          <table:table-cell office:value-type="float" office:value="0.627355" calcext:value-type="float">
            <text:p>0.627355</text:p>
          </table:table-cell>
          <table:table-cell office:value-type="float" office:value="0.66186" calcext:value-type="float">
            <text:p>0.66186</text:p>
          </table:table-cell>
          <table:table-cell/>
          <table:table-cell office:value-type="float" office:value="0.660923" calcext:value-type="float">
            <text:p>0.660923</text:p>
          </table:table-cell>
          <table:table-cell office:value-type="float" office:value="0.670353" calcext:value-type="float">
            <text:p>0.670353</text:p>
          </table:table-cell>
          <table:table-cell office:value-type="float" office:value="0.681801" calcext:value-type="float">
            <text:p>0.681801</text:p>
          </table:table-cell>
          <table:table-cell office:value-type="float" office:value="0.68675" calcext:value-type="float">
            <text:p>0.68675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728221" calcext:value-type="float">
            <text:p>0.728221</text:p>
          </table:table-cell>
          <table:table-cell office:value-type="float" office:value="0.720338" calcext:value-type="float">
            <text:p>0.720338</text:p>
          </table:table-cell>
          <table:table-cell office:value-type="float" office:value="0.731826" calcext:value-type="float">
            <text:p>0.731826</text:p>
          </table:table-cell>
          <table:table-cell table:number-columns-repeated="1001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58336" calcext:value-type="float">
            <text:p>0.658336</text:p>
          </table:table-cell>
          <table:table-cell office:value-type="float" office:value="0.354069" calcext:value-type="float">
            <text:p>0.354069</text:p>
          </table:table-cell>
          <table:table-cell/>
          <table:table-cell office:value-type="float" office:value="0.663897" calcext:value-type="float">
            <text:p>0.663897</text:p>
          </table:table-cell>
          <table:table-cell office:value-type="float" office:value="0.667583" calcext:value-type="float">
            <text:p>0.667583</text:p>
          </table:table-cell>
          <table:table-cell office:value-type="float" office:value="0.684611" calcext:value-type="float">
            <text:p>0.684611</text:p>
          </table:table-cell>
          <table:table-cell office:value-type="float" office:value="0.768324" calcext:value-type="float">
            <text:p>0.768324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360098" calcext:value-type="float">
            <text:p>0.360098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70714" calcext:value-type="float">
            <text:p>0.70714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0.634749" calcext:value-type="float">
            <text:p>0.634749</text:p>
          </table:table-cell>
          <table:table-cell office:value-type="float" office:value="0.686017" calcext:value-type="float">
            <text:p>0.686017</text:p>
          </table:table-cell>
          <table:table-cell office:value-type="float" office:value="0.627946" calcext:value-type="float">
            <text:p>0.627946</text:p>
          </table:table-cell>
          <table:table-cell/>
          <table:table-cell office:value-type="float" office:value="0.727508" calcext:value-type="float">
            <text:p>0.727508</text:p>
          </table:table-cell>
          <table:table-cell office:value-type="float" office:value="0.729463" calcext:value-type="float">
            <text:p>0.729463</text:p>
          </table:table-cell>
          <table:table-cell office:value-type="float" office:value="0.726693" calcext:value-type="float">
            <text:p>0.726693</text:p>
          </table:table-cell>
          <table:table-cell table:number-columns-repeated="1001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642978" calcext:value-type="float">
            <text:p>0.642978</text:p>
          </table:table-cell>
          <table:table-cell office:value-type="float" office:value="0.469335" calcext:value-type="float">
            <text:p>0.469335</text:p>
          </table:table-cell>
          <table:table-cell/>
          <table:table-cell office:value-type="float" office:value="0.669539" calcext:value-type="float">
            <text:p>0.669539</text:p>
          </table:table-cell>
          <table:table-cell office:value-type="float" office:value="0.671474" calcext:value-type="float">
            <text:p>0.671474</text:p>
          </table:table-cell>
          <table:table-cell office:value-type="float" office:value="0.694103" calcext:value-type="float">
            <text:p>0.694103</text:p>
          </table:table-cell>
          <table:table-cell office:value-type="float" office:value="0.783047" calcext:value-type="float">
            <text:p>0.783047</text:p>
          </table:table-cell>
          <table:table-cell office:value-type="float" office:value="0.686893" calcext:value-type="float">
            <text:p>0.686893</text:p>
          </table:table-cell>
          <table:table-cell office:value-type="float" office:value="0.36908" calcext:value-type="float">
            <text:p>0.36908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65017" calcext:value-type="float">
            <text:p>0.665017</text:p>
          </table:table-cell>
          <table:table-cell office:value-type="float" office:value="0.726389" calcext:value-type="float">
            <text:p>0.726389</text:p>
          </table:table-cell>
          <table:table-cell office:value-type="float" office:value="0.674203" calcext:value-type="float">
            <text:p>0.674203</text:p>
          </table:table-cell>
          <table:table-cell office:value-type="float" office:value="0.670985" calcext:value-type="float">
            <text:p>0.670985</text:p>
          </table:table-cell>
          <table:table-cell office:value-type="float" office:value="0.681841" calcext:value-type="float">
            <text:p>0.681841</text:p>
          </table:table-cell>
          <table:table-cell office:value-type="float" office:value="0.65025" calcext:value-type="float">
            <text:p>0.65025</text:p>
          </table:table-cell>
          <table:table-cell/>
          <table:table-cell office:value-type="float" office:value="0.732824" calcext:value-type="float">
            <text:p>0.732824</text:p>
          </table:table-cell>
          <table:table-cell office:value-type="float" office:value="0.722742" calcext:value-type="float">
            <text:p>0.722742</text:p>
          </table:table-cell>
          <table:table-cell office:value-type="float" office:value="0.728771" calcext:value-type="float">
            <text:p>0.728771</text:p>
          </table:table-cell>
          <table:table-cell table:number-columns-repeated="1001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48926" calcext:value-type="float">
            <text:p>0.648926</text:p>
          </table:table-cell>
          <table:table-cell table:number-columns-repeated="2"/>
          <table:table-cell office:value-type="float" office:value="0.665363" calcext:value-type="float">
            <text:p>0.665363</text:p>
          </table:table-cell>
          <table:table-cell office:value-type="float" office:value="0.663958" calcext:value-type="float">
            <text:p>0.663958</text:p>
          </table:table-cell>
          <table:table-cell office:value-type="float" office:value="0.686241" calcext:value-type="float">
            <text:p>0.686241</text:p>
          </table:table-cell>
          <table:table-cell office:value-type="float" office:value="0.798972" calcext:value-type="float">
            <text:p>0.798972</text:p>
          </table:table-cell>
          <table:table-cell office:value-type="float" office:value="0.680253" calcext:value-type="float">
            <text:p>0.680253</text:p>
          </table:table-cell>
          <table:table-cell office:value-type="float" office:value="0.372808" calcext:value-type="float">
            <text:p>0.372808</text:p>
          </table:table-cell>
          <table:table-cell/>
          <table:table-cell office:value-type="float" office:value="0.649577" calcext:value-type="float">
            <text:p>0.649577</text:p>
          </table:table-cell>
          <table:table-cell office:value-type="float" office:value="0.726668" calcext:value-type="float">
            <text:p>0.726668</text:p>
          </table:table-cell>
          <table:table-cell office:value-type="float" office:value="0.66907" calcext:value-type="float">
            <text:p>0.66907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70101" calcext:value-type="float">
            <text:p>0.70101</text:p>
          </table:table-cell>
          <table:table-cell office:value-type="float" office:value="0.68288" calcext:value-type="float">
            <text:p>0.68288</text:p>
          </table:table-cell>
          <table:table-cell/>
          <table:table-cell office:value-type="float" office:value="0.735961" calcext:value-type="float">
            <text:p>0.735961</text:p>
          </table:table-cell>
          <table:table-cell table:number-columns-repeated="1003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7214" calcext:value-type="float">
            <text:p>0.67214</text:p>
          </table:table-cell>
          <table:table-cell table:number-columns-repeated="3"/>
          <table:table-cell office:value-type="float" office:value="0.668724" calcext:value-type="float">
            <text:p>0.668724</text:p>
          </table:table-cell>
          <table:table-cell office:value-type="float" office:value="0.655036" calcext:value-type="float">
            <text:p>0.655036</text:p>
          </table:table-cell>
          <table:table-cell table:number-columns-repeated="2"/>
          <table:table-cell office:value-type="float" office:value="0.67844" calcext:value-type="float">
            <text:p>0.67844</text:p>
          </table:table-cell>
          <table:table-cell table:number-columns-repeated="2"/>
          <table:table-cell office:value-type="float" office:value="0.656992" calcext:value-type="float">
            <text:p>0.656992</text:p>
          </table:table-cell>
          <table:table-cell office:value-type="float" office:value="0.74114" calcext:value-type="float">
            <text:p>0.7411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7844" calcext:value-type="float">
            <text:p>0.67844</text:p>
          </table:table-cell>
          <table:table-cell table:number-columns-repeated="3"/>
          <table:table-cell office:value-type="float" office:value="0.733863" calcext:value-type="float">
            <text:p>0.733863</text:p>
          </table:table-cell>
          <table:table-cell table:number-columns-repeated="1003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954" calcext:value-type="float">
            <text:p>0.58954</text:p>
          </table:table-cell>
          <table:table-cell table:number-columns-repeated="3"/>
          <table:table-cell office:value-type="float" office:value="0.672859" calcext:value-type="float">
            <text:p>0.672859</text:p>
          </table:table-cell>
          <table:table-cell office:value-type="float" office:value="0.655871" calcext:value-type="float">
            <text:p>0.655871</text:p>
          </table:table-cell>
          <table:table-cell table:number-columns-repeated="2"/>
          <table:table-cell office:value-type="float" office:value="0.672879" calcext:value-type="float">
            <text:p>0.672879</text:p>
          </table:table-cell>
          <table:table-cell table:number-columns-repeated="2"/>
          <table:table-cell office:value-type="float" office:value="0.666117" calcext:value-type="float">
            <text:p>0.666117</text:p>
          </table:table-cell>
          <table:table-cell office:value-type="float" office:value="0.767653" calcext:value-type="float">
            <text:p>0.767653</text:p>
          </table:table-cell>
          <table:table-cell/>
          <table:table-cell office:value-type="float" office:value="0.673714" calcext:value-type="float">
            <text:p>0.673714</text:p>
          </table:table-cell>
          <table:table-cell table:number-columns-repeated="3"/>
          <table:table-cell office:value-type="float" office:value="0.738914" calcext:value-type="float">
            <text:p>0.738914</text:p>
          </table:table-cell>
          <table:table-cell table:number-columns-repeated="1003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7605" calcext:value-type="float">
            <text:p>0.67605</text:p>
          </table:table-cell>
          <table:table-cell table:number-columns-repeated="3"/>
          <table:table-cell office:value-type="float" office:value="0.681678" calcext:value-type="float">
            <text:p>0.681678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  <table:table-cell office:value-type="float" office:value="0.670924" calcext:value-type="float">
            <text:p>0.670924</text:p>
          </table:table-cell>
          <table:table-cell table:number-columns-repeated="2"/>
          <table:table-cell office:value-type="float" office:value="0.664202" calcext:value-type="float">
            <text:p>0.664202</text:p>
          </table:table-cell>
          <table:table-cell office:value-type="float" office:value="0.769413" calcext:value-type="float">
            <text:p>0.769413</text:p>
          </table:table-cell>
          <table:table-cell table:number-columns-repeated="5"/>
          <table:table-cell office:value-type="float" office:value="0.732519" calcext:value-type="float">
            <text:p>0.732519</text:p>
          </table:table-cell>
          <table:table-cell table:number-columns-repeated="1003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7366" calcext:value-type="float">
            <text:p>0.67366</text:p>
          </table:table-cell>
          <table:table-cell table:number-columns-repeated="3"/>
          <table:table-cell office:value-type="float" office:value="0.677829" calcext:value-type="float">
            <text:p>0.677829</text:p>
          </table:table-cell>
          <table:table-cell office:value-type="float" office:value="0.667705" calcext:value-type="float">
            <text:p>0.667705</text:p>
          </table:table-cell>
          <table:table-cell table:number-columns-repeated="2"/>
          <table:table-cell office:value-type="float" office:value="0.66355" calcext:value-type="float">
            <text:p>0.66355</text:p>
          </table:table-cell>
          <table:table-cell table:number-columns-repeated="2"/>
          <table:table-cell office:value-type="float" office:value="0.661045" calcext:value-type="float">
            <text:p>0.661045</text:p>
          </table:table-cell>
          <table:table-cell office:value-type="float" office:value="0.77651" calcext:value-type="float">
            <text:p>0.77651</text:p>
          </table:table-cell>
          <table:table-cell table:number-columns-repeated="1009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8211" calcext:value-type="float">
            <text:p>0.68211</text:p>
          </table:table-cell>
          <table:table-cell table:number-columns-repeated="3"/>
          <table:table-cell office:value-type="float" office:value="0.665689" calcext:value-type="float">
            <text:p>0.665689</text:p>
          </table:table-cell>
          <table:table-cell office:value-type="float" office:value="0.665506" calcext:value-type="float">
            <text:p>0.665506</text:p>
          </table:table-cell>
          <table:table-cell table:number-columns-repeated="2"/>
          <table:table-cell office:value-type="float" office:value="0.67569" calcext:value-type="float">
            <text:p>0.67569</text:p>
          </table:table-cell>
          <table:table-cell table:number-columns-repeated="2"/>
          <table:table-cell office:value-type="float" office:value="0.65304" calcext:value-type="float">
            <text:p>0.65304</text:p>
          </table:table-cell>
          <table:table-cell office:value-type="float" office:value="0.771788" calcext:value-type="float">
            <text:p>0.771788</text:p>
          </table:table-cell>
          <table:table-cell table:number-columns-repeated="1009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6514" calcext:value-type="float">
            <text:p>0.66514</text:p>
          </table:table-cell>
          <table:table-cell table:number-columns-repeated="3"/>
          <table:table-cell office:value-type="float" office:value="0.670577" calcext:value-type="float">
            <text:p>0.670577</text:p>
          </table:table-cell>
          <table:table-cell office:value-type="float" office:value="0.671535" calcext:value-type="float">
            <text:p>0.671535</text:p>
          </table:table-cell>
          <table:table-cell table:number-columns-repeated="2"/>
          <table:table-cell office:value-type="float" office:value="0.684571" calcext:value-type="float">
            <text:p>0.684571</text:p>
          </table:table-cell>
          <table:table-cell table:number-columns-repeated="2"/>
          <table:table-cell office:value-type="float" office:value="0.641919" calcext:value-type="float">
            <text:p>0.641919</text:p>
          </table:table-cell>
          <table:table-cell office:value-type="float" office:value="0.761814" calcext:value-type="float">
            <text:p>0.761814</text:p>
          </table:table-cell>
          <table:table-cell table:number-columns-repeated="1009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3089" calcext:value-type="float">
            <text:p>0.63089</text:p>
          </table:table-cell>
          <table:table-cell table:number-columns-repeated="3"/>
          <table:table-cell office:value-type="float" office:value="0.680069" calcext:value-type="float">
            <text:p>0.680069</text:p>
          </table:table-cell>
          <table:table-cell office:value-type="float" office:value="0.666015" calcext:value-type="float">
            <text:p>0.666015</text:p>
          </table:table-cell>
          <table:table-cell table:number-columns-repeated="5"/>
          <table:table-cell office:value-type="float" office:value="0.64862" calcext:value-type="float">
            <text:p>0.64862</text:p>
          </table:table-cell>
          <table:table-cell table:number-columns-repeated="1010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63514" calcext:value-type="float">
            <text:p>0.63514</text:p>
          </table:table-cell>
          <table:table-cell table:number-columns-repeated="10"/>
          <table:table-cell office:value-type="float" office:value="0.654608" calcext:value-type="float">
            <text:p>0.654608</text:p>
          </table:table-cell>
          <table:table-cell table:number-columns-repeated="1010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65094" calcext:value-type="float">
            <text:p>0.65094</text:p>
          </table:table-cell>
          <table:table-cell table:number-columns-repeated="10"/>
          <table:table-cell office:value-type="float" office:value="0.654181" calcext:value-type="float">
            <text:p>0.654181</text:p>
          </table:table-cell>
          <table:table-cell table:number-columns-repeated="1010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5995" calcext:value-type="float">
            <text:p>0.65995</text:p>
          </table:table-cell>
          <table:table-cell table:number-columns-repeated="1021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7053" calcext:value-type="float">
            <text:p>0.67053</text:p>
          </table:table-cell>
          <table:table-cell table:number-columns-repeated="1021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7163" calcext:value-type="float">
            <text:p>0.67163</text:p>
          </table:table-cell>
          <table:table-cell table:number-columns-repeated="1021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5719" calcext:value-type="float">
            <text:p>0.65719</text:p>
          </table:table-cell>
          <table:table-cell table:number-columns-repeated="1021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5952" calcext:value-type="float">
            <text:p>0.65952</text:p>
          </table:table-cell>
          <table:table-cell table:number-columns-repeated="1021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3" calcext:value-type="float">
            <text:p>0.673</text:p>
          </table:table-cell>
          <table:table-cell table:number-columns-repeated="1021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4839" calcext:value-type="float">
            <text:p>0.64839</text:p>
          </table:table-cell>
          <table:table-cell table:number-columns-repeated="1021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72" calcext:value-type="float">
            <text:p>0.56072</text:p>
          </table:table-cell>
          <table:table-cell table:number-columns-repeated="1021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3134" calcext:value-type="float">
            <text:p>0.63134</text:p>
          </table:table-cell>
          <table:table-cell table:number-columns-repeated="1021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96" calcext:value-type="float">
            <text:p>0.67896</text:p>
          </table:table-cell>
          <table:table-cell table:number-columns-repeated="1021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57" calcext:value-type="float">
            <text:p>0.657</text:p>
          </table:table-cell>
          <table:table-cell table:number-columns-repeated="1021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6181" calcext:value-type="float">
            <text:p>0.66181</text:p>
          </table:table-cell>
          <table:table-cell table:number-columns-repeated="1021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5267" calcext:value-type="float">
            <text:p>0.65267</text:p>
          </table:table-cell>
          <table:table-cell table:number-columns-repeated="1021"/>
        </table:table-row>
      </table:table>
      <table:table table:name="Comparison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Spatio-Temporal Feature Encoding for Traffic Accident Detection in VANET Environ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roaches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AH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ST*</text:p>
          </table:table-cell>
          <table:table-cell table:style-name="ce2" office:value-type="string" calcext:value-type="string">
            <text:p>AH*</text:p>
          </table:table-cell>
          <table:table-cell table:style-name="ce2" office:value-type="string" calcext:value-type="string">
            <text:p>LA*</text:p>
          </table:table-cell>
          <table:table-cell table:style-name="ce2" office:value-type="string" calcext:value-type="string">
            <text:p>OC*</text:p>
          </table:table-cell>
          <table:table-cell table:style-name="ce2" office:value-type="string" calcext:value-type="string">
            <text:p>TC*</text:p>
          </table:table-cell>
          <table:table-cell table:style-name="ce2" office:value-type="string" calcext:value-type="string">
            <text:p>VO*</text:p>
          </table:table-cell>
          <table:table-cell table:style-name="ce2" office:value-type="string" calcext:value-type="string">
            <text:p>OO*</text:p>
          </table:table-cell>
          <table:table-cell table:style-name="ce2" office:value-type="string" calcext:value-type="string">
            <text:p>UK?</text:p>
          </table:table-cell>
          <table:table-cell table:style-name="ce2" office:value-type="string" calcext:value-type="string">
            <text:p>mean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5:.N5])" office:value-type="float" office:value="67.3461538461538" calcext:value-type="float">
            <text:p>67.34615384615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6:.N6])" office:value-type="float" office:value="65.6923076923077" calcext:value-type="float">
            <text:p>65.692307692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coder-Decoder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7:.N7])" office:value-type="float" office:value="70.1384615384615" calcext:value-type="float">
            <text:p>70.13846153846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N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8:.N8])" office:value-type="float" office:value="73.3769230769231" calcext:value-type="float">
            <text:p>73.37692307692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NET</text:p>
          </table:table-cell>
          <table:table-cell office:value-type="float" office:value="75.2" calcext:value-type="float">
            <text:p>75.2</text:p>
          </table:table-cell>
          <table:table-cell office:value-type="float" office:value="84.5" calcext:value-type="float">
            <text:p>84.5</text:p>
          </table:table-cell>
          <table:table-cell office:value-type="float" office:value="72.1" calcext:value-type="float">
            <text:p>72.1</text:p>
          </table:table-cell>
          <table:table-cell office:value-type="float" office:value="77.3" calcext:value-type="float">
            <text:p>77.3</text:p>
          </table:table-cell>
          <table:table-cell office:value-type="float" office:value="72.8" calcext:value-type="float">
            <text:p>72.8</text:p>
          </table:table-cell>
          <table:table-cell office:value-type="float" office:value="71.9" calcext:value-type="float">
            <text:p>71.9</text:p>
          </table:table-cell>
          <table:table-cell office:value-type="float" office:value="80.6" calcext:value-type="float">
            <text:p>80.6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76.5" calcext:value-type="float">
            <text:p>76.5</text:p>
          </table:table-cell>
          <table:table-cell office:value-type="float" office:value="74.2" calcext:value-type="float">
            <text:p>74.2</text:p>
          </table:table-cell>
          <table:table-cell office:value-type="float" office:value="75.6" calcext:value-type="float">
            <text:p>75.6</text:p>
          </table:table-cell>
          <table:table-cell office:value-type="float" office:value="70.5" calcext:value-type="float">
            <text:p>70.5</text:p>
          </table:table-cell>
          <table:table-cell/>
          <table:table-cell table:formula="of:=AVERAGE([.B9:.N9])" office:value-type="float" office:value="74.3615384615385" calcext:value-type="float">
            <text:p>74.3615384615385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10:55:44.238090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4:00:37.100918574</meta:creation-date>
    <dc:date>2022-11-01T11:54:12.833356150</dc:date>
    <meta:editing-duration>P12DT5H21M48S</meta:editing-duration>
    <meta:editing-cycles>134</meta:editing-cycles>
    <meta:generator>LibreOffice/7.0.4.2$Linux_X86_64 LibreOffice_project/00$Build-2</meta:generator>
    <meta:document-statistic meta:table-count="6" meta:cell-count="144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876cm" svg:height="11.18cm" xlink:href=".." xlink:type="simple" chart:class="chart:scatter" chart:column-mapping="0 1 2 3 4 5 6 7 8 9 10 11 12 13 14" chart:style-name="ch1">
        <chart:title svg:x="9.246cm" svg:y="0.359cm" chart:style-name="ch2">
          <text:p>f-AUC</text:p>
        </chart:title>
        <chart:legend chart:legend-position="end" svg:x="17.183cm" svg:y="1.805cm" style:legend-expansion="high" chart:style-name="ch3"/>
        <chart:plot-area chart:style-name="ch4" table:cell-range-address="'f-AUC'.A3:'f-AUC'.A34 'f-AUC'.C2:'f-AUC'.Q34" chart:data-source-has-labels="both" svg:x="0.397cm" svg:y="1.361cm" svg:width="16.389cm" svg:height="9.596cm">
          <chart:coordinate-region svg:x="1.124cm" svg:y="1.56cm" svg:width="15.382cm" svg:height="8.75cm"/>
          <chart:axis chart:dimension="x" chart:name="primary-x" chart:style-name="ch5" chartooo:axis-type="auto">
            <chart:categories table:cell-range-address="'f-AUC'.A3:'f-AUC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34" chart:label-cell-address="'f-AUC'.C2:'f-AUC'.C2" chart:class="chart:scatter">
            <chart:domain table:cell-range-address="'f-AUC'.A3:'f-AUC'.A34"/>
            <chart:data-point chart:repeated="32"/>
          </chart:series>
          <chart:series chart:style-name="ch9" chart:values-cell-range-address="'f-AUC'.D3:'f-AUC'.D34" chart:label-cell-address="'f-AUC'.D2:'f-AUC'.D2" chart:class="chart:scatter">
            <chart:data-point chart:repeated="32"/>
          </chart:series>
          <chart:series chart:style-name="ch10" chart:values-cell-range-address="'f-AUC'.E3:'f-AUC'.E34" chart:label-cell-address="'f-AUC'.E2:'f-AUC'.E2" chart:class="chart:scatter">
            <chart:data-point chart:repeated="32"/>
          </chart:series>
          <chart:series chart:style-name="ch11" chart:values-cell-range-address="'f-AUC'.F3:'f-AUC'.F34" chart:label-cell-address="'f-AUC'.F2:'f-AUC'.F2" chart:class="chart:scatter">
            <chart:data-point chart:repeated="32"/>
          </chart:series>
          <chart:series chart:style-name="ch12" chart:values-cell-range-address="'f-AUC'.G3:'f-AUC'.G34" chart:label-cell-address="'f-AUC'.G2:'f-AUC'.G2" chart:class="chart:scatter">
            <chart:data-point chart:repeated="32"/>
          </chart:series>
          <chart:series chart:style-name="ch13" chart:values-cell-range-address="'f-AUC'.H3:'f-AUC'.H34" chart:label-cell-address="'f-AUC'.H2:'f-AUC'.H2" chart:class="chart:scatter">
            <chart:data-point chart:repeated="32"/>
          </chart:series>
          <chart:series chart:style-name="ch14" chart:values-cell-range-address="'f-AUC'.I3:'f-AUC'.I34" chart:label-cell-address="'f-AUC'.I2:'f-AUC'.I2" chart:class="chart:scatter">
            <chart:data-point chart:repeated="32"/>
          </chart:series>
          <chart:series chart:style-name="ch15" chart:values-cell-range-address="'f-AUC'.J3:'f-AUC'.J34" chart:label-cell-address="'f-AUC'.J2:'f-AUC'.J2" chart:class="chart:scatter">
            <chart:data-point chart:repeated="32"/>
          </chart:series>
          <chart:series chart:style-name="ch16" chart:values-cell-range-address="'f-AUC'.K3:'f-AUC'.K34" chart:label-cell-address="'f-AUC'.K2:'f-AUC'.K2" chart:class="chart:scatter">
            <chart:data-point chart:repeated="32"/>
          </chart:series>
          <chart:series chart:style-name="ch17" chart:values-cell-range-address="'f-AUC'.L3:'f-AUC'.L34" chart:label-cell-address="'f-AUC'.L2:'f-AUC'.L2" chart:class="chart:scatter">
            <chart:data-point chart:repeated="32"/>
          </chart:series>
          <chart:series chart:style-name="ch18" chart:values-cell-range-address="'f-AUC'.M3:'f-AUC'.M34" chart:label-cell-address="'f-AUC'.M2:'f-AUC'.M2" chart:class="chart:scatter">
            <chart:data-point chart:repeated="32"/>
          </chart:series>
          <chart:series chart:style-name="ch19" chart:values-cell-range-address="'f-AUC'.N3:'f-AUC'.N34" chart:label-cell-address="'f-AUC'.N2:'f-AUC'.N2" chart:class="chart:scatter">
            <chart:data-point chart:repeated="32"/>
          </chart:series>
          <chart:series chart:style-name="ch20" chart:values-cell-range-address="'f-AUC'.O3:'f-AUC'.O34" chart:label-cell-address="'f-AUC'.O2:'f-AUC'.O2" chart:class="chart:scatter">
            <chart:data-point chart:repeated="32"/>
          </chart:series>
          <chart:series chart:style-name="ch21" chart:values-cell-range-address="'f-AUC'.P3:'f-AUC'.P34" chart:label-cell-address="'f-AUC'.P2:'f-AUC'.P2" chart:class="chart:scatter">
            <chart:data-point chart:repeated="32"/>
          </chart:series>
          <chart:series chart:style-name="ch22" chart:values-cell-range-address="'f-AUC'.Q3:'f-AUC'.Q34" chart:label-cell-address="'f-AUC'.Q2:'f-AUC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-AUC'.C2:'f-AUC'.C2</svg:desc>
                </draw:g>
              </table:table-cell>
              <table:table-cell office:value-type="string">
                <text:p>V2_7</text:p>
                <draw:g>
                  <svg:desc>'f-AUC'.D2:'f-AUC'.D2</svg:desc>
                </draw:g>
              </table:table-cell>
              <table:table-cell office:value-type="string">
                <text:p>V2_8</text:p>
                <draw:g>
                  <svg:desc>'f-AUC'.E2:'f-AUC'.E2</svg:desc>
                </draw:g>
              </table:table-cell>
              <table:table-cell office:value-type="string">
                <text:p>V2_9</text:p>
                <draw:g>
                  <svg:desc>'f-AUC'.F2:'f-AUC'.F2</svg:desc>
                </draw:g>
              </table:table-cell>
              <table:table-cell office:value-type="string">
                <text:p>V2_8_2</text:p>
                <draw:g>
                  <svg:desc>'f-AUC'.G2:'f-AUC'.G2</svg:desc>
                </draw:g>
              </table:table-cell>
              <table:table-cell office:value-type="string">
                <text:p>v3</text:p>
                <draw:g>
                  <svg:desc>'f-AUC'.H2:'f-AUC'.H2</svg:desc>
                </draw:g>
              </table:table-cell>
              <table:table-cell office:value-type="string">
                <text:p>v4</text:p>
                <draw:g>
                  <svg:desc>'f-AUC'.I2:'f-AUC'.I2</svg:desc>
                </draw:g>
              </table:table-cell>
              <table:table-cell office:value-type="string">
                <text:p>v4_swap</text:p>
                <draw:g>
                  <svg:desc>'f-AUC'.J2:'f-AUC'.J2</svg:desc>
                </draw:g>
              </table:table-cell>
              <table:table-cell office:value-type="string">
                <text:p>V4_2</text:p>
                <draw:g>
                  <svg:desc>'f-AUC'.K2:'f-AUC'.K2</svg:desc>
                </draw:g>
              </table:table-cell>
              <table:table-cell office:value-type="string">
                <text:p>V4_3</text:p>
                <draw:g>
                  <svg:desc>'f-AUC'.L2:'f-AUC'.L2</svg:desc>
                </draw:g>
              </table:table-cell>
              <table:table-cell office:value-type="string">
                <text:p>V2_3_2</text:p>
                <draw:g>
                  <svg:desc>'f-AUC'.M2:'f-AUC'.M2</svg:desc>
                </draw:g>
              </table:table-cell>
              <table:table-cell office:value-type="string">
                <text:p>v5</text:p>
                <draw:g>
                  <svg:desc>'f-AUC'.N2:'f-AUC'.N2</svg:desc>
                </draw:g>
              </table:table-cell>
              <table:table-cell office:value-type="string">
                <text:p>v5_swap</text:p>
                <draw:g>
                  <svg:desc>'f-AUC'.O2:'f-AUC'.O2</svg:desc>
                </draw:g>
              </table:table-cell>
              <table:table-cell office:value-type="string">
                <text:p>V4_4_2</text:p>
                <draw:g>
                  <svg:desc>'f-AUC'.P2:'f-AUC'.P2</svg:desc>
                </draw:g>
              </table:table-cell>
              <table:table-cell office:value-type="string">
                <text:p>v7</text:p>
                <draw:g>
                  <svg:desc>'f-AUC'.Q2:'f-AUC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NaN">
                <text:p>NaN</text:p>
                <draw:g>
                  <svg:desc>'f-AUC'.C3:'f-AUC'.C34</svg:desc>
                </draw:g>
              </table:table-cell>
              <table:table-cell office:value-type="float" office:value="0.697088">
                <text:p>0.697088</text:p>
                <draw:g>
                  <svg:desc>'f-AUC'.D3:'f-AUC'.D34</svg:desc>
                </draw:g>
              </table:table-cell>
              <table:table-cell office:value-type="float" office:value="0.507683">
                <text:p>0.507683</text:p>
                <draw:g>
                  <svg:desc>'f-AUC'.E3:'f-AUC'.E34</svg:desc>
                </draw:g>
              </table:table-cell>
              <table:table-cell office:value-type="float" office:value="0.517716">
                <text:p>0.517716</text:p>
                <draw:g>
                  <svg:desc>'f-AUC'.F3:'f-AUC'.F34</svg:desc>
                </draw:g>
              </table:table-cell>
              <table:table-cell office:value-type="float" office:value="0.66574">
                <text:p>0.66574</text:p>
                <draw:g>
                  <svg:desc>'f-AUC'.G3:'f-AUC'.G34</svg:desc>
                </draw:g>
              </table:table-cell>
              <table:table-cell office:value-type="float" office:value="0.670635">
                <text:p>0.670635</text:p>
                <draw:g>
                  <svg:desc>'f-AUC'.H3:'f-AUC'.H34</svg:desc>
                </draw:g>
              </table:table-cell>
              <table:table-cell office:value-type="float" office:value="0.664342">
                <text:p>0.664342</text:p>
                <draw:g>
                  <svg:desc>'f-AUC'.I3:'f-AUC'.I34</svg:desc>
                </draw:g>
              </table:table-cell>
              <table:table-cell office:value-type="float" office:value="NaN">
                <text:p>NaN</text:p>
                <draw:g>
                  <svg:desc>'f-AUC'.J3:'f-AUC'.J34</svg:desc>
                </draw:g>
              </table:table-cell>
              <table:table-cell office:value-type="float" office:value="0.516353">
                <text:p>0.516353</text:p>
                <draw:g>
                  <svg:desc>'f-AUC'.K3:'f-AUC'.K34</svg:desc>
                </draw:g>
              </table:table-cell>
              <table:table-cell office:value-type="float" office:value="0.502149">
                <text:p>0.502149</text:p>
                <draw:g>
                  <svg:desc>'f-AUC'.L3:'f-AUC'.L34</svg:desc>
                </draw:g>
              </table:table-cell>
              <table:table-cell office:value-type="float" office:value="0.491248">
                <text:p>0.491248</text:p>
                <draw:g>
                  <svg:desc>'f-AUC'.M3:'f-AUC'.M34</svg:desc>
                </draw:g>
              </table:table-cell>
              <table:table-cell office:value-type="float" office:value="0.695696">
                <text:p>0.695696</text:p>
                <draw:g>
                  <svg:desc>'f-AUC'.N3:'f-AUC'.N34</svg:desc>
                </draw:g>
              </table:table-cell>
              <table:table-cell office:value-type="float" office:value="NaN">
                <text:p>NaN</text:p>
                <draw:g>
                  <svg:desc>'f-AUC'.O3:'f-AUC'.O34</svg:desc>
                </draw:g>
              </table:table-cell>
              <table:table-cell office:value-type="float" office:value="0.505693">
                <text:p>0.505693</text:p>
                <draw:g>
                  <svg:desc>'f-AUC'.P3:'f-AUC'.P34</svg:desc>
                </draw:g>
              </table:table-cell>
              <table:table-cell office:value-type="float" office:value="0.697949">
                <text:p>0.697949</text:p>
                <draw:g>
                  <svg:desc>'f-AUC'.Q3:'f-AUC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710655">
                <text:p>0.710655</text:p>
              </table:table-cell>
              <table:table-cell office:value-type="float" office:value="0.498856">
                <text:p>0.498856</text:p>
              </table:table-cell>
              <table:table-cell office:value-type="float" office:value="0.504706">
                <text:p>0.504706</text:p>
              </table:table-cell>
              <table:table-cell office:value-type="float" office:value="0.660878">
                <text:p>0.660878</text:p>
              </table:table-cell>
              <table:table-cell office:value-type="float" office:value="0.659772">
                <text:p>0.659772</text:p>
              </table:table-cell>
              <table:table-cell office:value-type="float" office:value="0.66878">
                <text:p>0.66878</text:p>
              </table:table-cell>
              <table:table-cell office:value-type="float" office:value="NaN">
                <text:p>NaN</text:p>
              </table:table-cell>
              <table:table-cell office:value-type="float" office:value="0.65639">
                <text:p>0.65639</text:p>
              </table:table-cell>
              <table:table-cell office:value-type="float" office:value="0.498134">
                <text:p>0.498134</text:p>
              </table:table-cell>
              <table:table-cell office:value-type="float" office:value="0.501052">
                <text:p>0.501052</text:p>
              </table:table-cell>
              <table:table-cell office:value-type="float" office:value="0.711144">
                <text:p>0.711144</text:p>
              </table:table-cell>
              <table:table-cell office:value-type="float" office:value="NaN">
                <text:p>NaN</text:p>
              </table:table-cell>
              <table:table-cell office:value-type="float" office:value="0.499079">
                <text:p>0.499079</text:p>
              </table:table-cell>
              <table:table-cell office:value-type="float" office:value="0.707789">
                <text:p>0.707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87988">
                <text:p>0.687988</text:p>
              </table:table-cell>
              <table:table-cell office:value-type="float" office:value="0.498863">
                <text:p>0.498863</text:p>
              </table:table-cell>
              <table:table-cell office:value-type="float" office:value="0.497658">
                <text:p>0.497658</text:p>
              </table:table-cell>
              <table:table-cell office:value-type="float" office:value="0.679121">
                <text:p>0.679121</text:p>
              </table:table-cell>
              <table:table-cell office:value-type="float" office:value="0.661062">
                <text:p>0.661062</text:p>
              </table:table-cell>
              <table:table-cell office:value-type="float" office:value="0.704736">
                <text:p>0.704736</text:p>
              </table:table-cell>
              <table:table-cell office:value-type="float" office:value="NaN">
                <text:p>NaN</text:p>
              </table:table-cell>
              <table:table-cell office:value-type="float" office:value="0.672254">
                <text:p>0.672254</text:p>
              </table:table-cell>
              <table:table-cell office:value-type="float" office:value="0.501839">
                <text:p>0.501839</text:p>
              </table:table-cell>
              <table:table-cell office:value-type="float" office:value="0.590138">
                <text:p>0.590138</text:p>
              </table:table-cell>
              <table:table-cell office:value-type="float" office:value="0.715917">
                <text:p>0.715917</text:p>
              </table:table-cell>
              <table:table-cell office:value-type="float" office:value="NaN">
                <text:p>NaN</text:p>
              </table:table-cell>
              <table:table-cell office:value-type="float" office:value="0.516276">
                <text:p>0.516276</text:p>
              </table:table-cell>
              <table:table-cell office:value-type="float" office:value="0.714724">
                <text:p>0.714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66091">
                <text:p>0.666091</text:p>
              </table:table-cell>
              <table:table-cell office:value-type="float" office:value="0.495815">
                <text:p>0.495815</text:p>
              </table:table-cell>
              <table:table-cell office:value-type="float" office:value="0.501399">
                <text:p>0.501399</text:p>
              </table:table-cell>
              <table:table-cell office:value-type="float" office:value="0.672745">
                <text:p>0.672745</text:p>
              </table:table-cell>
              <table:table-cell office:value-type="float" office:value="0.65697">
                <text:p>0.65697</text:p>
              </table:table-cell>
              <table:table-cell office:value-type="float" office:value="0.689889">
                <text:p>0.689889</text:p>
              </table:table-cell>
              <table:table-cell office:value-type="float" office:value="NaN">
                <text:p>NaN</text:p>
              </table:table-cell>
              <table:table-cell office:value-type="float" office:value="0.668049">
                <text:p>0.668049</text:p>
              </table:table-cell>
              <table:table-cell office:value-type="float" office:value="0.500207">
                <text:p>0.500207</text:p>
              </table:table-cell>
              <table:table-cell office:value-type="float" office:value="0.695044">
                <text:p>0.695044</text:p>
              </table:table-cell>
              <table:table-cell office:value-type="float" office:value="0.71933">
                <text:p>0.71933</text:p>
              </table:table-cell>
              <table:table-cell office:value-type="float" office:value="NaN">
                <text:p>NaN</text:p>
              </table:table-cell>
              <table:table-cell office:value-type="float" office:value="0.643701">
                <text:p>0.643701</text:p>
              </table:table-cell>
              <table:table-cell office:value-type="float" office:value="0.723829">
                <text:p>0.7238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690099">
                <text:p>0.690099</text:p>
              </table:table-cell>
              <table:table-cell office:value-type="float" office:value="0.502254">
                <text:p>0.502254</text:p>
              </table:table-cell>
              <table:table-cell office:value-type="float" office:value="0.497135">
                <text:p>0.497135</text:p>
              </table:table-cell>
              <table:table-cell office:value-type="float" office:value="0.667457">
                <text:p>0.667457</text:p>
              </table:table-cell>
              <table:table-cell office:value-type="float" office:value="0.634228">
                <text:p>0.634228</text:p>
              </table:table-cell>
              <table:table-cell office:value-type="float" office:value="0.697989">
                <text:p>0.697989</text:p>
              </table:table-cell>
              <table:table-cell office:value-type="float" office:value="NaN">
                <text:p>NaN</text:p>
              </table:table-cell>
              <table:table-cell office:value-type="float" office:value="0.661696">
                <text:p>0.661696</text:p>
              </table:table-cell>
              <table:table-cell office:value-type="float" office:value="0.504257">
                <text:p>0.504257</text:p>
              </table:table-cell>
              <table:table-cell office:value-type="float" office:value="0.70036">
                <text:p>0.70036</text:p>
              </table:table-cell>
              <table:table-cell office:value-type="float" office:value="0.721057">
                <text:p>0.721057</text:p>
              </table:table-cell>
              <table:table-cell office:value-type="float" office:value="NaN">
                <text:p>NaN</text:p>
              </table:table-cell>
              <table:table-cell office:value-type="float" office:value="0.633856">
                <text:p>0.633856</text:p>
              </table:table-cell>
              <table:table-cell office:value-type="float" office:value="0.71678">
                <text:p>0.716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4356">
                <text:p>0.64356</text:p>
              </table:table-cell>
              <table:table-cell office:value-type="float" office:value="0.66742">
                <text:p>0.66742</text:p>
              </table:table-cell>
              <table:table-cell office:value-type="float" office:value="0.482937">
                <text:p>0.482937</text:p>
              </table:table-cell>
              <table:table-cell office:value-type="float" office:value="0.516108">
                <text:p>0.516108</text:p>
              </table:table-cell>
              <table:table-cell office:value-type="float" office:value="0.659307">
                <text:p>0.659307</text:p>
              </table:table-cell>
              <table:table-cell office:value-type="float" office:value="0.661451">
                <text:p>0.661451</text:p>
              </table:table-cell>
              <table:table-cell office:value-type="float" office:value="0.682853">
                <text:p>0.682853</text:p>
              </table:table-cell>
              <table:table-cell office:value-type="float" office:value="0.7657">
                <text:p>0.7657</text:p>
              </table:table-cell>
              <table:table-cell office:value-type="float" office:value="0.64948">
                <text:p>0.64948</text:p>
              </table:table-cell>
              <table:table-cell office:value-type="float" office:value="0.502522">
                <text:p>0.502522</text:p>
              </table:table-cell>
              <table:table-cell office:value-type="float" office:value="0.705888">
                <text:p>0.705888</text:p>
              </table:table-cell>
              <table:table-cell office:value-type="float" office:value="0.717686">
                <text:p>0.717686</text:p>
              </table:table-cell>
              <table:table-cell office:value-type="float" office:value="NaN">
                <text:p>NaN</text:p>
              </table:table-cell>
              <table:table-cell office:value-type="float" office:value="0.667547">
                <text:p>0.667547</text:p>
              </table:table-cell>
              <table:table-cell office:value-type="float" office:value="0.717064">
                <text:p>0.7170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8545">
                <text:p>0.68545</text:p>
              </table:table-cell>
              <table:table-cell office:value-type="float" office:value="0.689463">
                <text:p>0.689463</text:p>
              </table:table-cell>
              <table:table-cell office:value-type="float" office:value="0.495541">
                <text:p>0.495541</text:p>
              </table:table-cell>
              <table:table-cell office:value-type="float" office:value="NaN">
                <text:p>NaN</text:p>
              </table:table-cell>
              <table:table-cell office:value-type="float" office:value="0.658518">
                <text:p>0.658518</text:p>
              </table:table-cell>
              <table:table-cell office:value-type="float" office:value="0.648303">
                <text:p>0.648303</text:p>
              </table:table-cell>
              <table:table-cell office:value-type="float" office:value="0.689202">
                <text:p>0.689202</text:p>
              </table:table-cell>
              <table:table-cell office:value-type="float" office:value="0.786407">
                <text:p>0.786407</text:p>
              </table:table-cell>
              <table:table-cell office:value-type="float" office:value="0.674283">
                <text:p>0.674283</text:p>
              </table:table-cell>
              <table:table-cell office:value-type="float" office:value="0.5019">
                <text:p>0.5019</text:p>
              </table:table-cell>
              <table:table-cell office:value-type="float" office:value="0.711201">
                <text:p>0.711201</text:p>
              </table:table-cell>
              <table:table-cell office:value-type="float" office:value="0.715417">
                <text:p>0.715417</text:p>
              </table:table-cell>
              <table:table-cell office:value-type="float" office:value="NaN">
                <text:p>NaN</text:p>
              </table:table-cell>
              <table:table-cell office:value-type="float" office:value="0.640304">
                <text:p>0.640304</text:p>
              </table:table-cell>
              <table:table-cell office:value-type="float" office:value="0.710657">
                <text:p>0.7106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9587">
                <text:p>0.69587</text:p>
              </table:table-cell>
              <table:table-cell office:value-type="float" office:value="0.70211">
                <text:p>0.70211</text:p>
              </table:table-cell>
              <table:table-cell office:value-type="float" office:value="0.486176">
                <text:p>0.486176</text:p>
              </table:table-cell>
              <table:table-cell office:value-type="float" office:value="NaN">
                <text:p>NaN</text:p>
              </table:table-cell>
              <table:table-cell office:value-type="float" office:value="0.667714">
                <text:p>0.667714</text:p>
              </table:table-cell>
              <table:table-cell office:value-type="float" office:value="0.656302">
                <text:p>0.656302</text:p>
              </table:table-cell>
              <table:table-cell office:value-type="float" office:value="0.702807">
                <text:p>0.702807</text:p>
              </table:table-cell>
              <table:table-cell office:value-type="float" office:value="0.807072">
                <text:p>0.807072</text:p>
              </table:table-cell>
              <table:table-cell office:value-type="float" office:value="0.699247">
                <text:p>0.699247</text:p>
              </table:table-cell>
              <table:table-cell office:value-type="float" office:value="0.495874">
                <text:p>0.495874</text:p>
              </table:table-cell>
              <table:table-cell office:value-type="float" office:value="0.491248">
                <text:p>0.491248</text:p>
              </table:table-cell>
              <table:table-cell office:value-type="float" office:value="0.719958">
                <text:p>0.719958</text:p>
              </table:table-cell>
              <table:table-cell office:value-type="float" office:value="0.790665">
                <text:p>0.790665</text:p>
              </table:table-cell>
              <table:table-cell office:value-type="float" office:value="0.661226">
                <text:p>0.661226</text:p>
              </table:table-cell>
              <table:table-cell office:value-type="float" office:value="0.683664">
                <text:p>0.6836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9572">
                <text:p>0.69572</text:p>
              </table:table-cell>
              <table:table-cell office:value-type="float" office:value="0.683892">
                <text:p>0.683892</text:p>
              </table:table-cell>
              <table:table-cell office:value-type="float" office:value="0.491651">
                <text:p>0.491651</text:p>
              </table:table-cell>
              <table:table-cell office:value-type="float" office:value="NaN">
                <text:p>NaN</text:p>
              </table:table-cell>
              <table:table-cell office:value-type="float" office:value="0.66312">
                <text:p>0.66312</text:p>
              </table:table-cell>
              <table:table-cell office:value-type="float" office:value="0.657723">
                <text:p>0.657723</text:p>
              </table:table-cell>
              <table:table-cell office:value-type="float" office:value="0.683533">
                <text:p>0.683533</text:p>
              </table:table-cell>
              <table:table-cell office:value-type="float" office:value="0.822417">
                <text:p>0.822417</text:p>
              </table:table-cell>
              <table:table-cell office:value-type="float" office:value="0.688575">
                <text:p>0.688575</text:p>
              </table:table-cell>
              <table:table-cell office:value-type="float" office:value="0.507346">
                <text:p>0.507346</text:p>
              </table:table-cell>
              <table:table-cell office:value-type="float" office:value="0.501052">
                <text:p>0.501052</text:p>
              </table:table-cell>
              <table:table-cell office:value-type="float" office:value="0.713122">
                <text:p>0.713122</text:p>
              </table:table-cell>
              <table:table-cell office:value-type="float" office:value="0.795251">
                <text:p>0.795251</text:p>
              </table:table-cell>
              <table:table-cell office:value-type="float" office:value="0.650893">
                <text:p>0.650893</text:p>
              </table:table-cell>
              <table:table-cell office:value-type="float" office:value="0.699278">
                <text:p>0.699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0594">
                <text:p>0.70594</text:p>
              </table:table-cell>
              <table:table-cell office:value-type="float" office:value="0.669311">
                <text:p>0.66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703">
                <text:p>0.623703</text:p>
              </table:table-cell>
              <table:table-cell office:value-type="float" office:value="0.636764">
                <text:p>0.636764</text:p>
              </table:table-cell>
              <table:table-cell office:value-type="float" office:value="0.664661">
                <text:p>0.664661</text:p>
              </table:table-cell>
              <table:table-cell office:value-type="float" office:value="0.84554">
                <text:p>0.84554</text:p>
              </table:table-cell>
              <table:table-cell office:value-type="float" office:value="0.67967">
                <text:p>0.67967</text:p>
              </table:table-cell>
              <table:table-cell office:value-type="float" office:value="0.506519">
                <text:p>0.506519</text:p>
              </table:table-cell>
              <table:table-cell office:value-type="float" office:value="NaN">
                <text:p>NaN</text:p>
              </table:table-cell>
              <table:table-cell office:value-type="float" office:value="0.712788">
                <text:p>0.712788</text:p>
              </table:table-cell>
              <table:table-cell office:value-type="float" office:value="0.813593">
                <text:p>0.813593</text:p>
              </table:table-cell>
              <table:table-cell office:value-type="float" office:value="0.673791">
                <text:p>0.673791</text:p>
              </table:table-cell>
              <table:table-cell office:value-type="float" office:value="0.717355">
                <text:p>0.7173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1605">
                <text:p>0.7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6">
                <text:p>0.64026</text:p>
              </table:table-cell>
              <table:table-cell office:value-type="float" office:value="0.644697">
                <text:p>0.64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158">
                <text:p>0.68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015">
                <text:p>0.715015</text:p>
              </table:table-cell>
              <table:table-cell office:value-type="float" office:value="0.819013">
                <text:p>0.819013</text:p>
              </table:table-cell>
              <table:table-cell office:value-type="float" office:value="0.689031">
                <text:p>0.689031</text:p>
              </table:table-cell>
              <table:table-cell office:value-type="float" office:value="0.704043">
                <text:p>0.704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0607">
                <text:p>0.7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8">
                <text:p>0.63808</text:p>
              </table:table-cell>
              <table:table-cell office:value-type="float" office:value="0.634336">
                <text:p>0.63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863">
                <text:p>0.6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834">
                <text:p>0.711834</text:p>
              </table:table-cell>
              <table:table-cell office:value-type="float" office:value="0.833301">
                <text:p>0.833301</text:p>
              </table:table-cell>
              <table:table-cell office:value-type="float" office:value="NaN">
                <text:p>NaN</text:p>
              </table:table-cell>
              <table:table-cell office:value-type="float" office:value="0.704516">
                <text:p>0.7045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188">
                <text:p>0.7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28">
                <text:p>0.63628</text:p>
              </table:table-cell>
              <table:table-cell office:value-type="float" office:value="0.641526">
                <text:p>0.64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015">
                <text:p>0.67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585">
                <text:p>0.709585</text:p>
              </table:table-cell>
              <table:table-cell office:value-type="float" office:value="0.842055">
                <text:p>0.84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0827">
                <text:p>0.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86">
                <text:p>0.61786</text:p>
              </table:table-cell>
              <table:table-cell office:value-type="float" office:value="0.617392">
                <text:p>0.6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999">
                <text:p>0.65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39">
                <text:p>0.699739</text:p>
              </table:table-cell>
              <table:table-cell office:value-type="float" office:value="0.848193">
                <text:p>0.84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96">
                <text:p>0.630996</text:p>
              </table:table-cell>
              <table:table-cell office:value-type="float" office:value="0.629806">
                <text:p>0.62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059">
                <text:p>0.68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255">
                <text:p>0.706255</text:p>
              </table:table-cell>
              <table:table-cell office:value-type="float" office:value="0.859871">
                <text:p>0.85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1376">
                <text:p>0.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174">
                <text:p>0.647174</text:p>
              </table:table-cell>
              <table:table-cell office:value-type="float" office:value="0.63974">
                <text:p>0.6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74">
                <text:p>0.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0657">
                <text:p>0.710657</text:p>
              </table:table-cell>
              <table:table-cell office:value-type="float" office:value="0.871357">
                <text:p>0.87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1263">
                <text:p>0.7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3">
                <text:p>0.618613</text:p>
              </table:table-cell>
              <table:table-cell office:value-type="float" office:value="0.622048">
                <text:p>0.62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918">
                <text:p>0.70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2635">
                <text:p>0.7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104">
                <text:p>0.7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1339">
                <text:p>0.7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9318">
                <text:p>0.6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9467">
                <text:p>0.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0603">
                <text:p>0.7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8864">
                <text:p>0.6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1336">
                <text:p>0.7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853">
                <text:p>0.6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7891">
                <text:p>0.6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8453">
                <text:p>0.6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8181">
                <text:p>0.6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05">
                <text:p>0.6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279">
                <text:p>0.7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8836">
                <text:p>0.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7995">
                <text:p>0.6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11cm" svg:height="11.2cm" xlink:href=".." xlink:type="simple" chart:class="chart:scatter" chart:column-mapping="0 1 2 3 4 5 6 7 8 9 10 11 12 13 14" chart:style-name="ch1">
        <chart:title svg:x="8.985cm" svg:y="0.36cm" chart:style-name="ch2">
          <text:p>F1-score</text:p>
        </chart:title>
        <chart:legend chart:legend-position="end" svg:x="17.218cm" svg:y="1.815cm" style:legend-expansion="high" chart:style-name="ch3"/>
        <chart:plot-area chart:style-name="ch4" table:cell-range-address="'F1-score'.A3:'F1-score'.A34 'F1-score'.C2:'F1-score'.Q34" chart:data-source-has-labels="both" svg:x="0.398cm" svg:y="1.363cm" svg:width="16.422cm" svg:height="9.613cm">
          <chart:coordinate-region svg:x="1.125cm" svg:y="1.562cm" svg:width="15.415cm" svg:height="8.767cm"/>
          <chart:axis chart:dimension="x" chart:name="primary-x" chart:style-name="ch5" chartooo:axis-type="auto">
            <chart:categories table:cell-range-address="'F1-score'.A3:'F1-score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score'.C3:'F1-score'.C34" chart:label-cell-address="'F1-score'.C2:'F1-score'.C2" chart:class="chart:scatter">
            <chart:domain table:cell-range-address="'F1-score'.A3:'F1-score'.A34"/>
            <chart:data-point chart:repeated="32"/>
          </chart:series>
          <chart:series chart:style-name="ch9" chart:values-cell-range-address="'F1-score'.D3:'F1-score'.D34" chart:label-cell-address="'F1-score'.D2:'F1-score'.D2" chart:class="chart:scatter">
            <chart:data-point chart:repeated="32"/>
          </chart:series>
          <chart:series chart:style-name="ch10" chart:values-cell-range-address="'F1-score'.E3:'F1-score'.E34" chart:label-cell-address="'F1-score'.E2:'F1-score'.E2" chart:class="chart:scatter">
            <chart:data-point chart:repeated="32"/>
          </chart:series>
          <chart:series chart:style-name="ch11" chart:values-cell-range-address="'F1-score'.F3:'F1-score'.F34" chart:label-cell-address="'F1-score'.F2:'F1-score'.F2" chart:class="chart:scatter">
            <chart:data-point chart:repeated="32"/>
          </chart:series>
          <chart:series chart:style-name="ch12" chart:values-cell-range-address="'F1-score'.G3:'F1-score'.G34" chart:label-cell-address="'F1-score'.G2:'F1-score'.G2" chart:class="chart:scatter">
            <chart:data-point chart:repeated="32"/>
          </chart:series>
          <chart:series chart:style-name="ch13" chart:values-cell-range-address="'F1-score'.H3:'F1-score'.H34" chart:label-cell-address="'F1-score'.H2:'F1-score'.H2" chart:class="chart:scatter">
            <chart:data-point chart:repeated="32"/>
          </chart:series>
          <chart:series chart:style-name="ch14" chart:values-cell-range-address="'F1-score'.I3:'F1-score'.I34" chart:label-cell-address="'F1-score'.I2:'F1-score'.I2" chart:class="chart:scatter">
            <chart:data-point chart:repeated="32"/>
          </chart:series>
          <chart:series chart:style-name="ch15" chart:values-cell-range-address="'F1-score'.J3:'F1-score'.J34" chart:label-cell-address="'F1-score'.J2:'F1-score'.J2" chart:class="chart:scatter">
            <chart:data-point chart:repeated="32"/>
          </chart:series>
          <chart:series chart:style-name="ch16" chart:values-cell-range-address="'F1-score'.K3:'F1-score'.K34" chart:label-cell-address="'F1-score'.K2:'F1-score'.K2" chart:class="chart:scatter">
            <chart:data-point chart:repeated="32"/>
          </chart:series>
          <chart:series chart:style-name="ch17" chart:values-cell-range-address="'F1-score'.L3:'F1-score'.L34" chart:label-cell-address="'F1-score'.L2:'F1-score'.L2" chart:class="chart:scatter">
            <chart:data-point chart:repeated="32"/>
          </chart:series>
          <chart:series chart:style-name="ch18" chart:values-cell-range-address="'F1-score'.M3:'F1-score'.M34" chart:label-cell-address="'F1-score'.M2:'F1-score'.M2" chart:class="chart:scatter">
            <chart:data-point chart:repeated="32"/>
          </chart:series>
          <chart:series chart:style-name="ch19" chart:values-cell-range-address="'F1-score'.N3:'F1-score'.N34" chart:label-cell-address="'F1-score'.N2:'F1-score'.N2" chart:class="chart:scatter">
            <chart:data-point chart:repeated="32"/>
          </chart:series>
          <chart:series chart:style-name="ch20" chart:values-cell-range-address="'F1-score'.O3:'F1-score'.O34" chart:label-cell-address="'F1-score'.O2:'F1-score'.O2" chart:class="chart:scatter">
            <chart:data-point chart:repeated="32"/>
          </chart:series>
          <chart:series chart:style-name="ch21" chart:values-cell-range-address="'F1-score'.P3:'F1-score'.P34" chart:label-cell-address="'F1-score'.P2:'F1-score'.P2" chart:class="chart:scatter">
            <chart:data-point chart:repeated="32"/>
          </chart:series>
          <chart:series chart:style-name="ch22" chart:values-cell-range-address="'F1-score'.Q3:'F1-score'.Q34" chart:label-cell-address="'F1-score'.Q2:'F1-score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score'.C2:'F1-score'.C2</svg:desc>
                </draw:g>
              </table:table-cell>
              <table:table-cell office:value-type="string">
                <text:p>V2_7</text:p>
                <draw:g>
                  <svg:desc>'F1-score'.D2:'F1-score'.D2</svg:desc>
                </draw:g>
              </table:table-cell>
              <table:table-cell office:value-type="string">
                <text:p>V2_8</text:p>
                <draw:g>
                  <svg:desc>'F1-score'.E2:'F1-score'.E2</svg:desc>
                </draw:g>
              </table:table-cell>
              <table:table-cell office:value-type="string">
                <text:p>V2_9</text:p>
                <draw:g>
                  <svg:desc>'F1-score'.F2:'F1-score'.F2</svg:desc>
                </draw:g>
              </table:table-cell>
              <table:table-cell office:value-type="string">
                <text:p>V2_8_2</text:p>
                <draw:g>
                  <svg:desc>'F1-score'.G2:'F1-score'.G2</svg:desc>
                </draw:g>
              </table:table-cell>
              <table:table-cell office:value-type="string">
                <text:p>v3</text:p>
                <draw:g>
                  <svg:desc>'F1-score'.H2:'F1-score'.H2</svg:desc>
                </draw:g>
              </table:table-cell>
              <table:table-cell office:value-type="string">
                <text:p>v4</text:p>
                <draw:g>
                  <svg:desc>'F1-score'.I2:'F1-score'.I2</svg:desc>
                </draw:g>
              </table:table-cell>
              <table:table-cell office:value-type="string">
                <text:p>v4_swap</text:p>
                <draw:g>
                  <svg:desc>'F1-score'.J2:'F1-score'.J2</svg:desc>
                </draw:g>
              </table:table-cell>
              <table:table-cell office:value-type="string">
                <text:p>V4_2</text:p>
                <draw:g>
                  <svg:desc>'F1-score'.K2:'F1-score'.K2</svg:desc>
                </draw:g>
              </table:table-cell>
              <table:table-cell office:value-type="string">
                <text:p>V4_3</text:p>
                <draw:g>
                  <svg:desc>'F1-score'.L2:'F1-score'.L2</svg:desc>
                </draw:g>
              </table:table-cell>
              <table:table-cell office:value-type="string">
                <text:p>V2_3_2</text:p>
                <draw:g>
                  <svg:desc>'F1-score'.M2:'F1-score'.M2</svg:desc>
                </draw:g>
              </table:table-cell>
              <table:table-cell office:value-type="string">
                <text:p>v5</text:p>
                <draw:g>
                  <svg:desc>'F1-score'.N2:'F1-score'.N2</svg:desc>
                </draw:g>
              </table:table-cell>
              <table:table-cell office:value-type="string">
                <text:p>v5_swap</text:p>
                <draw:g>
                  <svg:desc>'F1-score'.O2:'F1-score'.O2</svg:desc>
                </draw:g>
              </table:table-cell>
              <table:table-cell office:value-type="string">
                <text:p>V4_4_2</text:p>
                <draw:g>
                  <svg:desc>'F1-score'.P2:'F1-score'.P2</svg:desc>
                </draw:g>
              </table:table-cell>
              <table:table-cell office:value-type="string">
                <text:p>v7</text:p>
                <draw:g>
                  <svg:desc>'F1-score'.Q2:'F1-score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NaN">
                <text:p>NaN</text:p>
                <draw:g>
                  <svg:desc>'F1-score'.C3:'F1-score'.C34</svg:desc>
                </draw:g>
              </table:table-cell>
              <table:table-cell office:value-type="float" office:value="0.532173">
                <text:p>0.532173</text:p>
                <draw:g>
                  <svg:desc>'F1-score'.D3:'F1-score'.D34</svg:desc>
                </draw:g>
              </table:table-cell>
              <table:table-cell office:value-type="float" office:value="0.516078">
                <text:p>0.516078</text:p>
                <draw:g>
                  <svg:desc>'F1-score'.E3:'F1-score'.E34</svg:desc>
                </draw:g>
              </table:table-cell>
              <table:table-cell office:value-type="float" office:value="0.521622">
                <text:p>0.521622</text:p>
                <draw:g>
                  <svg:desc>'F1-score'.F3:'F1-score'.F34</svg:desc>
                </draw:g>
              </table:table-cell>
              <table:table-cell office:value-type="float" office:value="0.508494">
                <text:p>0.508494</text:p>
                <draw:g>
                  <svg:desc>'F1-score'.G3:'F1-score'.G34</svg:desc>
                </draw:g>
              </table:table-cell>
              <table:table-cell office:value-type="float" office:value="0.51735">
                <text:p>0.51735</text:p>
                <draw:g>
                  <svg:desc>'F1-score'.H3:'F1-score'.H34</svg:desc>
                </draw:g>
              </table:table-cell>
              <table:table-cell office:value-type="float" office:value="0.463404">
                <text:p>0.463404</text:p>
                <draw:g>
                  <svg:desc>'F1-score'.I3:'F1-score'.I34</svg:desc>
                </draw:g>
              </table:table-cell>
              <table:table-cell office:value-type="float" office:value="NaN">
                <text:p>NaN</text:p>
                <draw:g>
                  <svg:desc>'F1-score'.J3:'F1-score'.J34</svg:desc>
                </draw:g>
              </table:table-cell>
              <table:table-cell office:value-type="float" office:value="0.512177">
                <text:p>0.512177</text:p>
                <draw:g>
                  <svg:desc>'F1-score'.K3:'F1-score'.K34</svg:desc>
                </draw:g>
              </table:table-cell>
              <table:table-cell office:value-type="float" office:value="0.522853">
                <text:p>0.522853</text:p>
                <draw:g>
                  <svg:desc>'F1-score'.L3:'F1-score'.L34</svg:desc>
                </draw:g>
              </table:table-cell>
              <table:table-cell office:value-type="float" office:value="0">
                <text:p>0</text:p>
                <draw:g>
                  <svg:desc>'F1-score'.M3:'F1-score'.M34</svg:desc>
                </draw:g>
              </table:table-cell>
              <table:table-cell office:value-type="float" office:value="0.552248">
                <text:p>0.552248</text:p>
                <draw:g>
                  <svg:desc>'F1-score'.N3:'F1-score'.N34</svg:desc>
                </draw:g>
              </table:table-cell>
              <table:table-cell office:value-type="float" office:value="NaN">
                <text:p>NaN</text:p>
                <draw:g>
                  <svg:desc>'F1-score'.O3:'F1-score'.O34</svg:desc>
                </draw:g>
              </table:table-cell>
              <table:table-cell office:value-type="float" office:value="0.521414">
                <text:p>0.521414</text:p>
                <draw:g>
                  <svg:desc>'F1-score'.P3:'F1-score'.P34</svg:desc>
                </draw:g>
              </table:table-cell>
              <table:table-cell office:value-type="float" office:value="0.498426">
                <text:p>0.498426</text:p>
                <draw:g>
                  <svg:desc>'F1-score'.Q3:'F1-score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3087">
                <text:p>0.533087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883">
                <text:p>0.522883</text:p>
              </table:table-cell>
              <table:table-cell office:value-type="float" office:value="0.499928">
                <text:p>0.499928</text:p>
              </table:table-cell>
              <table:table-cell office:value-type="float" office:value="0.469244">
                <text:p>0.469244</text:p>
              </table:table-cell>
              <table:table-cell office:value-type="float" office:value="0.490198">
                <text:p>0.490198</text:p>
              </table:table-cell>
              <table:table-cell office:value-type="float" office:value="NaN">
                <text:p>NaN</text:p>
              </table:table-cell>
              <table:table-cell office:value-type="float" office:value="0.465371">
                <text:p>0.465371</text:p>
              </table:table-cell>
              <table:table-cell office:value-type="float" office:value="0.522892">
                <text:p>0.522892</text:p>
              </table:table-cell>
              <table:table-cell office:value-type="float" office:value="0.483708">
                <text:p>0.483708</text:p>
              </table:table-cell>
              <table:table-cell office:value-type="float" office:value="0.571134">
                <text:p>0.571134</text:p>
              </table:table-cell>
              <table:table-cell office:value-type="float" office:value="NaN">
                <text:p>NaN</text:p>
              </table:table-cell>
              <table:table-cell office:value-type="float" office:value="0.518326">
                <text:p>0.518326</text:p>
              </table:table-cell>
              <table:table-cell office:value-type="float" office:value="0.548585">
                <text:p>0.5485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5775">
                <text:p>0.535775</text:p>
              </table:table-cell>
              <table:table-cell office:value-type="float" office:value="0.290067">
                <text:p>0.290067</text:p>
              </table:table-cell>
              <table:table-cell office:value-type="float" office:value="0.351707">
                <text:p>0.351707</text:p>
              </table:table-cell>
              <table:table-cell office:value-type="float" office:value="0.526256">
                <text:p>0.526256</text:p>
              </table:table-cell>
              <table:table-cell office:value-type="float" office:value="0.503636">
                <text:p>0.503636</text:p>
              </table:table-cell>
              <table:table-cell office:value-type="float" office:value="0.455266">
                <text:p>0.455266</text:p>
              </table:table-cell>
              <table:table-cell office:value-type="float" office:value="NaN">
                <text:p>NaN</text:p>
              </table:table-cell>
              <table:table-cell office:value-type="float" office:value="0.421424">
                <text:p>0.421424</text:p>
              </table:table-cell>
              <table:table-cell office:value-type="float" office:value="0.519029">
                <text:p>0.519029</text:p>
              </table:table-cell>
              <table:table-cell office:value-type="float" office:value="0.457648">
                <text:p>0.457648</text:p>
              </table:table-cell>
              <table:table-cell office:value-type="float" office:value="0.574255">
                <text:p>0.574255</text:p>
              </table:table-cell>
              <table:table-cell office:value-type="float" office:value="NaN">
                <text:p>NaN</text:p>
              </table:table-cell>
              <table:table-cell office:value-type="float" office:value="0.522824">
                <text:p>0.522824</text:p>
              </table:table-cell>
              <table:table-cell office:value-type="float" office:value="0.557455">
                <text:p>0.5574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9381">
                <text:p>0.529381</text:p>
              </table:table-cell>
              <table:table-cell office:value-type="float" office:value="0.217074">
                <text:p>0.217074</text:p>
              </table:table-cell>
              <table:table-cell office:value-type="float" office:value="0.414003">
                <text:p>0.414003</text:p>
              </table:table-cell>
              <table:table-cell office:value-type="float" office:value="0.473455">
                <text:p>0.473455</text:p>
              </table:table-cell>
              <table:table-cell office:value-type="float" office:value="0.492658">
                <text:p>0.492658</text:p>
              </table:table-cell>
              <table:table-cell office:value-type="float" office:value="0.447252">
                <text:p>0.447252</text:p>
              </table:table-cell>
              <table:table-cell office:value-type="float" office:value="NaN">
                <text:p>NaN</text:p>
              </table:table-cell>
              <table:table-cell office:value-type="float" office:value="0.326172">
                <text:p>0.326172</text:p>
              </table:table-cell>
              <table:table-cell office:value-type="float" office:value="0.027648">
                <text:p>0.027648</text:p>
              </table:table-cell>
              <table:table-cell office:value-type="float" office:value="0.527589">
                <text:p>0.527589</text:p>
              </table:table-cell>
              <table:table-cell office:value-type="float" office:value="0.575637">
                <text:p>0.575637</text:p>
              </table:table-cell>
              <table:table-cell office:value-type="float" office:value="NaN">
                <text:p>NaN</text:p>
              </table:table-cell>
              <table:table-cell office:value-type="float" office:value="0.392907">
                <text:p>0.392907</text:p>
              </table:table-cell>
              <table:table-cell office:value-type="float" office:value="0.572661">
                <text:p>0.572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59314">
                <text:p>0.559314</text:p>
              </table:table-cell>
              <table:table-cell office:value-type="float" office:value="0.234566">
                <text:p>0.234566</text:p>
              </table:table-cell>
              <table:table-cell office:value-type="float" office:value="0.452367">
                <text:p>0.452367</text:p>
              </table:table-cell>
              <table:table-cell office:value-type="float" office:value="0.525491">
                <text:p>0.525491</text:p>
              </table:table-cell>
              <table:table-cell office:value-type="float" office:value="0.44844">
                <text:p>0.44844</text:p>
              </table:table-cell>
              <table:table-cell office:value-type="float" office:value="0.490998">
                <text:p>0.490998</text:p>
              </table:table-cell>
              <table:table-cell office:value-type="float" office:value="NaN">
                <text:p>NaN</text:p>
              </table:table-cell>
              <table:table-cell office:value-type="float" office:value="0.440043">
                <text:p>0.440043</text:p>
              </table:table-cell>
              <table:table-cell office:value-type="float" office:value="0.522953">
                <text:p>0.522953</text:p>
              </table:table-cell>
              <table:table-cell office:value-type="float" office:value="0.538076">
                <text:p>0.538076</text:p>
              </table:table-cell>
              <table:table-cell office:value-type="float" office:value="0.575163">
                <text:p>0.575163</text:p>
              </table:table-cell>
              <table:table-cell office:value-type="float" office:value="NaN">
                <text:p>NaN</text:p>
              </table:table-cell>
              <table:table-cell office:value-type="float" office:value="0.323429">
                <text:p>0.323429</text:p>
              </table:table-cell>
              <table:table-cell office:value-type="float" office:value="0.539266">
                <text:p>0.5392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468">
                <text:p>0.52468</text:p>
              </table:table-cell>
              <table:table-cell office:value-type="float" office:value="0.533761">
                <text:p>0.533761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926">
                <text:p>0.522926</text:p>
              </table:table-cell>
              <table:table-cell office:value-type="float" office:value="0.513029">
                <text:p>0.513029</text:p>
              </table:table-cell>
              <table:table-cell office:value-type="float" office:value="0.502029">
                <text:p>0.502029</text:p>
              </table:table-cell>
              <table:table-cell office:value-type="float" office:value="0.485493">
                <text:p>0.485493</text:p>
              </table:table-cell>
              <table:table-cell office:value-type="float" office:value="0.546921">
                <text:p>0.546921</text:p>
              </table:table-cell>
              <table:table-cell office:value-type="float" office:value="0.449055">
                <text:p>0.449055</text:p>
              </table:table-cell>
              <table:table-cell office:value-type="float" office:value="0.521968">
                <text:p>0.521968</text:p>
              </table:table-cell>
              <table:table-cell office:value-type="float" office:value="0.552787">
                <text:p>0.552787</text:p>
              </table:table-cell>
              <table:table-cell office:value-type="float" office:value="0.555507">
                <text:p>0.555507</text:p>
              </table:table-cell>
              <table:table-cell office:value-type="float" office:value="NaN">
                <text:p>NaN</text:p>
              </table:table-cell>
              <table:table-cell office:value-type="float" office:value="0.234088">
                <text:p>0.234088</text:p>
              </table:table-cell>
              <table:table-cell office:value-type="float" office:value="0.527365">
                <text:p>0.5273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4814">
                <text:p>0.54814</text:p>
              </table:table-cell>
              <table:table-cell office:value-type="float" office:value="0.533946">
                <text:p>0.533946</text:p>
              </table:table-cell>
              <table:table-cell office:value-type="float" office:value="0.489597">
                <text:p>0.489597</text:p>
              </table:table-cell>
              <table:table-cell office:value-type="float" office:value="NaN">
                <text:p>NaN</text:p>
              </table:table-cell>
              <table:table-cell office:value-type="float" office:value="0.430028">
                <text:p>0.430028</text:p>
              </table:table-cell>
              <table:table-cell office:value-type="float" office:value="0.423847">
                <text:p>0.423847</text:p>
              </table:table-cell>
              <table:table-cell office:value-type="float" office:value="0.462592">
                <text:p>0.462592</text:p>
              </table:table-cell>
              <table:table-cell office:value-type="float" office:value="0.560675">
                <text:p>0.560675</text:p>
              </table:table-cell>
              <table:table-cell office:value-type="float" office:value="0.306806">
                <text:p>0.306806</text:p>
              </table:table-cell>
              <table:table-cell office:value-type="float" office:value="0.519933">
                <text:p>0.519933</text:p>
              </table:table-cell>
              <table:table-cell office:value-type="float" office:value="0.573195">
                <text:p>0.573195</text:p>
              </table:table-cell>
              <table:table-cell office:value-type="float" office:value="0.556396">
                <text:p>0.556396</text:p>
              </table:table-cell>
              <table:table-cell office:value-type="float" office:value="NaN">
                <text:p>NaN</text:p>
              </table:table-cell>
              <table:table-cell office:value-type="float" office:value="0.115321">
                <text:p>0.115321</text:p>
              </table:table-cell>
              <table:table-cell office:value-type="float" office:value="0.539887">
                <text:p>0.5398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3161">
                <text:p>0.53161</text:p>
              </table:table-cell>
              <table:table-cell office:value-type="float" office:value="0.549498">
                <text:p>0.549498</text:p>
              </table:table-cell>
              <table:table-cell office:value-type="float" office:value="0.522941">
                <text:p>0.522941</text:p>
              </table:table-cell>
              <table:table-cell office:value-type="float" office:value="NaN">
                <text:p>NaN</text:p>
              </table:table-cell>
              <table:table-cell office:value-type="float" office:value="0.501073">
                <text:p>0.501073</text:p>
              </table:table-cell>
              <table:table-cell office:value-type="float" office:value="0.450949">
                <text:p>0.450949</text:p>
              </table:table-cell>
              <table:table-cell office:value-type="float" office:value="0.502921">
                <text:p>0.502921</text:p>
              </table:table-cell>
              <table:table-cell office:value-type="float" office:value="0.597442">
                <text:p>0.597442</text:p>
              </table:table-cell>
              <table:table-cell office:value-type="float" office:value="0.487134">
                <text:p>0.487134</text:p>
              </table:table-cell>
              <table:table-cell office:value-type="float" office:value="0.519398">
                <text:p>0.519398</text:p>
              </table:table-cell>
              <table:table-cell office:value-type="float" office:value="0">
                <text:p>0</text:p>
              </table:table-cell>
              <table:table-cell office:value-type="float" office:value="0.568008">
                <text:p>0.568008</text:p>
              </table:table-cell>
              <table:table-cell office:value-type="float" office:value="0.603918">
                <text:p>0.603918</text:p>
              </table:table-cell>
              <table:table-cell office:value-type="float" office:value="0.184433">
                <text:p>0.184433</text:p>
              </table:table-cell>
              <table:table-cell office:value-type="float" office:value="0.535224">
                <text:p>0.535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822">
                <text:p>0.49822</text:p>
              </table:table-cell>
              <table:table-cell office:value-type="float" office:value="0.529222">
                <text:p>0.529222</text:p>
              </table:table-cell>
              <table:table-cell office:value-type="float" office:value="0.440166">
                <text:p>0.440166</text:p>
              </table:table-cell>
              <table:table-cell office:value-type="float" office:value="NaN">
                <text:p>NaN</text:p>
              </table:table-cell>
              <table:table-cell office:value-type="float" office:value="0.479332">
                <text:p>0.479332</text:p>
              </table:table-cell>
              <table:table-cell office:value-type="float" office:value="0.465307">
                <text:p>0.465307</text:p>
              </table:table-cell>
              <table:table-cell office:value-type="float" office:value="0.465171">
                <text:p>0.465171</text:p>
              </table:table-cell>
              <table:table-cell office:value-type="float" office:value="0.584321">
                <text:p>0.584321</text:p>
              </table:table-cell>
              <table:table-cell office:value-type="float" office:value="0.403261">
                <text:p>0.403261</text:p>
              </table:table-cell>
              <table:table-cell office:value-type="float" office:value="0.516627">
                <text:p>0.516627</text:p>
              </table:table-cell>
              <table:table-cell office:value-type="float" office:value="0.483708">
                <text:p>0.483708</text:p>
              </table:table-cell>
              <table:table-cell office:value-type="float" office:value="0.553098">
                <text:p>0.553098</text:p>
              </table:table-cell>
              <table:table-cell office:value-type="float" office:value="0.611346">
                <text:p>0.611346</text:p>
              </table:table-cell>
              <table:table-cell office:value-type="float" office:value="0.374585">
                <text:p>0.374585</text:p>
              </table:table-cell>
              <table:table-cell office:value-type="float" office:value="0.521973">
                <text:p>0.521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993">
                <text:p>0.51993</text:p>
              </table:table-cell>
              <table:table-cell office:value-type="float" office:value="0.494871">
                <text:p>0.49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19">
                <text:p>0.368819</text:p>
              </table:table-cell>
              <table:table-cell office:value-type="float" office:value="0.429924">
                <text:p>0.429924</text:p>
              </table:table-cell>
              <table:table-cell office:value-type="float" office:value="0.349053">
                <text:p>0.349053</text:p>
              </table:table-cell>
              <table:table-cell office:value-type="float" office:value="0.554113">
                <text:p>0.554113</text:p>
              </table:table-cell>
              <table:table-cell office:value-type="float" office:value="0.348631">
                <text:p>0.348631</text:p>
              </table:table-cell>
              <table:table-cell office:value-type="float" office:value="0.51985">
                <text:p>0.51985</text:p>
              </table:table-cell>
              <table:table-cell office:value-type="float" office:value="NaN">
                <text:p>NaN</text:p>
              </table:table-cell>
              <table:table-cell office:value-type="float" office:value="0.55851">
                <text:p>0.55851</text:p>
              </table:table-cell>
              <table:table-cell office:value-type="float" office:value="0.633639">
                <text:p>0.633639</text:p>
              </table:table-cell>
              <table:table-cell office:value-type="float" office:value="0.161099">
                <text:p>0.161099</text:p>
              </table:table-cell>
              <table:table-cell office:value-type="float" office:value="0.559926">
                <text:p>0.5599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4271">
                <text:p>0.5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647">
                <text:p>0.431647</text:p>
              </table:table-cell>
              <table:table-cell office:value-type="float" office:value="0.481699">
                <text:p>0.48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728">
                <text:p>0.33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632">
                <text:p>0.556632</text:p>
              </table:table-cell>
              <table:table-cell office:value-type="float" office:value="0.639706">
                <text:p>0.639706</text:p>
              </table:table-cell>
              <table:table-cell office:value-type="float" office:value="0.286485">
                <text:p>0.286485</text:p>
              </table:table-cell>
              <table:table-cell office:value-type="float" office:value="0.524588">
                <text:p>0.524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7388">
                <text:p>0.5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355">
                <text:p>0.366355</text:p>
              </table:table-cell>
              <table:table-cell office:value-type="float" office:value="0.454278">
                <text:p>0.45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41">
                <text:p>0.2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246">
                <text:p>0.543246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0.52731">
                <text:p>0.527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3272">
                <text:p>0.5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26">
                <text:p>0.386126</text:p>
              </table:table-cell>
              <table:table-cell office:value-type="float" office:value="0.463852">
                <text:p>0.46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65">
                <text:p>0.35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01">
                <text:p>0.548601</text:p>
              </table:table-cell>
              <table:table-cell office:value-type="float" office:value="0.672344">
                <text:p>0.67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597">
                <text:p>0.5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68">
                <text:p>0.331968</text:p>
              </table:table-cell>
              <table:table-cell office:value-type="float" office:value="0.388943">
                <text:p>0.38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178">
                <text:p>0.22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85">
                <text:p>0.532385</text:p>
              </table:table-cell>
              <table:table-cell office:value-type="float" office:value="0.678612">
                <text:p>0.67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5705">
                <text:p>0.4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077">
                <text:p>0.399077</text:p>
              </table:table-cell>
              <table:table-cell office:value-type="float" office:value="0.397844">
                <text:p>0.39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227">
                <text:p>0.274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96">
                <text:p>0.548696</text:p>
              </table:table-cell>
              <table:table-cell office:value-type="float" office:value="0.685627">
                <text:p>0.6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4491">
                <text:p>0.5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216">
                <text:p>0.418216</text:p>
              </table:table-cell>
              <table:table-cell office:value-type="float" office:value="0.370865">
                <text:p>0.37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667">
                <text:p>0.37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302">
                <text:p>0.560302</text:p>
              </table:table-cell>
              <table:table-cell office:value-type="float" office:value="0.685574">
                <text:p>0.68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6365">
                <text:p>0.5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799">
                <text:p>0.373799</text:p>
              </table:table-cell>
              <table:table-cell office:value-type="float" office:value="0.395101">
                <text:p>0.3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71">
                <text:p>0.55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815">
                <text:p>0.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77">
                <text:p>0.54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605">
                <text:p>0.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594">
                <text:p>0.53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2543">
                <text:p>0.5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0658">
                <text:p>0.5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415">
                <text:p>0.5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2166">
                <text:p>0.5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6052">
                <text:p>0.5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7171">
                <text:p>0.4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51352">
                <text:p>0.5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3434">
                <text:p>0.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8643">
                <text:p>0.4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54099">
                <text:p>0.5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629">
                <text:p>0.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2006">
                <text:p>0.5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56cm" svg:height="11.002cm" xlink:href=".." xlink:type="simple" chart:class="chart:scatter" chart:column-mapping="0 1 2 3 4 5 6 7 8 9 10 11 12 13 14" chart:style-name="ch1">
        <chart:title svg:x="8.757cm" svg:y="0.356cm" chart:style-name="ch2">
          <text:p>Accuracy</text:p>
        </chart:title>
        <chart:legend chart:legend-position="end" svg:x="16.867cm" svg:y="1.716cm" style:legend-expansion="high" chart:style-name="ch3"/>
        <chart:plot-area chart:style-name="ch4" table:cell-range-address="Accuracy.A3:Accuracy.A34 Accuracy.C2:Accuracy.Q34" chart:data-source-has-labels="both" svg:x="0.391cm" svg:y="1.355cm" svg:width="16.085cm" svg:height="9.427cm">
          <chart:coordinate-region svg:x="1.118cm" svg:y="1.554cm" svg:width="15.078cm" svg:height="8.581cm"/>
          <chart:axis chart:dimension="x" chart:name="primary-x" chart:style-name="ch5" chartooo:axis-type="auto">
            <chart:categories table:cell-range-address="Accuracy.A3:Accuracy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racy.C3:Accuracy.C34" chart:label-cell-address="Accuracy.C2:Accuracy.C2" chart:class="chart:scatter">
            <chart:domain table:cell-range-address="Accuracy.A3:Accuracy.A34"/>
            <chart:data-point chart:repeated="32"/>
          </chart:series>
          <chart:series chart:style-name="ch9" chart:values-cell-range-address="Accuracy.D3:Accuracy.D34" chart:label-cell-address="Accuracy.D2:Accuracy.D2" chart:class="chart:scatter">
            <chart:data-point chart:repeated="32"/>
          </chart:series>
          <chart:series chart:style-name="ch10" chart:values-cell-range-address="Accuracy.E3:Accuracy.E34" chart:label-cell-address="Accuracy.E2:Accuracy.E2" chart:class="chart:scatter">
            <chart:data-point chart:repeated="32"/>
          </chart:series>
          <chart:series chart:style-name="ch11" chart:values-cell-range-address="Accuracy.F3:Accuracy.F34" chart:label-cell-address="Accuracy.F2:Accuracy.F2" chart:class="chart:scatter">
            <chart:data-point chart:repeated="32"/>
          </chart:series>
          <chart:series chart:style-name="ch12" chart:values-cell-range-address="Accuracy.G3:Accuracy.G34" chart:label-cell-address="Accuracy.G2:Accuracy.G2" chart:class="chart:scatter">
            <chart:data-point chart:repeated="32"/>
          </chart:series>
          <chart:series chart:style-name="ch13" chart:values-cell-range-address="Accuracy.H3:Accuracy.H34" chart:label-cell-address="Accuracy.H2:Accuracy.H2" chart:class="chart:scatter">
            <chart:data-point chart:repeated="32"/>
          </chart:series>
          <chart:series chart:style-name="ch14" chart:values-cell-range-address="Accuracy.I3:Accuracy.I34" chart:label-cell-address="Accuracy.I2:Accuracy.I2" chart:class="chart:scatter">
            <chart:data-point chart:repeated="32"/>
          </chart:series>
          <chart:series chart:style-name="ch15" chart:values-cell-range-address="Accuracy.J3:Accuracy.J34" chart:label-cell-address="Accuracy.J2:Accuracy.J2" chart:class="chart:scatter">
            <chart:data-point chart:repeated="32"/>
          </chart:series>
          <chart:series chart:style-name="ch16" chart:values-cell-range-address="Accuracy.K3:Accuracy.K34" chart:label-cell-address="Accuracy.K2:Accuracy.K2" chart:class="chart:scatter">
            <chart:data-point chart:repeated="32"/>
          </chart:series>
          <chart:series chart:style-name="ch17" chart:values-cell-range-address="Accuracy.L3:Accuracy.L34" chart:label-cell-address="Accuracy.L2:Accuracy.L2" chart:class="chart:scatter">
            <chart:data-point chart:repeated="32"/>
          </chart:series>
          <chart:series chart:style-name="ch18" chart:values-cell-range-address="Accuracy.M3:Accuracy.M34" chart:label-cell-address="Accuracy.M2:Accuracy.M2" chart:class="chart:scatter">
            <chart:data-point chart:repeated="32"/>
          </chart:series>
          <chart:series chart:style-name="ch19" chart:values-cell-range-address="Accuracy.N3:Accuracy.N34" chart:label-cell-address="Accuracy.N2:Accuracy.N2" chart:class="chart:scatter">
            <chart:data-point chart:repeated="32"/>
          </chart:series>
          <chart:series chart:style-name="ch20" chart:values-cell-range-address="Accuracy.O3:Accuracy.O34" chart:label-cell-address="Accuracy.O2:Accuracy.O2" chart:class="chart:scatter">
            <chart:data-point chart:repeated="32"/>
          </chart:series>
          <chart:series chart:style-name="ch21" chart:values-cell-range-address="Accuracy.P3:Accuracy.P34" chart:label-cell-address="Accuracy.P2:Accuracy.P2" chart:class="chart:scatter">
            <chart:data-point chart:repeated="32"/>
          </chart:series>
          <chart:series chart:style-name="ch22" chart:values-cell-range-address="Accuracy.Q3:Accuracy.Q34" chart:label-cell-address="Accuracy.Q2:Accuracy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Accuracy.C2:Accuracy.C2</svg:desc>
                </draw:g>
              </table:table-cell>
              <table:table-cell office:value-type="string">
                <text:p>V2_7</text:p>
                <draw:g>
                  <svg:desc>Accuracy.D2:Accuracy.D2</svg:desc>
                </draw:g>
              </table:table-cell>
              <table:table-cell office:value-type="string">
                <text:p>V2_8</text:p>
                <draw:g>
                  <svg:desc>Accuracy.E2:Accuracy.E2</svg:desc>
                </draw:g>
              </table:table-cell>
              <table:table-cell office:value-type="string">
                <text:p>V2_9</text:p>
                <draw:g>
                  <svg:desc>Accuracy.F2:Accuracy.F2</svg:desc>
                </draw:g>
              </table:table-cell>
              <table:table-cell office:value-type="string">
                <text:p>V2_8_2</text:p>
                <draw:g>
                  <svg:desc>Accuracy.G2:Accuracy.G2</svg:desc>
                </draw:g>
              </table:table-cell>
              <table:table-cell office:value-type="string">
                <text:p>v3</text:p>
                <draw:g>
                  <svg:desc>Accuracy.H2:Accuracy.H2</svg:desc>
                </draw:g>
              </table:table-cell>
              <table:table-cell office:value-type="string">
                <text:p>v4</text:p>
                <draw:g>
                  <svg:desc>Accuracy.I2:Accuracy.I2</svg:desc>
                </draw:g>
              </table:table-cell>
              <table:table-cell office:value-type="string">
                <text:p>v4_swap</text:p>
                <draw:g>
                  <svg:desc>Accuracy.J2:Accuracy.J2</svg:desc>
                </draw:g>
              </table:table-cell>
              <table:table-cell office:value-type="string">
                <text:p>V4_2</text:p>
                <draw:g>
                  <svg:desc>Accuracy.K2:Accuracy.K2</svg:desc>
                </draw:g>
              </table:table-cell>
              <table:table-cell office:value-type="string">
                <text:p>V4_3</text:p>
                <draw:g>
                  <svg:desc>Accuracy.L2:Accuracy.L2</svg:desc>
                </draw:g>
              </table:table-cell>
              <table:table-cell office:value-type="string">
                <text:p>V2_3_2</text:p>
                <draw:g>
                  <svg:desc>Accuracy.M2:Accuracy.M2</svg:desc>
                </draw:g>
              </table:table-cell>
              <table:table-cell office:value-type="string">
                <text:p>v5</text:p>
                <draw:g>
                  <svg:desc>Accuracy.N2:Accuracy.N2</svg:desc>
                </draw:g>
              </table:table-cell>
              <table:table-cell office:value-type="string">
                <text:p>v5_swap</text:p>
                <draw:g>
                  <svg:desc>Accuracy.O2:Accuracy.O2</svg:desc>
                </draw:g>
              </table:table-cell>
              <table:table-cell office:value-type="string">
                <text:p>V4_4_2</text:p>
                <draw:g>
                  <svg:desc>Accuracy.P2:Accuracy.P2</svg:desc>
                </draw:g>
              </table:table-cell>
              <table:table-cell office:value-type="string">
                <text:p>v7</text:p>
                <draw:g>
                  <svg:desc>Accuracy.Q2:Accuracy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NaN">
                <text:p>NaN</text:p>
                <draw:g>
                  <svg:desc>Accuracy.C3:Accuracy.C34</svg:desc>
                </draw:g>
              </table:table-cell>
              <table:table-cell office:value-type="float" office:value="0.657317">
                <text:p>0.657317</text:p>
                <draw:g>
                  <svg:desc>Accuracy.D3:Accuracy.D34</svg:desc>
                </draw:g>
              </table:table-cell>
              <table:table-cell office:value-type="float" office:value="0.371015">
                <text:p>0.371015</text:p>
                <draw:g>
                  <svg:desc>Accuracy.E3:Accuracy.E34</svg:desc>
                </draw:g>
              </table:table-cell>
              <table:table-cell office:value-type="float" office:value="0.354904">
                <text:p>0.354904</text:p>
                <draw:g>
                  <svg:desc>Accuracy.F3:Accuracy.F34</svg:desc>
                </draw:g>
              </table:table-cell>
              <table:table-cell office:value-type="float" office:value="0.665261">
                <text:p>0.665261</text:p>
                <draw:g>
                  <svg:desc>Accuracy.G3:Accuracy.G34</svg:desc>
                </draw:g>
              </table:table-cell>
              <table:table-cell office:value-type="float" office:value="0.656625">
                <text:p>0.656625</text:p>
                <draw:g>
                  <svg:desc>Accuracy.H3:Accuracy.H34</svg:desc>
                </draw:g>
              </table:table-cell>
              <table:table-cell office:value-type="float" office:value="0.68178">
                <text:p>0.68178</text:p>
                <draw:g>
                  <svg:desc>Accuracy.I3:Accuracy.I34</svg:desc>
                </draw:g>
              </table:table-cell>
              <table:table-cell office:value-type="float" office:value="NaN">
                <text:p>NaN</text:p>
                <draw:g>
                  <svg:desc>Accuracy.J3:Accuracy.J34</svg:desc>
                </draw:g>
              </table:table-cell>
              <table:table-cell office:value-type="float" office:value="0.381485">
                <text:p>0.381485</text:p>
                <draw:g>
                  <svg:desc>Accuracy.K3:Accuracy.K34</svg:desc>
                </draw:g>
              </table:table-cell>
              <table:table-cell office:value-type="float" office:value="0.354211">
                <text:p>0.354211</text:p>
                <draw:g>
                  <svg:desc>Accuracy.L3:Accuracy.L34</svg:desc>
                </draw:g>
              </table:table-cell>
              <table:table-cell office:value-type="float" office:value="0.645972">
                <text:p>0.645972</text:p>
                <draw:g>
                  <svg:desc>Accuracy.M3:Accuracy.M34</svg:desc>
                </draw:g>
              </table:table-cell>
              <table:table-cell office:value-type="float" office:value="0.657786">
                <text:p>0.657786</text:p>
                <draw:g>
                  <svg:desc>Accuracy.N3:Accuracy.N34</svg:desc>
                </draw:g>
              </table:table-cell>
              <table:table-cell office:value-type="float" office:value="NaN">
                <text:p>NaN</text:p>
                <draw:g>
                  <svg:desc>Accuracy.O3:Accuracy.O34</svg:desc>
                </draw:g>
              </table:table-cell>
              <table:table-cell office:value-type="float" office:value="0.364497">
                <text:p>0.364497</text:p>
                <draw:g>
                  <svg:desc>Accuracy.P3:Accuracy.P34</svg:desc>
                </draw:g>
              </table:table-cell>
              <table:table-cell office:value-type="float" office:value="0.685121">
                <text:p>0.685121</text:p>
                <draw:g>
                  <svg:desc>Accuracy.Q3:Accuracy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7017">
                <text:p>0.67017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44465">
                <text:p>0.644465</text:p>
              </table:table-cell>
              <table:table-cell office:value-type="float" office:value="0.655708">
                <text:p>0.655708</text:p>
              </table:table-cell>
              <table:table-cell office:value-type="float" office:value="0.649333">
                <text:p>0.649333</text:p>
              </table:table-cell>
              <table:table-cell office:value-type="float" office:value="NaN">
                <text:p>NaN</text:p>
              </table:table-cell>
              <table:table-cell office:value-type="float" office:value="0.634586">
                <text:p>0.634586</text:p>
              </table:table-cell>
              <table:table-cell office:value-type="float" office:value="0.354089">
                <text:p>0.354089</text:p>
              </table:table-cell>
              <table:table-cell office:value-type="float" office:value="0.416825">
                <text:p>0.416825</text:p>
              </table:table-cell>
              <table:table-cell office:value-type="float" office:value="0.652592">
                <text:p>0.652592</text:p>
              </table:table-cell>
              <table:table-cell office:value-type="float" office:value="NaN">
                <text:p>NaN</text:p>
              </table:table-cell>
              <table:table-cell office:value-type="float" office:value="0.358896">
                <text:p>0.358896</text:p>
              </table:table-cell>
              <table:table-cell office:value-type="float" office:value="0.676953">
                <text:p>0.676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51512">
                <text:p>0.651512</text:p>
              </table:table-cell>
              <table:table-cell office:value-type="float" office:value="0.575761">
                <text:p>0.575761</text:p>
              </table:table-cell>
              <table:table-cell office:value-type="float" office:value="0.539322">
                <text:p>0.539322</text:p>
              </table:table-cell>
              <table:table-cell office:value-type="float" office:value="0.67622">
                <text:p>0.67622</text:p>
              </table:table-cell>
              <table:table-cell office:value-type="float" office:value="0.646889">
                <text:p>0.646889</text:p>
              </table:table-cell>
              <table:table-cell office:value-type="float" office:value="0.693309">
                <text:p>0.693309</text:p>
              </table:table-cell>
              <table:table-cell office:value-type="float" office:value="NaN">
                <text:p>NaN</text:p>
              </table:table-cell>
              <table:table-cell office:value-type="float" office:value="0.676342">
                <text:p>0.676342</text:p>
              </table:table-cell>
              <table:table-cell office:value-type="float" office:value="0.36134">
                <text:p>0.36134</text:p>
              </table:table-cell>
              <table:table-cell office:value-type="float" office:value="0.608616">
                <text:p>0.608616</text:p>
              </table:table-cell>
              <table:table-cell office:value-type="float" office:value="0.644913">
                <text:p>0.644913</text:p>
              </table:table-cell>
              <table:table-cell office:value-type="float" office:value="NaN">
                <text:p>NaN</text:p>
              </table:table-cell>
              <table:table-cell office:value-type="float" office:value="0.354211">
                <text:p>0.354211</text:p>
              </table:table-cell>
              <table:table-cell office:value-type="float" office:value="0.666769">
                <text:p>0.666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17782">
                <text:p>0.617782</text:p>
              </table:table-cell>
              <table:table-cell office:value-type="float" office:value="0.595947">
                <text:p>0.595947</text:p>
              </table:table-cell>
              <table:table-cell office:value-type="float" office:value="0.490966">
                <text:p>0.490966</text:p>
              </table:table-cell>
              <table:table-cell office:value-type="float" office:value="0.668092">
                <text:p>0.668092</text:p>
              </table:table-cell>
              <table:table-cell office:value-type="float" office:value="0.652347">
                <text:p>0.652347</text:p>
              </table:table-cell>
              <table:table-cell office:value-type="float" office:value="0.696161">
                <text:p>0.696161</text:p>
              </table:table-cell>
              <table:table-cell office:value-type="float" office:value="NaN">
                <text:p>NaN</text:p>
              </table:table-cell>
              <table:table-cell office:value-type="float" office:value="0.683145">
                <text:p>0.683145</text:p>
              </table:table-cell>
              <table:table-cell office:value-type="float" office:value="0.640391">
                <text:p>0.640391</text:p>
              </table:table-cell>
              <table:table-cell office:value-type="float" office:value="0.661167">
                <text:p>0.661167</text:p>
              </table:table-cell>
              <table:table-cell office:value-type="float" office:value="0.649109">
                <text:p>0.649109</text:p>
              </table:table-cell>
              <table:table-cell office:value-type="float" office:value="NaN">
                <text:p>NaN</text:p>
              </table:table-cell>
              <table:table-cell office:value-type="float" office:value="0.682004">
                <text:p>0.682004</text:p>
              </table:table-cell>
              <table:table-cell office:value-type="float" office:value="0.658947">
                <text:p>0.6589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9958">
                <text:p>0.589958</text:p>
              </table:table-cell>
              <table:table-cell office:value-type="float" office:value="0.604257">
                <text:p>0.604257</text:p>
              </table:table-cell>
              <table:table-cell office:value-type="float" office:value="0.457766">
                <text:p>0.457766</text:p>
              </table:table-cell>
              <table:table-cell office:value-type="float" office:value="0.630125">
                <text:p>0.630125</text:p>
              </table:table-cell>
              <table:table-cell office:value-type="float" office:value="0.643202">
                <text:p>0.643202</text:p>
              </table:table-cell>
              <table:table-cell office:value-type="float" office:value="0.676932">
                <text:p>0.676932</text:p>
              </table:table-cell>
              <table:table-cell office:value-type="float" office:value="NaN">
                <text:p>NaN</text:p>
              </table:table-cell>
              <table:table-cell office:value-type="float" office:value="0.663102">
                <text:p>0.663102</text:p>
              </table:table-cell>
              <table:table-cell office:value-type="float" office:value="0.354843">
                <text:p>0.354843</text:p>
              </table:table-cell>
              <table:table-cell office:value-type="float" office:value="0.652449">
                <text:p>0.652449</text:p>
              </table:table-cell>
              <table:table-cell office:value-type="float" office:value="0.645117">
                <text:p>0.645117</text:p>
              </table:table-cell>
              <table:table-cell office:value-type="float" office:value="NaN">
                <text:p>NaN</text:p>
              </table:table-cell>
              <table:table-cell office:value-type="float" office:value="0.688787">
                <text:p>0.688787</text:p>
              </table:table-cell>
              <table:table-cell office:value-type="float" office:value="0.680701">
                <text:p>0.6807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9454">
                <text:p>0.39454</text:p>
              </table:table-cell>
              <table:table-cell office:value-type="float" office:value="0.585946">
                <text:p>0.585946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34199">
                <text:p>0.634199</text:p>
              </table:table-cell>
              <table:table-cell office:value-type="float" office:value="0.652572">
                <text:p>0.652572</text:p>
              </table:table-cell>
              <table:table-cell office:value-type="float" office:value="0.682513">
                <text:p>0.682513</text:p>
              </table:table-cell>
              <table:table-cell office:value-type="float" office:value="0.746546">
                <text:p>0.746546</text:p>
              </table:table-cell>
              <table:table-cell office:value-type="float" office:value="0.679825">
                <text:p>0.679825</text:p>
              </table:table-cell>
              <table:table-cell office:value-type="float" office:value="0.356207">
                <text:p>0.356207</text:p>
              </table:table-cell>
              <table:table-cell office:value-type="float" office:value="0.638823">
                <text:p>0.638823</text:p>
              </table:table-cell>
              <table:table-cell office:value-type="float" office:value="0.668887">
                <text:p>0.668887</text:p>
              </table:table-cell>
              <table:table-cell office:value-type="float" office:value="NaN">
                <text:p>NaN</text:p>
              </table:table-cell>
              <table:table-cell office:value-type="float" office:value="0.675975">
                <text:p>0.675975</text:p>
              </table:table-cell>
              <table:table-cell office:value-type="float" office:value="0.680212">
                <text:p>0.6802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554">
                <text:p>0.46554</text:p>
              </table:table-cell>
              <table:table-cell office:value-type="float" office:value="0.656869">
                <text:p>0.656869</text:p>
              </table:table-cell>
              <table:table-cell office:value-type="float" office:value="0.407862">
                <text:p>0.407862</text:p>
              </table:table-cell>
              <table:table-cell office:value-type="float" office:value="NaN">
                <text:p>NaN</text:p>
              </table:table-cell>
              <table:table-cell office:value-type="float" office:value="0.660699">
                <text:p>0.660699</text:p>
              </table:table-cell>
              <table:table-cell office:value-type="float" office:value="0.663591">
                <text:p>0.663591</text:p>
              </table:table-cell>
              <table:table-cell office:value-type="float" office:value="0.678847">
                <text:p>0.678847</text:p>
              </table:table-cell>
              <table:table-cell office:value-type="float" office:value="0.760795">
                <text:p>0.760795</text:p>
              </table:table-cell>
              <table:table-cell office:value-type="float" office:value="0.676566">
                <text:p>0.676566</text:p>
              </table:table-cell>
              <table:table-cell office:value-type="float" office:value="0.360566">
                <text:p>0.360566</text:p>
              </table:table-cell>
              <table:table-cell office:value-type="float" office:value="0.627355">
                <text:p>0.627355</text:p>
              </table:table-cell>
              <table:table-cell office:value-type="float" office:value="0.66186">
                <text:p>0.66186</text:p>
              </table:table-cell>
              <table:table-cell office:value-type="float" office:value="NaN">
                <text:p>NaN</text:p>
              </table:table-cell>
              <table:table-cell office:value-type="float" office:value="0.660923">
                <text:p>0.660923</text:p>
              </table:table-cell>
              <table:table-cell office:value-type="float" office:value="0.670353">
                <text:p>0.670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5863">
                <text:p>0.65863</text:p>
              </table:table-cell>
              <table:table-cell office:value-type="float" office:value="0.658336">
                <text:p>0.658336</text:p>
              </table:table-cell>
              <table:table-cell office:value-type="float" office:value="0.354069">
                <text:p>0.354069</text:p>
              </table:table-cell>
              <table:table-cell office:value-type="float" office:value="NaN">
                <text:p>NaN</text:p>
              </table:table-cell>
              <table:table-cell office:value-type="float" office:value="0.663897">
                <text:p>0.663897</text:p>
              </table:table-cell>
              <table:table-cell office:value-type="float" office:value="0.667583">
                <text:p>0.667583</text:p>
              </table:table-cell>
              <table:table-cell office:value-type="float" office:value="0.684611">
                <text:p>0.684611</text:p>
              </table:table-cell>
              <table:table-cell office:value-type="float" office:value="0.768324">
                <text:p>0.768324</text:p>
              </table:table-cell>
              <table:table-cell office:value-type="float" office:value="0.68009">
                <text:p>0.68009</text:p>
              </table:table-cell>
              <table:table-cell office:value-type="float" office:value="0.360098">
                <text:p>0.360098</text:p>
              </table:table-cell>
              <table:table-cell office:value-type="float" office:value="0.645972">
                <text:p>0.645972</text:p>
              </table:table-cell>
              <table:table-cell office:value-type="float" office:value="0.652347">
                <text:p>0.652347</text:p>
              </table:table-cell>
              <table:table-cell office:value-type="float" office:value="0.70714">
                <text:p>0.70714</text:p>
              </table:table-cell>
              <table:table-cell office:value-type="float" office:value="0.671963">
                <text:p>0.671963</text:p>
              </table:table-cell>
              <table:table-cell office:value-type="float" office:value="0.634749">
                <text:p>0.6347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6848">
                <text:p>0.66848</text:p>
              </table:table-cell>
              <table:table-cell office:value-type="float" office:value="0.642978">
                <text:p>0.642978</text:p>
              </table:table-cell>
              <table:table-cell office:value-type="float" office:value="0.469335">
                <text:p>0.469335</text:p>
              </table:table-cell>
              <table:table-cell office:value-type="float" office:value="NaN">
                <text:p>NaN</text:p>
              </table:table-cell>
              <table:table-cell office:value-type="float" office:value="0.669539">
                <text:p>0.669539</text:p>
              </table:table-cell>
              <table:table-cell office:value-type="float" office:value="0.671474">
                <text:p>0.671474</text:p>
              </table:table-cell>
              <table:table-cell office:value-type="float" office:value="0.694103">
                <text:p>0.694103</text:p>
              </table:table-cell>
              <table:table-cell office:value-type="float" office:value="0.783047">
                <text:p>0.783047</text:p>
              </table:table-cell>
              <table:table-cell office:value-type="float" office:value="0.686893">
                <text:p>0.686893</text:p>
              </table:table-cell>
              <table:table-cell office:value-type="float" office:value="0.36908">
                <text:p>0.36908</text:p>
              </table:table-cell>
              <table:table-cell office:value-type="float" office:value="0.416825">
                <text:p>0.416825</text:p>
              </table:table-cell>
              <table:table-cell office:value-type="float" office:value="0.665017">
                <text:p>0.665017</text:p>
              </table:table-cell>
              <table:table-cell office:value-type="float" office:value="0.726389">
                <text:p>0.726389</text:p>
              </table:table-cell>
              <table:table-cell office:value-type="float" office:value="0.674203">
                <text:p>0.674203</text:p>
              </table:table-cell>
              <table:table-cell office:value-type="float" office:value="0.670985">
                <text:p>0.670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711">
                <text:p>0.6711</text:p>
              </table:table-cell>
              <table:table-cell office:value-type="float" office:value="0.648926">
                <text:p>0.64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363">
                <text:p>0.665363</text:p>
              </table:table-cell>
              <table:table-cell office:value-type="float" office:value="0.663958">
                <text:p>0.663958</text:p>
              </table:table-cell>
              <table:table-cell office:value-type="float" office:value="0.686241">
                <text:p>0.686241</text:p>
              </table:table-cell>
              <table:table-cell office:value-type="float" office:value="0.798972">
                <text:p>0.798972</text:p>
              </table:table-cell>
              <table:table-cell office:value-type="float" office:value="0.680253">
                <text:p>0.680253</text:p>
              </table:table-cell>
              <table:table-cell office:value-type="float" office:value="0.372808">
                <text:p>0.372808</text:p>
              </table:table-cell>
              <table:table-cell office:value-type="float" office:value="NaN">
                <text:p>NaN</text:p>
              </table:table-cell>
              <table:table-cell office:value-type="float" office:value="0.649577">
                <text:p>0.649577</text:p>
              </table:table-cell>
              <table:table-cell office:value-type="float" office:value="0.726668">
                <text:p>0.726668</text:p>
              </table:table-cell>
              <table:table-cell office:value-type="float" office:value="0.66907">
                <text:p>0.66907</text:p>
              </table:table-cell>
              <table:table-cell office:value-type="float" office:value="0.662919">
                <text:p>0.6629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7214">
                <text:p>0.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724">
                <text:p>0.668724</text:p>
              </table:table-cell>
              <table:table-cell office:value-type="float" office:value="0.655036">
                <text:p>0.65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44">
                <text:p>0.6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92">
                <text:p>0.656992</text:p>
              </table:table-cell>
              <table:table-cell office:value-type="float" office:value="0.74114">
                <text:p>0.74114</text:p>
              </table:table-cell>
              <table:table-cell office:value-type="float" office:value="0.687504">
                <text:p>0.687504</text:p>
              </table:table-cell>
              <table:table-cell office:value-type="float" office:value="0.67844">
                <text:p>0.678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954">
                <text:p>0.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59">
                <text:p>0.672859</text:p>
              </table:table-cell>
              <table:table-cell office:value-type="float" office:value="0.655871">
                <text:p>0.65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79">
                <text:p>0.67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17">
                <text:p>0.666117</text:p>
              </table:table-cell>
              <table:table-cell office:value-type="float" office:value="0.767653">
                <text:p>0.767653</text:p>
              </table:table-cell>
              <table:table-cell office:value-type="float" office:value="NaN">
                <text:p>NaN</text:p>
              </table:table-cell>
              <table:table-cell office:value-type="float" office:value="0.673714">
                <text:p>0.6737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7605">
                <text:p>0.6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678">
                <text:p>0.681678</text:p>
              </table:table-cell>
              <table:table-cell office:value-type="float" office:value="0.663">
                <text:p>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924">
                <text:p>0.67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202">
                <text:p>0.664202</text:p>
              </table:table-cell>
              <table:table-cell office:value-type="float" office:value="0.769413">
                <text:p>0.769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7366">
                <text:p>0.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829">
                <text:p>0.677829</text:p>
              </table:table-cell>
              <table:table-cell office:value-type="float" office:value="0.667705">
                <text:p>0.6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55">
                <text:p>0.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045">
                <text:p>0.661045</text:p>
              </table:table-cell>
              <table:table-cell office:value-type="float" office:value="0.77651">
                <text:p>0.7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8211">
                <text:p>0.6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689">
                <text:p>0.665689</text:p>
              </table:table-cell>
              <table:table-cell office:value-type="float" office:value="0.665506">
                <text:p>0.66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69">
                <text:p>0.6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04">
                <text:p>0.65304</text:p>
              </table:table-cell>
              <table:table-cell office:value-type="float" office:value="0.771788">
                <text:p>0.77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6514">
                <text:p>0.6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577">
                <text:p>0.670577</text:p>
              </table:table-cell>
              <table:table-cell office:value-type="float" office:value="0.671535">
                <text:p>0.67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571">
                <text:p>0.68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919">
                <text:p>0.641919</text:p>
              </table:table-cell>
              <table:table-cell office:value-type="float" office:value="0.761814">
                <text:p>0.76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089">
                <text:p>0.6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069">
                <text:p>0.680069</text:p>
              </table:table-cell>
              <table:table-cell office:value-type="float" office:value="0.666015">
                <text:p>0.6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62">
                <text:p>0.6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514">
                <text:p>0.6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608">
                <text:p>0.65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5094">
                <text:p>0.6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181">
                <text:p>0.65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5995">
                <text:p>0.6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7053">
                <text:p>0.6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7163">
                <text:p>0.6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5719">
                <text:p>0.6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5952">
                <text:p>0.6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4839">
                <text:p>0.6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72">
                <text:p>0.5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134">
                <text:p>0.6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96">
                <text:p>0.6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57">
                <text:p>0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6181">
                <text:p>0.6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5267">
                <text:p>0.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807cm" svg:height="11.704cm" xlink:href=".." xlink:type="simple" chart:class="chart:scatter" chart:column-mapping="0 1 2 3 4 5 6 7 8 9 10 11 12 13 14" chart:style-name="ch1">
        <chart:title svg:x="9.447cm" svg:y="0.37cm" chart:style-name="ch2">
          <text:p>F1-mean</text:p>
        </chart:title>
        <chart:legend chart:legend-position="end" svg:x="18.114cm" svg:y="2.067cm" style:legend-expansion="high" chart:style-name="ch3"/>
        <chart:plot-area chart:style-name="ch4" table:cell-range-address="'F1-mean'.A3:'F1-mean'.A33 'F1-mean'.C2:'F1-mean'.Q33" chart:data-source-has-labels="both" svg:x="0.416cm" svg:y="1.383cm" svg:width="17.282cm" svg:height="10.087cm">
          <chart:coordinate-region svg:x="1.143cm" svg:y="1.582cm" svg:width="16.275cm" svg:height="9.241cm"/>
          <chart:axis chart:dimension="x" chart:name="primary-x" chart:style-name="ch5" chartooo:axis-type="auto">
            <chart:categories table:cell-range-address="'F1-mean'.A3:'F1-mean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'.C3:'F1-mean'.C33" chart:label-cell-address="'F1-mean'.C2:'F1-mean'.C2" chart:class="chart:scatter">
            <chart:domain table:cell-range-address="'F1-mean'.A3:'F1-mean'.A33"/>
            <chart:data-point chart:repeated="31"/>
          </chart:series>
          <chart:series chart:style-name="ch9" chart:values-cell-range-address="'F1-mean'.D3:'F1-mean'.D33" chart:label-cell-address="'F1-mean'.D2:'F1-mean'.D2" chart:class="chart:scatter">
            <chart:data-point chart:repeated="31"/>
          </chart:series>
          <chart:series chart:style-name="ch10" chart:values-cell-range-address="'F1-mean'.E3:'F1-mean'.E33" chart:label-cell-address="'F1-mean'.E2:'F1-mean'.E2" chart:class="chart:scatter">
            <chart:data-point chart:repeated="31"/>
          </chart:series>
          <chart:series chart:style-name="ch11" chart:values-cell-range-address="'F1-mean'.F3:'F1-mean'.F33" chart:label-cell-address="'F1-mean'.F2:'F1-mean'.F2" chart:class="chart:scatter">
            <chart:data-point chart:repeated="31"/>
          </chart:series>
          <chart:series chart:style-name="ch12" chart:values-cell-range-address="'F1-mean'.G3:'F1-mean'.G33" chart:label-cell-address="'F1-mean'.G2:'F1-mean'.G2" chart:class="chart:scatter">
            <chart:data-point chart:repeated="31"/>
          </chart:series>
          <chart:series chart:style-name="ch13" chart:values-cell-range-address="'F1-mean'.H3:'F1-mean'.H33" chart:label-cell-address="'F1-mean'.H2:'F1-mean'.H2" chart:class="chart:scatter">
            <chart:data-point chart:repeated="31"/>
          </chart:series>
          <chart:series chart:style-name="ch14" chart:values-cell-range-address="'F1-mean'.I3:'F1-mean'.I33" chart:label-cell-address="'F1-mean'.I2:'F1-mean'.I2" chart:class="chart:scatter">
            <chart:data-point chart:repeated="31"/>
          </chart:series>
          <chart:series chart:style-name="ch15" chart:values-cell-range-address="'F1-mean'.J3:'F1-mean'.J33" chart:label-cell-address="'F1-mean'.J2:'F1-mean'.J2" chart:class="chart:scatter">
            <chart:data-point chart:repeated="31"/>
          </chart:series>
          <chart:series chart:style-name="ch16" chart:values-cell-range-address="'F1-mean'.K3:'F1-mean'.K33" chart:label-cell-address="'F1-mean'.K2:'F1-mean'.K2" chart:class="chart:scatter">
            <chart:data-point chart:repeated="31"/>
          </chart:series>
          <chart:series chart:style-name="ch17" chart:values-cell-range-address="'F1-mean'.L3:'F1-mean'.L33" chart:label-cell-address="'F1-mean'.L2:'F1-mean'.L2" chart:class="chart:scatter">
            <chart:data-point chart:repeated="31"/>
          </chart:series>
          <chart:series chart:style-name="ch18" chart:values-cell-range-address="'F1-mean'.M3:'F1-mean'.M33" chart:label-cell-address="'F1-mean'.M2:'F1-mean'.M2" chart:class="chart:scatter">
            <chart:data-point chart:repeated="31"/>
          </chart:series>
          <chart:series chart:style-name="ch19" chart:values-cell-range-address="'F1-mean'.N3:'F1-mean'.N33" chart:label-cell-address="'F1-mean'.N2:'F1-mean'.N2" chart:class="chart:scatter">
            <chart:data-point chart:repeated="31"/>
          </chart:series>
          <chart:series chart:style-name="ch20" chart:values-cell-range-address="'F1-mean'.O3:'F1-mean'.O33" chart:label-cell-address="'F1-mean'.O2:'F1-mean'.O2" chart:class="chart:scatter">
            <chart:data-point chart:repeated="31"/>
          </chart:series>
          <chart:series chart:style-name="ch21" chart:values-cell-range-address="'F1-mean'.P3:'F1-mean'.P33" chart:label-cell-address="'F1-mean'.P2:'F1-mean'.P2" chart:class="chart:scatter">
            <chart:data-point chart:repeated="31"/>
          </chart:series>
          <chart:series chart:style-name="ch22" chart:values-cell-range-address="'F1-mean'.Q3:'F1-mean'.Q33" chart:label-cell-address="'F1-mean'.Q2:'F1-mean'.Q2" chart:class="chart:scatter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mean'.C2:'F1-mean'.C2</svg:desc>
                </draw:g>
              </table:table-cell>
              <table:table-cell office:value-type="string">
                <text:p>V2_7</text:p>
                <draw:g>
                  <svg:desc>'F1-mean'.D2:'F1-mean'.D2</svg:desc>
                </draw:g>
              </table:table-cell>
              <table:table-cell office:value-type="string">
                <text:p>V2_8</text:p>
                <draw:g>
                  <svg:desc>'F1-mean'.E2:'F1-mean'.E2</svg:desc>
                </draw:g>
              </table:table-cell>
              <table:table-cell office:value-type="string">
                <text:p>V2_9</text:p>
                <draw:g>
                  <svg:desc>'F1-mean'.F2:'F1-mean'.F2</svg:desc>
                </draw:g>
              </table:table-cell>
              <table:table-cell office:value-type="string">
                <text:p>V2_8_2</text:p>
                <draw:g>
                  <svg:desc>'F1-mean'.G2:'F1-mean'.G2</svg:desc>
                </draw:g>
              </table:table-cell>
              <table:table-cell office:value-type="string">
                <text:p>v3</text:p>
                <draw:g>
                  <svg:desc>'F1-mean'.H2:'F1-mean'.H2</svg:desc>
                </draw:g>
              </table:table-cell>
              <table:table-cell office:value-type="string">
                <text:p>v4</text:p>
                <draw:g>
                  <svg:desc>'F1-mean'.I2:'F1-mean'.I2</svg:desc>
                </draw:g>
              </table:table-cell>
              <table:table-cell office:value-type="string">
                <text:p>v4_swap</text:p>
                <draw:g>
                  <svg:desc>'F1-mean'.J2:'F1-mean'.J2</svg:desc>
                </draw:g>
              </table:table-cell>
              <table:table-cell office:value-type="string">
                <text:p>V4_2</text:p>
                <draw:g>
                  <svg:desc>'F1-mean'.K2:'F1-mean'.K2</svg:desc>
                </draw:g>
              </table:table-cell>
              <table:table-cell office:value-type="string">
                <text:p>V4_3</text:p>
                <draw:g>
                  <svg:desc>'F1-mean'.L2:'F1-mean'.L2</svg:desc>
                </draw:g>
              </table:table-cell>
              <table:table-cell office:value-type="string">
                <text:p>V2_3_2</text:p>
                <draw:g>
                  <svg:desc>'F1-mean'.M2:'F1-mean'.M2</svg:desc>
                </draw:g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swap</text:p>
                <draw:g>
                  <svg:desc>'F1-mean'.O2:'F1-mean'.O2</svg:desc>
                </draw:g>
              </table:table-cell>
              <table:table-cell office:value-type="string">
                <text:p>V4_4_2</text:p>
                <draw:g>
                  <svg:desc>'F1-mean'.P2:'F1-mean'.P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NaN">
                <text:p>NaN</text:p>
                <draw:g>
                  <svg:desc>'F1-mean'.C3:'F1-mean'.C33</svg:desc>
                </draw:g>
              </table:table-cell>
              <table:table-cell office:value-type="float" office:value="0.615455">
                <text:p>0.615455</text:p>
                <draw:g>
                  <svg:desc>'F1-mean'.D3:'F1-mean'.D33</svg:desc>
                </draw:g>
              </table:table-cell>
              <table:table-cell office:value-type="float" office:value="0.169987">
                <text:p>0.169987</text:p>
                <draw:g>
                  <svg:desc>'F1-mean'.E3:'F1-mean'.E33</svg:desc>
                </draw:g>
              </table:table-cell>
              <table:table-cell office:value-type="float" office:value="0.019272">
                <text:p>0.019272</text:p>
                <draw:g>
                  <svg:desc>'F1-mean'.F3:'F1-mean'.F33</svg:desc>
                </draw:g>
              </table:table-cell>
              <table:table-cell office:value-type="float" office:value="0.594624">
                <text:p>0.594624</text:p>
                <draw:g>
                  <svg:desc>'F1-mean'.G3:'F1-mean'.G33</svg:desc>
                </draw:g>
              </table:table-cell>
              <table:table-cell office:value-type="float" office:value="0.606757">
                <text:p>0.606757</text:p>
                <draw:g>
                  <svg:desc>'F1-mean'.H3:'F1-mean'.H33</svg:desc>
                </draw:g>
              </table:table-cell>
              <table:table-cell office:value-type="float" office:value="0.579672">
                <text:p>0.579672</text:p>
                <draw:g>
                  <svg:desc>'F1-mean'.I3:'F1-mean'.I33</svg:desc>
                </draw:g>
              </table:table-cell>
              <table:table-cell office:value-type="float" office:value="NaN">
                <text:p>NaN</text:p>
                <draw:g>
                  <svg:desc>'F1-mean'.J3:'F1-mean'.J33</svg:desc>
                </draw:g>
              </table:table-cell>
              <table:table-cell office:value-type="float" office:value="0.238144">
                <text:p>0.238144</text:p>
                <draw:g>
                  <svg:desc>'F1-mean'.K3:'F1-mean'.K33</svg:desc>
                </draw:g>
              </table:table-cell>
              <table:table-cell office:value-type="float" office:value="0.002389">
                <text:p>0.002389</text:p>
                <draw:g>
                  <svg:desc>'F1-mean'.L3:'F1-mean'.L33</svg:desc>
                </draw:g>
              </table:table-cell>
              <table:table-cell office:value-type="float" office:value="0">
                <text:p>0</text:p>
                <draw:g>
                  <svg:desc>'F1-mean'.M3:'F1-mean'.M33</svg:desc>
                </draw:g>
              </table:table-cell>
              <table:table-cell office:value-type="float" office:value="0.626216">
                <text:p>0.626216</text:p>
                <draw:g>
                  <svg:desc>'F1-mean'.N3:'F1-mean'.N33</svg:desc>
                </draw:g>
              </table:table-cell>
              <table:table-cell office:value-type="float" office:value="NaN">
                <text:p>NaN</text:p>
                <draw:g>
                  <svg:desc>'F1-mean'.O3:'F1-mean'.O33</svg:desc>
                </draw:g>
              </table:table-cell>
              <table:table-cell office:value-type="float" office:value="0.098666">
                <text:p>0.098666</text:p>
                <draw:g>
                  <svg:desc>'F1-mean'.P3:'F1-mean'.P33</svg:desc>
                </draw:g>
              </table:table-cell>
              <table:table-cell office:value-type="float" office:value="0.605305">
                <text:p>0.605305</text:p>
                <draw:g>
                  <svg:desc>'F1-mean'.Q3:'F1-mean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21485">
                <text:p>0.621485</text:p>
              </table:table-cell>
              <table:table-cell office:value-type="float" office:value="0">
                <text:p>0</text:p>
              </table:table-cell>
              <table:table-cell office:value-type="float" office:value="0.000378">
                <text:p>0.000378</text:p>
              </table:table-cell>
              <table:table-cell office:value-type="float" office:value="0.548862">
                <text:p>0.548862</text:p>
              </table:table-cell>
              <table:table-cell office:value-type="float" office:value="0.575875">
                <text:p>0.575875</text:p>
              </table:table-cell>
              <table:table-cell office:value-type="float" office:value="0.587422">
                <text:p>0.587422</text:p>
              </table:table-cell>
              <table:table-cell office:value-type="float" office:value="NaN">
                <text:p>NaN</text:p>
              </table:table-cell>
              <table:table-cell office:value-type="float" office:value="0.566087">
                <text:p>0.566087</text:p>
              </table:table-cell>
              <table:table-cell office:value-type="float" office:value="0.000882">
                <text:p>0.000882</text:p>
              </table:table-cell>
              <table:table-cell office:value-type="float" office:value="0.39236">
                <text:p>0.39236</text:p>
              </table:table-cell>
              <table:table-cell office:value-type="float" office:value="0.632263">
                <text:p>0.632263</text:p>
              </table:table-cell>
              <table:table-cell office:value-type="float" office:value="NaN">
                <text:p>NaN</text:p>
              </table:table-cell>
              <table:table-cell office:value-type="float" office:value="0.077209">
                <text:p>0.077209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14759">
                <text:p>0.614759</text:p>
              </table:table-cell>
              <table:table-cell office:value-type="float" office:value="0.409738">
                <text:p>0.409738</text:p>
              </table:table-cell>
              <table:table-cell office:value-type="float" office:value="0.454631">
                <text:p>0.454631</text:p>
              </table:table-cell>
              <table:table-cell office:value-type="float" office:value="0.599677">
                <text:p>0.599677</text:p>
              </table:table-cell>
              <table:table-cell office:value-type="float" office:value="0.594704">
                <text:p>0.594704</text:p>
              </table:table-cell>
              <table:table-cell office:value-type="float" office:value="0.576725">
                <text:p>0.576725</text:p>
              </table:table-cell>
              <table:table-cell office:value-type="float" office:value="NaN">
                <text:p>NaN</text:p>
              </table:table-cell>
              <table:table-cell office:value-type="float" office:value="0.546049">
                <text:p>0.546049</text:p>
              </table:table-cell>
              <table:table-cell office:value-type="float" office:value="0.090913">
                <text:p>0.090913</text:p>
              </table:table-cell>
              <table:table-cell office:value-type="float" office:value="0.55152">
                <text:p>0.55152</text:p>
              </table:table-cell>
              <table:table-cell office:value-type="float" office:value="0.629071">
                <text:p>0.629071</text:p>
              </table:table-cell>
              <table:table-cell office:value-type="float" office:value="NaN">
                <text:p>NaN</text:p>
              </table:table-cell>
              <table:table-cell office:value-type="float" office:value="0.002639">
                <text:p>0.002639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9463">
                <text:p>0.59463</text:p>
              </table:table-cell>
              <table:table-cell office:value-type="float" office:value="0.334398">
                <text:p>0.334398</text:p>
              </table:table-cell>
              <table:table-cell office:value-type="float" office:value="0.472431">
                <text:p>0.472431</text:p>
              </table:table-cell>
              <table:table-cell office:value-type="float" office:value="0.587274">
                <text:p>0.587274</text:p>
              </table:table-cell>
              <table:table-cell office:value-type="float" office:value="0.590095">
                <text:p>0.590095</text:p>
              </table:table-cell>
              <table:table-cell office:value-type="float" office:value="0.571282">
                <text:p>0.571282</text:p>
              </table:table-cell>
              <table:table-cell office:value-type="float" office:value="NaN">
                <text:p>NaN</text:p>
              </table:table-cell>
              <table:table-cell office:value-type="float" office:value="0.462203">
                <text:p>0.462203</text:p>
              </table:table-cell>
              <table:table-cell office:value-type="float" office:value="0.053401">
                <text:p>0.053401</text:p>
              </table:table-cell>
              <table:table-cell office:value-type="float" office:value="0.614557">
                <text:p>0.614557</text:p>
              </table:table-cell>
              <table:table-cell office:value-type="float" office:value="0.632121">
                <text:p>0.632121</text:p>
              </table:table-cell>
              <table:table-cell office:value-type="float" office:value="NaN">
                <text:p>NaN</text:p>
              </table:table-cell>
              <table:table-cell office:value-type="float" office:value="0.523603">
                <text:p>0.523603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657">
                <text:p>0.58657</text:p>
              </table:table-cell>
              <table:table-cell office:value-type="float" office:value="0.355418">
                <text:p>0.355418</text:p>
              </table:table-cell>
              <table:table-cell office:value-type="float" office:value="0.45765">
                <text:p>0.45765</text:p>
              </table:table-cell>
              <table:table-cell office:value-type="float" office:value="0.499234">
                <text:p>0.499234</text:p>
              </table:table-cell>
              <table:table-cell office:value-type="float" office:value="0.557402">
                <text:p>0.557402</text:p>
              </table:table-cell>
              <table:table-cell office:value-type="float" office:value="0.597613">
                <text:p>0.597613</text:p>
              </table:table-cell>
              <table:table-cell office:value-type="float" office:value="NaN">
                <text:p>NaN</text:p>
              </table:table-cell>
              <table:table-cell office:value-type="float" office:value="0.557119">
                <text:p>0.557119</text:p>
              </table:table-cell>
              <table:table-cell office:value-type="float" office:value="0.007495">
                <text:p>0.007495</text:p>
              </table:table-cell>
              <table:table-cell office:value-type="float" office:value="0.616405">
                <text:p>0.616405</text:p>
              </table:table-cell>
              <table:table-cell office:value-type="float" office:value="0.629547">
                <text:p>0.629547</text:p>
              </table:table-cell>
              <table:table-cell office:value-type="float" office:value="NaN">
                <text:p>NaN</text:p>
              </table:table-cell>
              <table:table-cell office:value-type="float" office:value="0.460285">
                <text:p>0.460285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2509">
                <text:p>0.252509</text:p>
              </table:table-cell>
              <table:table-cell office:value-type="float" office:value="0.5769">
                <text:p>0.5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2213">
                <text:p>0.552213</text:p>
              </table:table-cell>
              <table:table-cell office:value-type="float" office:value="0.59599">
                <text:p>0.59599</text:p>
              </table:table-cell>
              <table:table-cell office:value-type="float" office:value="0.595637">
                <text:p>0.595637</text:p>
              </table:table-cell>
              <table:table-cell office:value-type="float" office:value="0.65748">
                <text:p>0.65748</text:p>
              </table:table-cell>
              <table:table-cell office:value-type="float" office:value="0.568454">
                <text:p>0.568454</text:p>
              </table:table-cell>
              <table:table-cell office:value-type="float" office:value="0.028155">
                <text:p>0.028155</text:p>
              </table:table-cell>
              <table:table-cell office:value-type="float" office:value="0.616611">
                <text:p>0.616611</text:p>
              </table:table-cell>
              <table:table-cell office:value-type="float" office:value="0.633208">
                <text:p>0.633208</text:p>
              </table:table-cell>
              <table:table-cell office:value-type="float" office:value="NaN">
                <text:p>NaN</text:p>
              </table:table-cell>
              <table:table-cell office:value-type="float" office:value="0.36163">
                <text:p>0.36163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4201">
                <text:p>0.424201</text:p>
              </table:table-cell>
              <table:table-cell office:value-type="float" office:value="0.616225">
                <text:p>0.616225</text:p>
              </table:table-cell>
              <table:table-cell office:value-type="float" office:value="0.368134">
                <text:p>0.368134</text:p>
              </table:table-cell>
              <table:table-cell office:value-type="float" office:value="NaN">
                <text:p>NaN</text:p>
              </table:table-cell>
              <table:table-cell office:value-type="float" office:value="0.498449">
                <text:p>0.498449</text:p>
              </table:table-cell>
              <table:table-cell office:value-type="float" office:value="0.544823">
                <text:p>0.544823</text:p>
              </table:table-cell>
              <table:table-cell office:value-type="float" office:value="0.578244">
                <text:p>0.578244</text:p>
              </table:table-cell>
              <table:table-cell office:value-type="float" office:value="0.671089">
                <text:p>0.671089</text:p>
              </table:table-cell>
              <table:table-cell office:value-type="float" office:value="0.441823">
                <text:p>0.441823</text:p>
              </table:table-cell>
              <table:table-cell office:value-type="float" office:value="0.079105">
                <text:p>0.079105</text:p>
              </table:table-cell>
              <table:table-cell office:value-type="float" office:value="0.617538">
                <text:p>0.617538</text:p>
              </table:table-cell>
              <table:table-cell office:value-type="float" office:value="0.630287">
                <text:p>0.630287</text:p>
              </table:table-cell>
              <table:table-cell office:value-type="float" office:value="NaN">
                <text:p>NaN</text:p>
              </table:table-cell>
              <table:table-cell office:value-type="float" office:value="0.201272">
                <text:p>0.201272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5721">
                <text:p>0.615721</text:p>
              </table:table-cell>
              <table:table-cell office:value-type="float" office:value="0.625098">
                <text:p>0.625098</text:p>
              </table:table-cell>
              <table:table-cell office:value-type="float" office:value="0.000252">
                <text:p>0.000252</text:p>
              </table:table-cell>
              <table:table-cell office:value-type="float" office:value="NaN">
                <text:p>NaN</text:p>
              </table:table-cell>
              <table:table-cell office:value-type="float" office:value="0.517665">
                <text:p>0.517665</text:p>
              </table:table-cell>
              <table:table-cell office:value-type="float" office:value="0.56649">
                <text:p>0.56649</text:p>
              </table:table-cell>
              <table:table-cell office:value-type="float" office:value="0.60814">
                <text:p>0.60814</text:p>
              </table:table-cell>
              <table:table-cell office:value-type="float" office:value="0.697343">
                <text:p>0.697343</text:p>
              </table:table-cell>
              <table:table-cell office:value-type="float" office:value="0.596005">
                <text:p>0.596005</text:p>
              </table:table-cell>
              <table:table-cell office:value-type="float" office:value="0.079147">
                <text:p>0.079147</text:p>
              </table:table-cell>
              <table:table-cell office:value-type="float" office:value="0">
                <text:p>0</text:p>
              </table:table-cell>
              <table:table-cell office:value-type="float" office:value="0.630774">
                <text:p>0.630774</text:p>
              </table:table-cell>
              <table:table-cell office:value-type="float" office:value="0.676024">
                <text:p>0.676024</text:p>
              </table:table-cell>
              <table:table-cell office:value-type="float" office:value="0.299385">
                <text:p>0.299385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99504">
                <text:p>0.599504</text:p>
              </table:table-cell>
              <table:table-cell office:value-type="float" office:value="0.60732">
                <text:p>0.60732</text:p>
              </table:table-cell>
              <table:table-cell office:value-type="float" office:value="0.466248">
                <text:p>0.466248</text:p>
              </table:table-cell>
              <table:table-cell office:value-type="float" office:value="NaN">
                <text:p>NaN</text:p>
              </table:table-cell>
              <table:table-cell office:value-type="float" office:value="0.467092">
                <text:p>0.467092</text:p>
              </table:table-cell>
              <table:table-cell office:value-type="float" office:value="0.57805">
                <text:p>0.57805</text:p>
              </table:table-cell>
              <table:table-cell office:value-type="float" office:value="0.584394">
                <text:p>0.584394</text:p>
              </table:table-cell>
              <table:table-cell office:value-type="float" office:value="0.693621">
                <text:p>0.693621</text:p>
              </table:table-cell>
              <table:table-cell office:value-type="float" office:value="0.533448">
                <text:p>0.533448</text:p>
              </table:table-cell>
              <table:table-cell office:value-type="float" office:value="0.156016">
                <text:p>0.156016</text:p>
              </table:table-cell>
              <table:table-cell office:value-type="float" office:value="0.39236">
                <text:p>0.39236</text:p>
              </table:table-cell>
              <table:table-cell office:value-type="float" office:value="0.630136">
                <text:p>0.630136</text:p>
              </table:table-cell>
              <table:table-cell office:value-type="float" office:value="0.688859">
                <text:p>0.688859</text:p>
              </table:table-cell>
              <table:table-cell office:value-type="float" office:value="0.506057">
                <text:p>0.506057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083">
                <text:p>0.614083</text:p>
              </table:table-cell>
              <table:table-cell office:value-type="float" office:value="0.590185">
                <text:p>0.59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329">
                <text:p>0.525329</text:p>
              </table:table-cell>
              <table:table-cell office:value-type="float" office:value="0.549641">
                <text:p>0.549641</text:p>
              </table:table-cell>
              <table:table-cell office:value-type="float" office:value="0.484797">
                <text:p>0.484797</text:p>
              </table:table-cell>
              <table:table-cell office:value-type="float" office:value="0.677093">
                <text:p>0.677093</text:p>
              </table:table-cell>
              <table:table-cell office:value-type="float" office:value="0.483418">
                <text:p>0.483418</text:p>
              </table:table-cell>
              <table:table-cell office:value-type="float" office:value="0.161997">
                <text:p>0.161997</text:p>
              </table:table-cell>
              <table:table-cell office:value-type="float" office:value="NaN">
                <text:p>NaN</text:p>
              </table:table-cell>
              <table:table-cell office:value-type="float" office:value="0.625015">
                <text:p>0.625015</text:p>
              </table:table-cell>
              <table:table-cell office:value-type="float" office:value="0.700053">
                <text:p>0.700053</text:p>
              </table:table-cell>
              <table:table-cell office:value-type="float" office:value="0.267845">
                <text:p>0.26784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7773">
                <text:p>0.62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93">
                <text:p>0.542093</text:p>
              </table:table-cell>
              <table:table-cell office:value-type="float" office:value="0.584006">
                <text:p>0.58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923">
                <text:p>0.46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78">
                <text:p>0.627978</text:p>
              </table:table-cell>
              <table:table-cell office:value-type="float" office:value="0.710142">
                <text:p>0.710142</text:p>
              </table:table-cell>
              <table:table-cell office:value-type="float" office:value="0.421881">
                <text:p>0.421881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8598">
                <text:p>0.58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473">
                <text:p>0.506473</text:p>
              </table:table-cell>
              <table:table-cell office:value-type="float" office:value="0.565461">
                <text:p>0.56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932">
                <text:p>0.38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423">
                <text:p>0.625423</text:p>
              </table:table-cell>
              <table:table-cell office:value-type="float" office:value="0.734005">
                <text:p>0.734005</text:p>
              </table:table-cell>
              <table:table-cell office:value-type="float" office:value="NaN">
                <text:p>NaN</text:p>
              </table:table-cell>
              <table:table-cell office:value-type="float" office:value="0.619541">
                <text:p>0.6195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23676">
                <text:p>0.62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442">
                <text:p>0.57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204">
                <text:p>0.49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12">
                <text:p>0.627412</text:p>
              </table:table-cell>
              <table:table-cell office:value-type="float" office:value="0.739724">
                <text:p>0.73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15">
                <text:p>0.61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233">
                <text:p>0.51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79">
                <text:p>0.35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208">
                <text:p>0.617208</text:p>
              </table:table-cell>
              <table:table-cell office:value-type="float" office:value="0.74618">
                <text:p>0.7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75074">
                <text:p>0.57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261">
                <text:p>0.52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88">
                <text:p>0.40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107">
                <text:p>0.622107</text:p>
              </table:table-cell>
              <table:table-cell office:value-type="float" office:value="0.747182">
                <text:p>0.74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5881">
                <text:p>0.62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24">
                <text:p>0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546">
                <text:p>0.51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609">
                <text:p>0.621609</text:p>
              </table:table-cell>
              <table:table-cell office:value-type="float" office:value="0.741895">
                <text:p>0.74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6452">
                <text:p>0.6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079">
                <text:p>0.52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67">
                <text:p>0.62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18">
                <text:p>0.62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61">
                <text:p>0.61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12808">
                <text:p>0.61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05587">
                <text:p>0.60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8357">
                <text:p>0.62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09488">
                <text:p>0.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1139">
                <text:p>0.63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83061">
                <text:p>0.58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1102">
                <text:p>0.6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418">
                <text:p>0.5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04135">
                <text:p>0.6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595163">
                <text:p>0.59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006">
                <text:p>0.6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595877">
                <text:p>0.59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